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Address</text:p>
          </table:table-cell>
          <table:table-cell office:value-type="string">
            <text:p>Dispensed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31pWswvz4FxrrX7sVf6PWKZH6hxb2Ed2s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Eiatju8aWNenAYJ6a1DTpfHZ1HbaG2Qx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K6ssC2sGpNH7gbDBXd2UkXNSJybN6QQd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2oQXyuz2HoRAJjc5snsBNhGvmvNV4X3W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NSyKYchamRgSa3CA5cUoLB3oh5PvWcAH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LHX9AyjaXGaJ2frVT9Eu5hJkosCtbFew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PzrUuFXrZ4XVTmDvsFucXywB3Qwd5LGt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4yccF8tawbrHi7jbM4tEy5XkAZuAMksg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C8bkRu8R2QADk5Hx8xGqhphUxgKKeAWg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2dQ23v2HTD7h45c7JvACHKJ7BKzP5kbm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2w2FXn9H2MxEvLQzVNWVvjyviXWdAboE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9g6GQo6TLo5yd4PNqbejLpv8r48vUVV2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A1EU2eGd9qtyWNcWRts4TWqN3KhXNt8f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Jh11snv3pDhdzXownySQBj6RiQjS1uSJ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GHJJRJmZK7DPA4BJXdpzJLNfP4Sof5Xm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38McxyEJaEYr3KK6YSzMWp4i7tbBjfz32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5Q6yaY16apiN2FKfZbrT7CSPTFRd3a5W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3HJULm8gvJb8wYW5bF6ECkeQ5pNS6trxs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3AUFygSC7je95J5UXhUeLdx2fpH77T9Ex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Hv4uafi7YsyNExQh9ZPLyLb3199v4wyJ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3GHYngrWbZ3nVjUxCCMn2j1h6FrPxAXWX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36Wfao6VzAQQuKT5qWwvMGdccm9UCoJQX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3JST31nSqa6RxdEyVYjfiHnt8Rw24iLMC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3AgCMDWsnWWy7HWP3Kb1Xx7vVUyN5oK4a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3Eb7v9hHaUMiv3BepPmAZWhGwiFWiznwN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38LbBaF87k9iRZUMaLvE1GG9UaSv8Uazw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3PAmicMfsPwqKCaJNLvY1QboY9CUNm3fh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3Kma67FwNYJb9WGdCCw6Tx9SBPNrwUM6EC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356t2rXzbiQccURbB6g21fnVZv6kyfhqQ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38kmmLP4f2qXbaGiU4gM61yyLDsEbALpM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33YPAcaicTQUS42NWg3J6fLRGeanGtuzH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PUWgmFEYqQDXQkSQVycTGwbMBH7ZNnmV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38cfmQ7Evo2H4Qk4Wh3pEx1dut1PmXuKx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3CdRsrdrgcwmh4X37n2icuXVFRTa2Hpw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3NJJfSGxyFAKYc6Yq1ebd7vdnQsaKbLgJ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2FJY6ivc2KwwVc316owK228VgjGsunbF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3NEFbRFSDj56auuR1fVUd9TcXQWRikzLp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39HZDsCMDBe72cmYoWV6PexKeDM1qVntF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JLuz7FTjp2nCHXfFCkYmG1EuDp6QBoRe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3PVecLrQccdTMEqngunBmGAAbo1GYksqm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3M1JaRGv2EkuRhqNjXLfGrtiyCaXiYCSV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GoA647pwhzv5vkLUuXukmFAyUQcx4Pe6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Nx5CYKicPdrYdEwupqsNm1Mr714FJ4Ch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3FPp3NAorZqHuDASevFx9YJNurzbtxtMc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3JdgTq7Baopmw1BMVZNSjzWo4uL78Mf7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3Fwshs8WDPSGbFRNnwJN4JhFzNr7eNciH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34ncg851zH8MAzbkDxHzrPR9edQZq5qym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BbAy5Vwnm7MMZt8GsrHrYh3itvJzRqHG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3PLNrDyfkE3B8qU9mJwuRwna1FHrJT8gd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LFiCWUQLsCpBiCZYrf8X7kVsw4T8UtG4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3AphEG13AapPBoy9XYmPb4BU2daCLhxkz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3PjECtCP3qazWK9rj7Sm6ehZ5zMbkWivr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3QrWX68SyD5q6SUhQbnFtemYN5nvudo2K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37aYXNtMdNdLHRrCTkwwDrUyNri5ScYCQ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7dhoWFrinmtwCnrMfWWFNd74vmrc7NGv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35Qr42m2v6iyzVLhmy2fkpcHxA2oBSy3P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39tXusPmXY8DA3o6aFZuZhJRhWu9FsnR9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346QQy7gttcedBqiTACEDhaQ4GozYXBM5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3PJUnywyF2akhgzvAPL26rKorD6AiSDcM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3CHaihefiVMhAEGu1s5jPRNr2d3jUhf1A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3KpHRFQ1CEAQezx9ZXoy9Az6o3KtzK3Ro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43GJnNuuaH4ZURgQuWhtYKN3tZCEd5XN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3J8SGmNKWGCe6LciUcGyGFb8tNgGZv3Nb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2zA4vL5RyBqfriDMP41EUCPQKsQ9jRyU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37G2BYih1W7iY1qUvWk9dyMDqBDJHwdrw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3JTfN1PdteTG6mz1Xw18M8dJ3RZ4vhoHW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3QzRPkRHbH7GZAuAwewFRvVzaZvCHQX3e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3H64EAszVuRvc5cVc4hWBUkUA2wrD9icD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K85ckwknBdFF8ZT2NrGg2CiSfF3HEVCK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BtHgfRGjtTPKHYmaZ75SrEz3GwcpX1GG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3GEm6uoii3EHeqb7y6KYBNpJ2hWVkmKwX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345GXXsXR2XxgJnNaTyKrwAYsXD8SSGWE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3AV9GsQUBi2zQJgXCzWri5ebP3adxwD2y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39HrcGTtnr9R5ve8kvfbiLYst1K69gqJj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34w6KnQZLckf9gm23mYrBLAgX5pytrhRn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3Br5bKQQiEuEM2rHsGDvmtSWCm559GiZ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3QKu8HLa4SEZDubkdgGzN7iY3rh5bsfzG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36RwNS2zRrFikkPfsAtuFRy5F7ncH6d9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2FL2xHDMBtWdgGowFdny5SmqbMzkcPYe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3JNX1NqnPupcTcF1mEMCvd175ZRXkVV5G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3R1wUz4X1wFS6VDsxvLYUBieNbBB3KUS8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3668foQXmhe431Mu6oRmPq5H9BcxUg5QE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351ZBmytUkSR75TvcrLUbCvyrRaAyH5QT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341DMtxmEsG3RcSmXdRKxNUHCQafeqwWv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3Qfy6n3S8nzMxheDSsE2MfTZaKesauzXm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36dzQ7ZucA3rKGbxbpo1uV2RZyt8pdzMP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377PsmD1fSx2Rr4JrZzuko6C2JuDiRruE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344z1A1G9owfpv2RuhyXgCV7NRKEpZLwe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37k2Ffx2JNjNF1sdMi3UYw7LxTJAU5wq8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35snpumnbvvVPV4LDN5b9A84yvFDp7CBM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3Qk9ykRwch2S2aBFQe8Xmufdu1mA6R76M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36E2YqyquyriU7KftaN3yKwN1jyMQJfsc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3MsU772TnmUtn15uFZo9mK5sQroDfVF6y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37ZzuRacmJsGsGDkp4DegmWiDDQHi69fA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38TTEkt6aP4zWHGrYPGEnbVAUCiK1fHKz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3QTapifs8WKSMpMuS8YjPBXpMFBdHBZM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7jxW7pibxfumj7BdVn37y3aVBdBdsw6m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EdA2M3m1YGWTZiTZyD377jFAqQT2P7wH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3PWXmnSdoLa4Km3ZAuLzcdxdaLkpsTcnu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36YR3nLa3aPonCHgT9YxKt2waovPSxuBb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3PBSHTxNbkrtsiaMmvyo2Ls3Ry81WV5bZ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355Fjzma6i9rar8LA5mke9eo4nBrrNGct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35mGBFMigXbEYYXWJdfPDm2VPs4DmMGEd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3Mmbq3MKSc93Dx4WXLknhHZYdaDX31QEU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36kfC3iamxGmUZnvzy16kucozrxr7kF21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39PbLMnySRzCH1DpF9nrHt48sbyHawAnT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3Kh36KAqD9QqCY6BJQessTFXuypdjMtTU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3M5RHmUZwRWksisvHpj8dZDNzbJZtD18M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3JmqGsyGuvm46ZrBSWGfQn5BmBzLSEn8n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37FzSvLAfKFjz37RaWf8CDJto2m6RD2RH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3DFF2ENvqyM265aEkEkMgoyLemoYcGGaz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3FP3KfthNfiPjNWw5RwBj9qPFvqAE6cSo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3BHNquwymudXpbcVzVn62uGxwMKjtwsGz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3JKHZfZX5pocoE5H5oBrho6woqSm14qLh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345fmwgaLPDxJNUPbcpyeYEuWXLnfh6dn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39XZU4tvD1SdyJTAKFvh8RVfNpGAqMwzQ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35Gkk8x2BZhzy4e8SWkv2WFEu3vgVPG4n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3Q7FmuTPtcSv93dnB6BYv1ftkLF6vax8E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3DUvttyLe8vF3yJweX1a9BdwySW4USXhP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3GhKnTqidwBXGB95ZGo9VLFLiGnCzYmF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3Cro3gT7CRRbsResTWLFCX5SKQ5JewnFG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GrZVwPJs9tdo5J2iBAf4aweXMQEPHcAD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3MMPnFToNAoTi3ndKVBRSsMt7rx57Nbm3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3BNkYUR6B5juKpguR11TqgE7P54tKtTeG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39RDhyLhRGUGyueeditNnXCZkFkp5SUid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3745Cz14AerrNuogwjHvWMzpgNgVvo1Dq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3BGosmwZfn7rJDTvcXqRZmy3i97rTBzzY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3JBKNPS2SJ7L499oZ2G3JaF7oeJ5PECy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37oqw7n6zkZZ6hrDXRPx834Gf9yNrr4se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31u6pmiZyF4czjHFPM6M883Ed6M9kxjij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3LBegWTFtSWRQZEEDKm2BPcRd4T3VLmdU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38ZmW6PhcxpbxjdFCHA9NTh2HnT751REH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3AewrgzWCFicTqinCw4Q2jBkJXZW5Gret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3QZ1ak3gUtwq9yAzgxb7qyVdYkdQcfDNT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C4DJ98pFyTCPdQBBj71sTC4HmJ5MMFsU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4j9Wc3CuY7Ka4CCNHUdTQjjxHr9A1t9q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3FT5boMU7MivWFtuz5EBiRvVziyRjbrNu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3MfcNDNDK2MUpfXVv6JxdLKi5esxpddN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3HcHyqundYEFVbGXhSH14ydFPRi2EH2WV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87YBuQwn5gsKAJRbFnqLhnVRkz4TcCRw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3Pzndoaou6WjdDjbpAmtVZjFV47uhp5PQ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3ESRFZsDkHi5nCFFY9KWys6ugb2ACLDtd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3LiezjZd8rwp9uMSw3NzMZTccAFPfQAn2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32MPtwH3PLxDL5B29bkPyQ5qgeXhsqY9K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33x9KSj4P7AuMBhBdBmzmxKehTkVHDZBo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39c9kaQnzFn2YqwBbga4YYR3jYjijP1j8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3AuF2TV2TbWp4Sy7xYwbHcFbAqdNjLnT6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3AKS5m3i6cVstPkrYfjyd2EoXNARLMk29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39BTJSDi952UNBPEFt8DEQ8vuFmmbUFWm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39kag8SgR8Jhpu8VPFxt8rMQWfyuQPNxa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37emp9q6UaycQpyiMykBuK5g9LxnV5Hhr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3Qu3JtyrC44S8aR4LowWtwhZMYMHDEPeS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3HAFJmdPvqF8Qid7C3kj2TS1kpJzij4kt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PTaSfd2Went77QqhgrMbVckCjsYkkEHw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3MekchsXKx3m5YwXCm3XamshBUcanUsKU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3PyRq7nGAQdXVN63wtDJQZdFujQ9mmKCc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32oV9EwLhJ7dG8vv2V8Dvvm5iwdCYS7Bs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38oAavXy7gj3pU4JKidfwmFirrYLAxKD2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FwyFoB8LD9eXaBQ8gRD2R2iWu1KU1KW7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PYLr5D7vhJTFFDFH4wMgjF8wrHH9zv7E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3996Tg2KG7LDdXHmcs8pJb3SWDRxUs7qe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3EZ7meRNLh34jQZ7PTXafuLUVDZp9PfYP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3KMvk6bSVGLFDr9yks1zfvb319FFh3bjR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3D1nn2eXb199utmTq18ARWouShxzBBjAX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36Pt2CEDehCEv87sCQwUSpj1dbJubebPc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33QnP9txVnVJX26VY8urySBxTRyUXezcL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3EuNNi4bjiu9yG2zQTKB7B7uZtQhbeBev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3P8PT9Yr6NZsbA6EbpWBm15ZuZsEYzFvk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3Qhb14Mvtwh2zJhivWggV3E3B8fnkDJDD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38cZvC4FjUDBGVhKMM5BRKw2eEMJC7EvJ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3HH2fYAZ1HYjd6TeWwXbit7kB2FfJP3jt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38BHQRFsDGHh4dcjKGfCZoe97oFKbiYrV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3B4s1bdxjYVi7HnUbsr9wUxEwTCnBh4G5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3JPdKdeFGBLkctZaRewzmS3C85e7pKTJi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3HewULuapUzYzYJnAtMVTTLS8YPjZC4AV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3NuXufQk9WwrzjTyos6YzYie7ePm1CZvT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3JUZRyRTCWkB8WT2AByWRefryrcJ253xC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32Z52uDbEAebrrrX2uDxNDc5HoWfKcVLT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3ECJuC58Udc3CkyQtDtq7V4wHrMsMpBKd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3PYqc6Ra3whUPPzT4KCkmT7zwEDkUJkhs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3LV7fRYc6jyvbz2XwqPZ2Fk8BVgT7n5rZ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38fbT14dKsdRD8dD7Fsotc2VoUBaw2wSB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39U7N5QNq7zjGzKT7jBNHgcLMLruYduc8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3BKh1RE3ffUg4NpPYe5jYw7DxfP5dPjDK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37urcMWocGpZWXsc4wtEo3rMnZtSjd5GC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3P3VUxdvTxzsZi5zq7XqFYiLQ6yoBSt9j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3AYePH4Nj8Lbx3MYsEEKzDzdQXWhDkaib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324spQXEuyWCcUGrb37x7udHcQ6JScR8u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35nWgyc3JyHbkYdz5FA14piDFztjk1gpw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NwVC5NyyZ9mLFrNbCmiEnB3UDM5Tpcje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37D4owZAwmHBc1hB6TDSG1PVZ9giDKCUn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3F1YwdzQUg5TpaQCD9c6SrCqqADEFtgax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386xFGghdMvFTDtbDawrxXtPgCbzYoZ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3Annag1vHrewa6wTqrHdHzFgKooKKLepN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36yzAojKhqwJ45npwNuAygPRiEvscqEkJ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35EWMGHt3oMPXa9VAxHWnjWiUqVPpuGcY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3MrNKvPSG4rEG1hD24TtWSuH8CLzzCuJU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3QKoQgWZ7oEn2Q2zrhnjhPuZbR4eiP9Jh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3HMgqnzBqX9GScf72tGZYH9LEDoMy2A58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33QiGxa77PCtpwhvta3Q1iaoGrbCss15D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3B9LtHifrMtqSKr714TKamshWw4ygf5oe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3GCopCk4QNxDPaAyyygrWkzDiHDgWPxCe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3B3bziduTGyY2btzEtfkJoSzCXxfU9wAZ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85XCv3uW7ggv7AdfATsw8mdy1vPEdFGE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3KwMy6FroCYcEpn7g1xo1i5czAtXFx8SF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3CWsiEg4cD4DKcRA3JaeFBXRistTUFTmh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39pXUdWEj4LpzSJzh7MQmyR7vc9WrgzoX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39mNCtchMjFZrWaei59FNohLrKUkGwYw3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3KQ6DrwAQDsqPiNihwCJWERe6rdTPN3kE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34HT2H7uMmsZfx5zTijWjdvrf7gTHE591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3G2yc1MqzQg6uQGFYiRdPhdteo2QWAfYZ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3DwJSPLfMTZwjKwBK9DSd8TRxG3gRYWRK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3NjMeHk1MUeHdn5npZQNAvajddMge5psZ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3AQm9xRSiSHTfKYX6wE9mTUKUan2mjvLx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3QJG8YsBXkPURfDN8FgAtzkCBzTv4PFy4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AwzRT4oTnjq4NhdYRQzNxH69H88eWHoD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1vgvnC1dNtZgFaq6Tny4pDYydsHWBFqK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QCoLjaeRpoeaaT5b2LSMiZGVUksuY4jb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3P22oYx22MgCe5azwqS38KE9xJKefzgqt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MMqZhCsjqJi9UE2rzguDkd4caLRqmzb5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4R2qUcJzKtvrwsR9yDfxgwQxNMqzYMtf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GSoEqD9YzyA9mmpUkJskFZQJHJ74Var3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KgVWrWgJxrPBGiSvhW2LQQqLNg4s8dBx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EMC91WtoQ73uhFHhfLnoqVq8KiTW2CXD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LyeZobXN4JPpvhD8WMHnAVNGxWJwaEc7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6pxEAkGGxn1U2g3NSvbW8NXKmsNv2GkA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6woWGBh7VnQKpwoKwY8n2yTEZsJ82ed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LWcfRuQLxNECL2jhivS5Wc5RconH2br4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2ncA7cmhRkR3caeZjV5GWusoWyQLnCoC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36Ba97XFwtiq5Bsy577JSdCSVean34mFL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EqxMQEBSvdr11hy7ZN7pxZEvcR81cjqRU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39yez1Cm4uDbjyUe4vV29qyfezgGqSmtH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7oLshvHxYC7RfvaySpr24FMBCEUpBJyR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JiPAGpavBLYXxnPJU22UMKRo1bPQ9r1F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2EeNUzNLgbcXgGriEi4NygtKAiNAWLQT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AzJMo5sDEu9wB5M7wsVPmd8SQKPpBwbX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ELx2pJXeuUQXYd91WBfNbN1tdaJs2En4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DGTfyBm4xYvhBCuEc9fy69xGJDE1Me6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NyhQuBS9BUNBBTDTcn3aX5Cv1qmzBSw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Q1YQzDd7dZmhYr6X7W5zMppn14ttMPGb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FufJBjefxPAXh4TKnhtXQ1Bzw7ywuvNH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7qC5bLFo6Sw99hEgu7Pn1VQyTzGgAJtG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7Aj5ubhD4mCAgJo1H9h6jUE3Q1YjhRp6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QKufMH98AJps65kCsWwTBwx6qERxV1g9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3GkyLekS4iU6PkTaPpdX5S22fGA1aEeeM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BdLaWFpzUzDMVNDU8Kr4vNQtS6yGwqKU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QM4geN5Ap7pt4nSHobajegQZSf8PPQc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PugpVmNxDbMtxm8Z4Em1bS7evpSKgJ5V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rjFzmJdLyLkRoxxhc6CTS8ymmVe3ukF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7PHyBWUGG3CzVDvgpy7DJ57B7QuaGCwr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4JQA8J5qHQdxnT5a3qLXmStCuAsgRTmN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QgUWu5rft2XxRVxiD3EEByPwcwfzLYjQ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H38UxUTVKixrNWF8gvcx9gS4YwzuRRWG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ALQGgGnGfK6QyxbnxqxW6Q9M53yLtSey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38ycyVDsmRnta2eXjr9BxjfwbQLPscjiV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ApMjq2CpxWjKQSHVAuef8EEpyvUFCNsG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GQQGACx2RRz2JpxaFUEubU4arhREJsGH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GWhae2E2px475RKhqRhPfkzA23R4VGg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H92VcBtHxwWzRX3gq65BnBFSr6SbVcsa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32yERq3jJzZqRc6EadrAdSnfV2XNSRHjE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52rZDPKGUWwAkEXeW8pc4UprGiZ56inZ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PnJLRqvwguu7qrxdtzn5LQXeYAXmoBiY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1zsC3BDTNWQDbHiyPUTaoEKrMjWmre2P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FizEw5DVnWAcd3gq8pE5tGy3aY3MRpoV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BConWUoQ86RkKM616jKVEfdZdtgd3Raj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8FUH2EZg3Kms7ZwdSDo1vEnV8rF3szLM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Q9x84RB19qMzr1Kbg7ct5TtHWRPP6M8z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PARkFCg9ehuUj4piK1UJuKQgcMzqzpp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88kVT4TEsQN8S2TqQCZoSDUZDxy95t9k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4cXbCfEoHvUaEE6qSjEmbWF6ZQz9WjES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1hEr4RFE1ohFqBYfLdXnzQKy5z6BC7T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3G26vUvHVJcmMSRFRnQxbFxt6TbqnFwrh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356CBZTGz8vwK59A8tYerTXjhE8BuVEq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3E68FmqeQz11GZmuhxHniuKQYdXppezWX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3CQwX4AXUo4kEcF1KbvxeL9dDGVR5Rwi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32tN5J91drdtH8DshFQo3fAhXJcK1hV9b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3P33dTzfa6T67N7khRyTdS2yci6CTQQGb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3CT8p7gP5iFrK1zSR8KWWWSDW38GDqyRR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34Xoaw838JnjVaYLAc6NwdHtZrefy4K67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3NixPLqmfoc6k7Ku2vWfMACwcvXkygZ9K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3MEyMRo35s9s6HKN7GpBEsYdJsEARQgFR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3GsibtNqdYUSYFjUdVXy7WJbnsHkdayvg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3AcAmrfUqC51dsYqUuiWHzUB2iXC9pnp8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334J5CWNesKP6EF3L6LhW51U9hXtPXEoy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3PXrJySnbzcw1Z2qu8UoQFKNP6PNovN6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38NnEVEk3M8XMhZnVdi8xLdFerJgq9TPk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3AjxwZZ9roRhtfbPTSFRa5mNAGQAkvgkt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3M2X1SmjSWJgVvPXJZaQTa9VmjLhQ7wuw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329KK9LFojNeFV8hXrp9pZ4Ma4PL5MqQX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324V14zhSy4QCn6rJFRxiw643m9SXW8Ad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3Fbe9rW4CEmNH6PzLWGeSaKykPaSjf3zr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3QGkk9LH2qwbx4r4vwbGm5H6eQiS5sRAy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35MAQGd7SEBQU6VUikmqSqz238i15N1cY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3HsCa952XGLRkQ6k86gzgZNcyb91DNuaT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3DsNT9xY8utQD6DBD5cfhkR7ABpPVw7Mi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3BRbb3uTyK8teKayjSzSeqPLPhT52Gtax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32i5YbrbacPtvifb392LSEUkxw6Pc5K5e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34VhJhG1vFwou7qaiH3Q6f9hwKWYjvs71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3AAB7pf2p1NjU24EuB9C8QPD32URpLa2s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3MwQso9CbLTp8vFD93zyqVd6WibZGGDus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32Z176FPyzDXrHAC5ZC99oartCif7P9ri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326biYpH4gDYXDjarcmpkxkpi9RpBScAB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33i6syefDCVGD2Gfgj8zSdNA1r4m8MJNm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3NBFhWaswWaMQQPwkEuLicFTM2uTTTyWb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3Pcpo6WSpW4S9BM4cz8zayyNrmK5fMcdH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3MirwoDReQTA5sjF1vqtd9UxQ3tMFp8sz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32fqmgekhzBVCLs41Q3CaYCDYMbyYd6zk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39sT6SbiUCtCBgYeKPiXxBQokJgv5WwQz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37L7i6PuQsjjuuvkQq9MJbWNm5opgcu1r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32NCWKPVKoFHHvtWK3e8tGcWTkqa1p3kd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3KHUk4bQYJ2qjRkCqUNUcbz39wukS7RY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3AX1eT9Bs9g1un7XLka8AELZJ9ng3CEsH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3HAmDWP1tsEs3xTUTkTAvauyiUP4uBAwu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3Du2etRFuDqsCkQ66qZaMg3TWV9LuB1mt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3DJe2YBnC816UmffeZAikeePeFrBqo8qk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3KzgoNAvmNBc8sCH5JReA5VAC9c2wPVm4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39Uek4zNe1wFWb4Am18k7wNkjW4BWfPKu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35rnQGKUYZgb53W4kx9Pfo5R6ncJTWJCq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3Jc98RZondmmtQSsPME2Z4TqrKGDsj3M1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3FsUPRjoVp8wvYacbF1k92dVbsFEBEVmz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33cVtLJo81UWkgbaJx7q7dDcxegitz3An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3Pwdj37Y6yqmEhwbe8v1W89QKE5A4s57A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39hh4ryYDJvqznM7e8BGC7YDQgrT5vUaM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3KaeYvUb8yrsPe4bZhXAB25XLCEqGarLh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3Nv7MpcQyjPjQ5eHPtMZB6vpCaKPoYGVn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3Fd7QYMDqdnw7WKFnMfTLyov6p7LLfC33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37YNT5NKMcMDhPPTSgQz9LPRzpayXiyzM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3MCBgJsuLF5ptZKu65hwE8ZFZK6B8TB5E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336ZqyjwaZ4ThQ9UJ5zwLFENeBVTomL4t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36Nipm4rUHzLKqv5TbdJBRXuRvbwYQJoU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3C2gqXoJnb2XThKvXpdqXhaBG7PnxM73u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35Jcu1zqsRAK9SU7D6Eind8K5yvwNTeLi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3KUCU58pPYQGaftcNBWoNmHWjezmWEQbU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3GXSJKH5A7UC8m9yaJarjeAE92oKeZ8Vr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3FSDrMDiRFtF3f9DEb5a8gc894XZzUCC9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3MHJtqEgT5kQjJkQqZaLpkn3rJHUujRqb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3MGiZH1fZFdMXziS18vs5Xhfg4zTPkpdv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3Ag2h42ohRrfWeRV192CHTpGBt9mBXJDe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3EuZDPzFYxMKtBrKwhdgHju4TxqgZyTLb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39hjJ4hEbWud5FQM5TppP5ZiAaAugFPSg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369kAv17JaL6QhbDKDcajkBKYVvdAhatm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3NsCZYWiKA9nuMXMiKSxBw35yf34f5dNt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35u4rjazjRRFfQ6VtBPCxSqKwtw8rCBHQ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3KN8kuQGzMeuAuJNy9Le9T42CoXQowfc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3GV7HZbM9vGiswVu8Nk4kyfGpgU9ju1iN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3QWPXLsKjo6BS1C3W29By6ANtcAnFzbD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3JgYJy1pBDvJ6J1e55U7uKrj1WyXBMhwr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3LuxKqrAfmgqnDFifR476YFwNnX1L8Zcx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39Qfo4CTCp3bYSXoDGoxbXdQ9RupnQjFA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3CARCMSbD9QPWbusvWGAsHtWW8hNn7D65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3HSj9QwXX2ZCh5Lr8C6eDCDH38jt8N8Hs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3CZA64mmkuqvS6Wu1oU3huqfzjvYyxtD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3HafoGgepeEyZnXNkHrHtKi8FSGeF2eeb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3Hqec5i41RsBE4mPhs4j1DBAFr1MWAch4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3NpnKT5BjfDKCK1sLYXjasFRwTr45YyaC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3JAcyhJP69WueCtWp54j5cBmcsSZMgQ1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3DHGnbSRACXJfTsDBu9vds3zoMu5F3cBg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3JDnRDSHdPbcaCd7HHoCTY1CZzKp1uPSj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3GtnqZWFAbudCyRfmA3nXkryS3DJ8ui64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3HCXe5RoLTkJPGPJwwzvQoCA627yLszBz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3Qj7PZpRJLeDTvQ5Xnmj2TznW9bWY1RN1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3GkYNn2VGk6Pg5RzgK45o8nTy8ZRcHjWZ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3HWZeht1REr6LtuMaAbEBENmSGYj1fMti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3BShiQkrWudGxJHCvjftsMWWYjZHdnwyk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3QLP4BVKEqC6gEencS23QvAwRRvqDpCQf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65">
            <text:p>365</text:p>
          </table:table-cell>
          <table:table-cell office:value-type="string">
            <text:p>3GdrLGrUUj5DhxuqXk9Th1fd5fiio9uoQ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3HFcUMZ7i6M4Vq3scxeGg2nzP9u8vDe5F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3873gP26kjnFdk6QcJq91Fe3527B93ZrA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31vH254sMe81scjC8ijtLbTTMYv7pESqW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3QPKfSomFTYXXKKZfScZaP3EkTAhyCtLt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3DBaDYzPShrvUJKdEjxL3whPnSceu5Aet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39QctmDj5fdRPXkYKiXB4Ap286xq1FfQT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379MUTQ3FNiypnubr3FXt6WD9QJCW1Kg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3KeND8au98Kd7zUX4yj9NZWbasYEH63vL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38mZ5X2BDQaD89xHfZUjid7HpLBcKGfPT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3JuTDcYpxTuw2ozpaLZAjtVT6hExRjV6f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3Da7MkDJPYRiMuA4GvvivXLhrTSPPp8ef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3Cs5FiEhwgmKMcWQhXGREjDthqnruyKr9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3KsUBYcmVcMySyNoizf4bzc9A1srZR11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38eX5wFxYBKRwqo3Gr3Mh7MRRjADopDpH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3B8DjdbZcqJRb2uS4QTtkh1jaHte4ZtG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3Cxv63naCuNfUFhhGgbwe9EeoahXAnSSy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33tgXXXD59b32KMfiZ6vWecxupCWEHd8z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3LVSQ3uRmqLxTep2XivNm71DXeE8igqbz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3M4ovdGdHJucQU2Tv8D2B5WcWn3Egeiqb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3JabYczQoyz6CQf35VJdCJhENamKxi5yT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3DBcYt2RHxjbBaLjJCFXwtJ21iFrC8Eq2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3BVevA6B91NF6JBhuu8hN2JNsPWsCFeEj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3NpaL7ZSa4BFJGrp1KtEjYVcDDdY17o9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3F8NWgSHeiht2jq8YiEQJg9WANHZQPQ24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3G9dV6Nma8hh4dG9wN8rkJM5nypcDHH7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3A7qb1fg4NGLzsAQCwnnZ4c7Cc2HzvWyC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3EV6ZFbGga27dKqZwDXhNLFSkh6pytiYL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3EdDEJwDoCdJ8Gfczr3N6VQzFP1R9mPFD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3MqCKHUPVkttn6DE1FohHGMnExYr2H41d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3ACqAHa55djexHJQTk2iE2HzLbFuKv6WQ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3NTSqvRJ5dCuGSrVRcqX1LppQBqEQEs3N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3NaYxT1LUgCuR7gUkdXYqpTtsY4fjXxyP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387hDqm2va53rLHvqoX4GmDqRuyZ3AMT2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35L78AMjzxVUMVZA46rr7Bid8g3t8qVoV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38gpNkXyZyE8KYNMh4S3PeVM832zXtGxJ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3Eut6myVEqKc4MJJjgKbZAvF9w8jfFdC7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3JUnKJJyZAWC6hq6u3SF8sg9UJy1dN9qo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3QT9dqbM8zeNagEA2XPoWknh9pCcpuFce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3A4Gbn6w5CBtnuZWY8giwtnAfU1Qb8C2k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3K2yamHodYCFgzRTGYhW7f2MBkxvgkDMZ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3QAaK6oLHkjCNrZEVwAgovjfu9E7bDf8c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3QeyzZdFkF85RaS5E5nEjVC2GL2xXxEQ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3L2g3qNzuVGWsJx66opFfWgUTYWpUAjJ2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3ETLnDCaB7dcf7Jj8AqTLfyQ5VVAY7ATe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3FGkJz7ebXihQWuSu9BiRpZuwZ24h73GU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34DYL8Nme9WrdX7uL11FJr6twgCfBVhXE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35XjnXWDiPxdSs8yFfi97Zg6rbuCfJxzj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3MgHavRdYb9nzRFGBSXAEAhXXD6itzSjU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3QKUPztYZ2avEzF1De2wg6sF9qqhdTdzP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3LmQX2kyM1KRfFeHPo6uxfzNhdJd73m6g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34GpAEqJQQcvPFk7gs2gTBkhcGrDSRVEk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17">
            <text:p>417</text:p>
          </table:table-cell>
          <table:table-cell office:value-type="string">
            <text:p>37Jb2SxktkAyJZ3zwvgLiJWJrZ83GSCzh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3MFYqavHu9Au37XdLwHvkhQUuV8vYLQ1N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35sMeUTjf9r4NUS7YdWwFg4yjkbtXH4z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33V7X4hubMYRGdWq2RjpkqY4mM7SfnbmW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3Dr1BzT5M3BxR6VMV4uMT4qqcHDWsSMXu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39vdbFToM32fsVuAtcEKDR6q8PJfAeyvg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3AyUvbFS3M1MiVLk5Qbv4hHt3WBFzvCuy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3HvppRRziXWrWQdDfqLRXD1E4SRErHdqo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3QXNbiDGrB5WyqD94YMbnehawrcv81hGv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35hNc4WLnbRaDsm2AQ3Bv1hAqYL6kDovW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3AggsTHFQ7AYFYZvJbAauZoC8fzdZig5R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3Etgh11fdSMnMXP6wtAb9Q8DHgP4XknfV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37NeCnCyyUxsu73Rgv3jpdkwhvmBWzMqb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32YoU8k5wGbnxNCvpqhn2VYDYwqzumCCH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3MEhuK4BcGrmkjX6fiLX8bQV1SwQbL2nr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36dsUgx2JK8cmvywxn9szjHqsQCCdeste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3DoJ5sVC6hWMacVoDavHthvY6R1yC3ZV9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3HQXaw4X1Pp97FmDtDXLcc5x97DKWen8N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3N9paQ4qiexVoDxD1jcTXtHcbqPwwppFc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3MkyrJ6Lx6Sno8oC9qV5Y1afH6DTZwZY6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3CMq6zBhRyKRvw7H8S6zvQvhTmND6WrwT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3EjVBf7n8vBHAqf11feHUmpCuFp3m786xu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3BxWWVX6cfo18SRLEjrks5rtn8rjdv45S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35XafWyZpx7GMHWf7W6of3dJSNkSs8Ba4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398XmijP8tPRGiWe18wuLM9DoALZmF3T7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3LZ959M3FkjP489too3H6TWw9Q33r8Qkh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3FQhmncUEcRAyNFStN5Z71aDraeoX8gmo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3MSVDj5xQatALSPSRKRSkSYmFvFRrizLu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45">
            <text:p>445</text:p>
          </table:table-cell>
          <table:table-cell office:value-type="string">
            <text:p>37WQj8hJKs1dJnnYei4E48wf6YXBGLc1E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3KJhUgpc3wgCnWBhBnxAvb4yhBoTbLFhw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35jbVWnK1R749iZ9WfN6RjcxQ2ZRXYQ8Q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3M8NYJRQkudGyyNLgcPaDaDgEATMd8vZ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3BkQFPjYNq6bGxxHK3LiBgDpBwCAETfVv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3FMEpvfsfAyVA6M7z796aATeK4w5YT1Dr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32ufVV94Bc9cW5dvWQMvaYhiJbh2x7mBf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39ccfoPyQn1GLjfLJZqw7cToDJxUPwuJd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3GyKT656Ma28oWZWggk8SpUp8BZBAeqBn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54">
            <text:p>454</text:p>
          </table:table-cell>
          <table:table-cell office:value-type="string">
            <text:p>38Ln5vo69k54t4SEcJXZG6EnzaPb52oP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3DTzjtErSWgmu7hWJUKvUBuSjwqstyizZ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39hJFPUMSPWJfLNvPLiwNTj3GmfksSDEk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3AAagjNCPVmT7JYRGtTE7dtq6VviNH4cv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3PHkKQ2ocRWEWeUcgmKQ8uM4h1HgDsjAw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3BztXtssG9VBx28HsSwxyv9o6HwLL7coi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34jBgqpG4wY7PtvNXkfoMT8J8LjFS3Dxc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3QN4gqAgMiKJRMx94QtZ4NqmZBE86yfk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38E9Fn6rHjvoUutqLnTPVV72zRevooQ9A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36BsM87YrbBTHuYHz3rPMgahzL1T7wdjs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64">
            <text:p>464</text:p>
          </table:table-cell>
          <table:table-cell office:value-type="string">
            <text:p>3CiaKhjuFzqp6ghB1dy6k82zdDegWsiQN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35fj3EiGpkYbdwhww7t45G1D5CCtrSHSb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3QdwVATmdnjHbcPdTvYAsmJZjxVHeBHPi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3PkrPGNhdeLh5Nu5j4JhYTxxXq8VCZUm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33dFACF322Js1GMtpWjEBGzewa2WwquoG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33bYS3eNZTPZ1PTEMY3BgXkyb31yb7MV7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3H7veEJsJQirKLpKp1dHkydvQkCBsDkmh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3GAg7Uuad4vq7uQUjo9oxvw5AeQRDRyXS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3EN4D36wtuPGc9Qkx4FrHoQ5sotxnSsxE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3MRJN1w3zV1MCiWknJUAp4MauEpNScmu4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3McgGarLVq7imWdxcyavxpSx5M53VzFix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75">
            <text:p>475</text:p>
          </table:table-cell>
          <table:table-cell office:value-type="string">
            <text:p>3CxYpEgykaVcB1y7KjShQfjGexiSneYmH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361cttuATkDQuJ1DZb4KdSQp8rorvtXvV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3AWTEAysSG94oGhym6YZmJNVM2FKcB9Hw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78">
            <text:p>478</text:p>
          </table:table-cell>
          <table:table-cell office:value-type="string">
            <text:p>3Ezx8vjfpQ8zVEb5jVWx2y7jbodZwnQh3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3FZFuhaQQ7eqbHVUYJszVsbzWMVag1s6f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80">
            <text:p>480</text:p>
          </table:table-cell>
          <table:table-cell office:value-type="string">
            <text:p>39qfHkjukpqyf1UQj3ZhCTNZCertvYJPw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3KcJpBsJNTK1Dn4zQhpQZuVcrjkkQjb9s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3C2WQL5rEMSQWcbxMm4JWgHbAytogJLoz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3ALR4fp2wq6W6T7chQZZXvNd3Jfv6x9Fw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384YmAw3rmQ5nnJ93y7yWqBJrMKYnANJ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3Mzb87QHDUUJLaqj78Xeduq1Mvyh1WAS6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36YKaZPvT4o29wukkzAzUEajDfx3Tdgy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3C7G8hn3yjGLThwExjNtNtCR8NN45K39k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3DZvHgog6tMnr51VKZ3fAtg2avKJJFMAv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3Qe1qWz5WaLJPqoMYshbfPE4TqD33BTpy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33nidLULgARywVNZ1CmwE54qqVYKRKVGk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32JY8NiMG3s4txdQkNMuRJ8ZwfgXMK4vo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3Lh6saEYxtukPsTNxFS5SLTBWXexgygrQ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3JSFxLoL4UNuEeP1vc7gVvbkaSd1S6vHv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3M1xtnWpSwu7zv69p7pZ57YF7F1X3M7qT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32s6BEvtYSrLvp2QbxGm2zmZ8CBYorzh5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3BwC26HgfFfsgCQWWJmNN2Kn1yWkFar6F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97">
            <text:p>497</text:p>
          </table:table-cell>
          <table:table-cell office:value-type="string">
            <text:p>365HpfbjaC8J3rJthshmtMJFmSRjcDRSp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379j1mf2egMQnFsVhYyFRoTrTfzUTo82x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3EVvpJ7nWYmuJ2XxnW9HXMK6nBQHiFY7g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string">
            <text:p>33iQxVmz65fiRLq5Yttmkpw6MfF2Fj52i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3B9tPt7haqjHq2kpPoarZNHFH1smHMWu9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37Gqx4vMSFdmEfPLfhktM3s6yHcWRJc3K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03">
            <text:p>503</text:p>
          </table:table-cell>
          <table:table-cell office:value-type="string">
            <text:p>32frvz76TbNZFNTF17M1rmqjjir1FTDLz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3LFvoYpbc41WCnQqewoqJno7qMBfPo2gA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3GRUEtKmvRFS3dMg6cwCtBALxZLqEhpvH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33objJSM6XVSYbZofKKbZ2yqbccjfn4m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39awY6hj8ERrmXQ8eqhu54Gj1bmMJEyUL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08">
            <text:p>508</text:p>
          </table:table-cell>
          <table:table-cell office:value-type="string">
            <text:p>38xgbhWcjiEaqG81p8csPzJjiMWtaZG6p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3A57dFD6YfyHwetc1Tx9jKC8VGXhLgEGv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3GeEL1TNZfjhPYUTwqbqdxRf8Pt8GLgrF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3A6LDSQabU4mockHFcShowA6tN8DHhFwj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3KG8gmhZMyckHWkHv3R2vbn18WtcZ9iX8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37eDnqK4pqiJ5XYmXHeq8LTu8WwqMVYdQ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3BUWArfCtpvfTYfFf48NqFVUv75AsJYiT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15">
            <text:p>515</text:p>
          </table:table-cell>
          <table:table-cell office:value-type="string">
            <text:p>39oVF2LaZ5XCFktDNSH7sRi2P1p6nsrfr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3JPkXu3WmdNhohaustDMh4bZTUjXRVmv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343Z6w6sKMCBzxRyHxHPTASGaoHU7HPp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36UsxDqzAzNLXuvwZVXTV69xS2g3Dqekc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3MjCCyUohSiMbGgLtoTibgYgB1CE2otKs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3P5YJPJ8Ee6AhawpNpGuBPn9u1u7m2Wo2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3GxCmSgmeo8Z6zZ3zmWfNsaQEhSk5T5y5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3Kk1bGX3dGkJhQ2UyFD9uHMXfruxsq1X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3HYsEZHFfhD8jMPmtV433Gy5RgtiJPZyS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3GedR1NuoGWZpXabFJNU5BmXnbhoE44E7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3AfpN3T1Hqb1n3kzAhaSyKN23fugjYULG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3LJBgaNDR7MwkShaQ1T5b3Do8xuJLMxUk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36wGBtRvG6WJysgwxsSggzfvvKg9wMdMy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35pZ4rTQ8ykXKr8HpxCyBu3zVsdy5Jaj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3KCoWGYDeXFmEJtD5VazJRVvZv3KdF84p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3KhPy27LdbHCEQ4fLuHa9w6UsegvHdH1R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3K8b6RNgwharVVUJCLiT491mUPF6cbk4J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34TxCwGCVivG4j6yJZeRB7HMnyFZF23Rh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3MDD5GXXqHrybSs5cUcYHiFB3DJTrPjwL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381cc1SFoW39vmbDGvq2TDWVu9yQxMSFW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35T5shvV52yJxQjeo3t4ZAHAqXVk6ENXm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3BFyWa3vMLJLL5tSz9k3G1icqU7EVBxcD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37">
            <text:p>537</text:p>
          </table:table-cell>
          <table:table-cell office:value-type="string">
            <text:p>3LHxixy3cdqSuiVghC5J39SSC9tsFZc4c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3E3xpXBYpD19sYcfzW3s12p2csG2nKxZW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36AFS2zPVZHC4T5MH2y4BaGxuM7ygYxiz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3C9TtzWfhzQE9iCitXZdDQkVJAPoqZgRJ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36v97xvNqBEN3UnLef271kXmaSwYmDdVc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3Pr9GwYjCejLiB22ojcpEwkykR7ZZXWUx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38yfgYFXjeBxxpKXoJMp96gge4mGcpdxv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3MKb4GPHryDe2VNtyG8ctywDtegPrD1Ea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3PTcS7gerEFFB1SZMhELBLBfhLRHbF4cv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46">
            <text:p>546</text:p>
          </table:table-cell>
          <table:table-cell office:value-type="string">
            <text:p>3Jxp83ikrj1dNs4AK9Fy8mXkDsoxwZ9Cy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47">
            <text:p>547</text:p>
          </table:table-cell>
          <table:table-cell office:value-type="string">
            <text:p>3MB4hVK3sRcLgqJrT5JgDjJrDsJyur894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3GPRbxouSKcXdwPFF8mJ9AFr7VkzQr3Jo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49">
            <text:p>549</text:p>
          </table:table-cell>
          <table:table-cell office:value-type="string">
            <text:p>3Fat7RJLmEHgBPJrQsFV9jztoFri7mLq7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50">
            <text:p>550</text:p>
          </table:table-cell>
          <table:table-cell office:value-type="string">
            <text:p>3Fc1rDV1Ea12Ai3FjorfBYw84UsejXuBd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36WZvDbEt5ZUsjt9jRMGVqJKKVzCyvfpX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3H8sY1ZvMUp3im9xQ5DC5HrTpBuxFS5G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3AuyfBaEDCkcfsrfxeFFp9zdJGYNMAtJz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3GEoQdcWJs2GUETsDXAcqCVC14speGFh6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32pWMUmTHSjyz6PfQTNHWrhU8T5JVrw2S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3A8P26c4Rt9Xkd8huiFGZbzDwho2dzXNB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3NAJN2TLSV1zhP7ETPF3KHMgiSCi3ujEU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3Mb41X3X2sgRZZnwWLPY5Ws4bQZVpoWj5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3HvsmGXvMvcKYjwnE8aCNGLQGvDXpZT3p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385GKk88PZcr67Hr4BYb9xoYMhrcPeqgQ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3BwPE9XhyrKYXskHMzdrxA6MxxBDQz6bP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38V7vwB1TeJC1sczfqMzTs1m1BBoC2DTV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36kXeeMCYEbsx9UeTBxrtZeZREu3tGH2X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3Nv6i6HESfoBfpj8YEvjDc8TvvgNuMEqy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32iY1TJ8AsvzbGKzzEWwR4CTv5Saw6miC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37YLobmkXZ6DBMQWtkjWBYZZ6LUDKaaj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3HmykdRXk7aZLShNpBct5DNozhStiBekg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3NqpsjGDi4WucAbeAEUn1W6Kxs2vs8spZ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3A5LHt93xpTZTyHEdLTsHHSQkd6q8sumz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3Nuwh335HM4AthM8wz1X6Ayf42W7whNiX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34yDacmsHPx4FdPkDxA8L73U1FGda1558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37gsFNWcRmixVc53778jahRHv4zMv1FL8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3MG1W7TW9FaM8NGcrRjTNuaiPRw76y1gb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3NahUachwuoLwNAbUcMRSkmvmD6F8vud3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3Bw8NYCpVcp5CaSjcbHwaGSyz2n1fMZYi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33EiBuYnoqEbqkRtQ4cMWUekHVNf6pbZC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3Kkvsw1KBrK3fgXgPpFtoLEP36SjyyFKA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34DGpf7SJMDx6Q1c1ePrhkcXvv6SjY9Ly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3MxDPcmHMaWrz6XCkeuHcFvr8oUR11NKU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39AijFGNdsVJQDXUGj89gnDx5KjZecvFV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35xhDkdueiNf8LCsXFzNkPVMFhjPKNXMm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3KVhwdSgxvMT7AxDpP7WXqR4eMnuLEftAc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3EzfHbRkDT3tf58ntgPyEch7EsYhbNi4g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3KM5U1nuvf6C6F6sNuAuStFo3ENQWkvN5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3Lx7zdSXq5hZjpG1vQBFHXLq5hFGDFjDX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3MUCVD5DdXhro78DX3Fe1RG1UQtos7Fdj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3QoqoctizPbqD8EhcYABEjVBStYJ2n1SR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88">
            <text:p>588</text:p>
          </table:table-cell>
          <table:table-cell office:value-type="string">
            <text:p>32kw3kswB2NuFstkSaxryiCZc2TBiBYrq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39ahbZfVfYf1usyyFmX1LRmUEYWR5PRy7B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90">
            <text:p>590</text:p>
          </table:table-cell>
          <table:table-cell office:value-type="string">
            <text:p>3J2sTe13gdJxwkai5LYtRU5rEU3eUbq7c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3PYLaG4X2onHqdXkko8CFjBAzyxGwfARX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92">
            <text:p>592</text:p>
          </table:table-cell>
          <table:table-cell office:value-type="string">
            <text:p>35Pv8Sz4r39fbhE54k1waEvC1oBfFzz3G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36PmWHbbaX2ZG55mUerT1iJgeiXsRd1D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3Jq5LmKa4LDY8vnBkQTpnh5ZTRQkSsf9v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3LuvU41mKxnLUbGGa7V3BcjHRZ1rTrJDJ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3LcLZVevi73RSWw4kSD76YDy2sK7UFz1B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39xByPwmsTcx4XwqQdspscBXYKy37JQS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39dnyXigWAWs9T5LyCpQbjprQA9YZ3BNa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3CTtQnuDjVgUa29b6RdH38YgS4EP1dDG9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38NBsYKisW5KFyqkbtiKn6apR4u2uN4uA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3AgWGXQQRZccbu8mZC8NFvjm5aWrFzLK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3NM4vpvoW5HZ72v5pMq5kj3igxbLAaGUV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33hLeUB8YFiJov9roym9S8HEeJZWY4wsi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3QhV1K8tjHGMGUGsnc7iEScWjEzoWBX6h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3PLmFiQ4q9sXNUzJi7cHFxymTbcPePT7P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3P6q3FhvTT2Py6LhJpomRBSMQuPjHqkha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07">
            <text:p>607</text:p>
          </table:table-cell>
          <table:table-cell office:value-type="string">
            <text:p>359D5vR378iVbECc9juzTZx8kqCyeGBSA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3BZxnNZcYdjsMqjkAmqbgXbAfbPAzAYuU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3DCyZAEmopMLG1XJGxNkCcC3cG3uDYa3Z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3FcrAxKra27R6HMFJtUrQEk2EsTk5DpRa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38Ku2UCXV4M28tdkpthUmWk9pkpUHFdAv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32VW6YCK7xPDnYS2ymzCsgJQxhACTSdBa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351JbCsanu1FY4YGWAYhFnv4ib8QDPGPc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14">
            <text:p>614</text:p>
          </table:table-cell>
          <table:table-cell office:value-type="string">
            <text:p>36j9k1dLNqBa6UPR3RdCkH23hw7wtcL8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3NyF7D8LVyJLyigyqYWNfDPmjddzff5Ee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326zUr9mT9mrauK4b8wgPn52VR4SvdsuF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3Nr8gwvLeUogzeFnebx18wXQS6WtnpWJE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38S6gcPc8iWw2k1C6YaEybUgwS2zt8Wqg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33942w9DQAJLevwfUqc2twGLuv33nMf96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3D66n2aUp6x1tArjAf6Rf7yqU6tyudkdS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38sUsr98jrGhuCHcdvonPwPiW53SQAhv9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3JLvJuFNwjPWHn8S7ffW3RDJ4VjwkRzvG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3EzMJEjZ2Am4FeJfXUjWc3oTis6Kz8VDe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24">
            <text:p>624</text:p>
          </table:table-cell>
          <table:table-cell office:value-type="string">
            <text:p>387xRWHZBYj1Tpoj5BguyLVjri52Bgib7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386v49af1HWSWNu1yHZqNab5WfKuNvqjg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3BqKzrtEtE8XwLAheetWQ45sCjWT19Euh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3GinAVW8TrMduRuxZSW8bnRQGSj3gyUTE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3FmFQwFNiigNGUKkYkKDe3Jf83ixFSjF9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3B7SnmAG6BVJWwq3mt6pRiG3qHYDzbr2n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36jwHv7GX2hf1WiPUVKNeEiSQbqbzHMZT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3JSogUDv8WXZevMdg311yLC6Nv1ehFbBS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32iZMPNPmoRqrALCqbWMQHd66c6g9PwSJ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3AgAEKxapprP7nkQVuSU5ah1nbZ11ffM8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3Mup5k6EBCVCsdL14wg1eHgAEbXri8i1C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3794JNotoWPYPsSfUUrPc1FStgZRah9UC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3M9NLqV69w5msK66dSj8QAc8caaqCdUoj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3FdSzMSFBpo1LJwrdZ52cMKbsyov8LJ43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3GyeWbhaLknJG6dmD6woSE6eFRm6sAJwt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37KEFoEWLF2gLCuwEacYsvE3crFykm5io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34qA8Y3Dt6qU5uwF6BBez1keDaNnRcf9h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41">
            <text:p>641</text:p>
          </table:table-cell>
          <table:table-cell office:value-type="string">
            <text:p>3AcdhK2e9jZ2y3iqiBr8tocAsJUxs58ni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36rzAf8YLDztEJ4yQsMtEcWzyW3ktP6TM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36rhER397uXraegE5GAWzF1U8sDyMagvT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44">
            <text:p>644</text:p>
          </table:table-cell>
          <table:table-cell office:value-type="string">
            <text:p>31mPr8ad6QLi3JP3EJSu7kPvJetTXMyN6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3B6WqQ4JwxPuohAuUVxYE9nGY4kaYUYQ1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3CPqTrNnQfRequGpAnAdjeNMKo99kn2fy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3QYECaZbKNoY5oFnY6mnW811pnRW198fL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36K5BTuVdQFeznM9NaJNzWetTrdburVXE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3JHdRV7Lx9a1LU2B6VfUzpCqBXMPexmM1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3LZNtuLhD1UF4bB6VAYmq3vdmqZfs36Ni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3PPVNKNn392VFPnAnFYWmPvmERmjHbrQe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3GA6vKya3SRbPA5hhfyX8K2egNE3Ws3aN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3Mks2WL1LM1KbCnq1p6CrUeegi7QBkjgh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3PDJzvU5DTZSsbktzNKvNwPxybzvon7cT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55">
            <text:p>655</text:p>
          </table:table-cell>
          <table:table-cell office:value-type="string">
            <text:p>3EqiDFVYgtE1w9r5wpAEh4cooB6CKtj49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3FNqhq5w1hkebvXJSnNWnCVzDTzE8NX6w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3Pz7aBfTiBkBEjS2oJNvCPeUVWhmhki7p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37k1heEsYxKFtJMdtnmNLb7vqRoT5Hq4m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35gn3uUiFwE15qEHZrmworT5XLP3k3tTe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3GrXCxgHDjkrrFNmVSHwFuVyzBUwEWHJJ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3D6kKK5YhEGskPHXRzq91ptA6wWcj9PHS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3Czun6ZrdiCL1GepUznmmZQnB623ZWjsq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3K6nb56dLdjwCQwEyzkEAcELpkVN3vJoU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64">
            <text:p>664</text:p>
          </table:table-cell>
          <table:table-cell office:value-type="string">
            <text:p>3DSPyqFkCv4EtcdZBRjfd3T75to4VyGoL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3HyAFsG2ru5PwbGEMYYu8uSADNLa6UpP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36Deo7FGc8sLeXTrDMWEVhXBAQTkkjnxz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3DBzRg3CDQjmQaGAB3GByDZ98M5EkDJvY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335GepokUsN8SVqvkT69sptuWmhbfmNE6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3HQH8USva88vZW6yUavHwFiAjh39BuhCb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3B2qnrhwH8XVCKAjo8Gt8GdDWpxYwvGou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3Dw2QTXjAMG3SEvvKReFqP5C7npZBxR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3Pd8fPU6XgHGAyK4GQc27dMaShxxHJCH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3L9diVYDkGmmB5nqubiYLbGherhqWpBxY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3NWM5gHmfGYjtmvmqVyovsi4P1T24LL1V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3JAA8ZXTQVRrdokWQFfQi6MBkEWpZT8Tj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3Np9xGcCtkTSv1Bwr6pmJbEjYsf3b1pAp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392ySCxdLX51sDjbeCkX5pEwvaRNrZrfs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3NNHQUJZ1dEJpXaEodk361URyg9UJk8uF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34tKs7r1pfbnbWn2YAyA4eTZjcaQoLBHf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80">
            <text:p>680</text:p>
          </table:table-cell>
          <table:table-cell office:value-type="string">
            <text:p>38osn3vzTwnF5tvueUua3bxzRbsgSZL6N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3HLUyvuQhw5FXLoJ1NEm8YzXYGjceyZ1j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38aHBWGUUUW2JkrVzwMmntPv2da6S3ZNV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37v8diCUjYmYHHk4C7Lj91BpW9qCZvC2q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3PAsCT6M9mua7hskZi3reZZNxNE1T3gWR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3Gd1KkydyAAgbeWPHfBGJPCmfXip7GxM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3Ki8gsLtTswAqRYKKqgk2bKZJVCtnm4Nk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3KFWvwiwjJRA5WqVmJxoWqdf6UevZDhYH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36i6nCSCaW6cXKN55ebVvjtsFYxhm5Axb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3FuDxqy9Jg6nTC6UFKurDZFoj125bfv4R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3GvVGVQXHbj2BeUmAXyUSLE1wDYHZw1pk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33piyrPcBLupr4D3WkREEZ6Tfoc6qWWgh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36ZsHLpqNpnVRGvyRQ4AEkqj1dwY3kMg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38TvQAxbRNuyd7c3r98wRbhzckFNnBXU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3HQaTCbcMwH3SzBFF1hrrKB2ws36EXCZX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3N3vYBheEBYRA7eowJMfmQwD8gANQYE9A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36g8PQa5rbPcuLDJyVbRweVn8bUoQDn6U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3KZfxgtjQyPnjTV98ymAfWRfDyqUQcjpn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3QVRE9otQ2KwzPkxE7wYGmnFWJbQnVuMf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3JAgYfB5gPfnJK8H97bWrHSuHCDDcq3uy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3ESPZEyrZqsbRRfvxeWcUfW4fJqXywABs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01">
            <text:p>701</text:p>
          </table:table-cell>
          <table:table-cell office:value-type="string">
            <text:p>36Mtui2Qgj8vjpknPoag7EJqNaCEuenYY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33Pp3QYkPMYoVv33bQjfZxm4BaqucfmTu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3EcinLu5fogjPVBJnprVoXCW7xpTbv2vm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04">
            <text:p>704</text:p>
          </table:table-cell>
          <table:table-cell office:value-type="string">
            <text:p>36RifnugqtVsn8EhGnzUa5Y1vgbw7Lvc1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3CQQ5kz1jRanFeDKb5F357KSxA93sW1ps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3MkGSLTd3LS7qwYrsanuDcRQ5CLVpBRHM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3AGDdBQbGFK1mfp7FwxkpSnTdbQ96CiEo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37DYFAiqBipHU1kCYN1FayVdkctLvSN8h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3FJj3F66ANusAs6qQNnjmWDfwUmSZ8QE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35rces8bqpDUDwZZYoJVstfFfm2qccgEm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3PJrjvqA6Hf61xsu8Y9Nw5JXx8EDoSpBB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373TJkP1CLJYGqZu6LXK7X41JfPEEDrkZ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34bntCPR1CKxDjrG9RMHcw5MpmqBQzQ5b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34MUk5jG7cPCsMDDqpaupiWxFDEJQXL5d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34FzWyMwi3g4PmFU5xPV3AHMgWyPqS8cX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3FhE2MWHTYsRVqZ9JXVEFTmJfemL6PQge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3QuzQSJprbnTVX2K7sHjyJSEVnHLTJc2yc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18">
            <text:p>718</text:p>
          </table:table-cell>
          <table:table-cell office:value-type="string">
            <text:p>33JV9QB5fjormnL31jtdnrARHAFoRcq7x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3ANBL8nFAn17pDs4Qz3RGod8skFxEMa1Q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20">
            <text:p>720</text:p>
          </table:table-cell>
          <table:table-cell office:value-type="string">
            <text:p>392euX66iH4bFCizJrpErKx9xKea4AyxC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3Q8TVjL9rGBgYRWf9jA51X5763WiCEokW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3AyKChUuvAjqCmKXAxiNrTJPWqjVtBwTS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3KFPSc7oNhvtE6N84pNcw49K9WTrtWXuU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24">
            <text:p>724</text:p>
          </table:table-cell>
          <table:table-cell office:value-type="string">
            <text:p>3J6QDR9bCt13Zf28WsvrMqJdyiexCkyrt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3Bw89dQPyZ95RQGh3GBQf7FPE2aJiunBi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26">
            <text:p>726</text:p>
          </table:table-cell>
          <table:table-cell office:value-type="string">
            <text:p>3J3DLQGSimsDFtS1UYYj9VuJqeDp184zx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3NmpDquBG7CuWDA8bnscsVdpH3p783iwj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3JdRsnstrkqGDKG9X5rdB6h4Lx4f6Lzro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3Li5r6QTXgHEi8YK4TxHBzGZ7XruCvDQV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3AAf4zS8f2oqhohfBnY9QBpEfQY1iUQFF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3Hwm4rYHt6ZBEvYGgwKjrWo71ia1cti3i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32">
            <text:p>732</text:p>
          </table:table-cell>
          <table:table-cell office:value-type="string">
            <text:p>3PUyccbP93C5Np8FJVUsRFiSta3zrC9Sr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3F89CVohY6wUF7GDUBpGcjUNArFzPSWea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39u87AXZzQiQW7YZ7tHr2cNFw8CQdxMso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3Jkr3wbLvEf6vNcNY1k9AKDMFpWn9CRj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38sxx1E93VrcZLz4gYQhjFb6sCAvAed8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3QkW1z3BJnNNz7dp6NUjWNZZxrnvPAhcu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office:value-type="string">
            <text:p>32acZ9rQePoqnZuvtFHo1JJDeGLaZwPui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39">
            <text:p>739</text:p>
          </table:table-cell>
          <table:table-cell office:value-type="string">
            <text:p>37UPJBEzMUryjfySCR5Zid7ghiu9rfwLz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3DCXn3pegnsCTp42KvXHqRZZySnagfW7a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3FAxLaUXJaUaxtVjskuLVty85CR5Sjzg9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office:value-type="string">
            <text:p>32woFsrSBFFwK9sLsrCMViq5WWVwD4BAK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3A3PY3WEvvAaWM56Lg8bLnvTiSfAyoBt2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3CSm8oBjvvcBQ2pArHk8PLTJJzK51LBjQ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3FAL7QAaeHvDYDhStcAaq8GG4wXoPFaM5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33JKKu563zbDJVq7pFWs1Dq2xtBaPLfaq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3GCbx924x3D9X1JKd8zZpP779z7FYzQH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366sWgBSE9KnZv2mzerDFk1cSR2RWXZX7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3KkvE5thwLfqYnsCKohLzHNLbAuGsXvWw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38Gh9YiQ8UuYchD3PrWwDBdq5W3tUV6x3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3Hymu16gRxsFoJ5hwSbFrpFys5HkvsMCz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52">
            <text:p>752</text:p>
          </table:table-cell>
          <table:table-cell office:value-type="string">
            <text:p>3GQoSvj4Vpp37k71bpB937bUybeR3jt4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3L7wVScdYWCyqVAyKhyvGdnKAzvJmmonr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3A5boB6S8XgDLs3Hi9HuGVj5RSUaqaMS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3HY2Kp3rNxKf9ZFjW71E5rFcnrBqcKm3g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3KJw4BoYi8XQskzHJDAHGwRARfDjggpjB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3CTVDLvUGfsEzhBAdx8r4nR8LTZKQBjDJ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3HbU19JjxxNQmtQQrdUbHgYzCkPMuBqF3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36CMewX5cBvGgAXVAzQtX42xanJ77Hd46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3GGtbD5d82TW6HS3VV2jX5uqPbBEDxed7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3QfmayEoLL56fgoY8xz7truW6zMV5u6DY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3E2wPV96WV2X8Xb4PD9Cj856BHyeZ5G6J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3F5L8ztbxsVH9A7XHUeSunpXKawBKqfte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64">
            <text:p>764</text:p>
          </table:table-cell>
          <table:table-cell office:value-type="string">
            <text:p>3P39i7LSkUvSXuucjJ1j1aZ4UE53Hgq65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3GBGdS3WgVZoeJJ5SAdnTEJNccdvTkGC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3DG4y5fE5a5tVQm9qzfkgKztzLtMsxYYM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37wb6PreaKa8yS62pc2AKoy4YBPwbQisn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3J3suePtERDvzQRcbRG8uashZ2cE89KeJ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39VqLxwB8nLDu9dbJZFiHx23Ghea4ygoK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3NTTVYZgeZs7TF6Te8VvEj3YdmPo53Uvt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3FmMumEyJNHaqeqmn9UBGZxJm7i3MuyVw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3A664hKwnHFytVSH4ruVdxtZ4MnTcm8EA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3Lx7EJpdKA2RzMGHMBpUtD7oyEMTwTURi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3L73SkZ1U6v7K3omDdQ6BePU2k615yUYq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339KprraYE1BGdV9TyM2LuFhNTM1mTghr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33jN5F8aSyKVx8j11vJkW2qXQeJA4NaCM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3JnF6FTFvpEYfKVX6NEnRdy2hETxtJQbb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78">
            <text:p>778</text:p>
          </table:table-cell>
          <table:table-cell office:value-type="string">
            <text:p>3DnEUCjPPUgb4yHcGPic3jgpj8PiCRbj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3DTa3vvGseDLGohsaBQpuujo6sQ2tvLs7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3PaT2vC6kdRZkrLaW7YH6FqGC1pDxqLnF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3Dbxke7dPybi4PWngRBUhzorCZ3c3kndM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3Aq8isizbrqHKQwhc4UESB1HmFeXNfvqc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38xpC4K5c3HcmxpuQ2rm8nDYgscBr3LQ7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3AJ8EAWo5MHj8Ggnir1aYXxWT53HsUdxh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85">
            <text:p>785</text:p>
          </table:table-cell>
          <table:table-cell office:value-type="string">
            <text:p>3HBBGdaE6fp5tcRn5FZEL7tXz8osZrX1C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3ExzAFHLncisqZDgAZ9gvaBhJ4weDMXbW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3NucSX4W1mn9ztYDvEC8NAgWA9TarUVnp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3BeUh4jw9BGVMq66kaaiaHGFL3WG9mYjr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37Z4Wx9DHCUFPCwuauNdUTmiQPxEffwLN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37KnuT1nEVdgJUFLPK7nJbCymKkfzGAeW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3J2wGtiJqFJrMWXSJRBuaLPTA7GTriRFH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3Hy8DBX953124LftjBHbSz5wWxWYqneyc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93">
            <text:p>793</text:p>
          </table:table-cell>
          <table:table-cell office:value-type="string">
            <text:p>3FtBgexfuK7zHgBEznPLu185V4FUjkf1f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3GC7WgBPuW9naGjfyMjaNQxB6D7258oQU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35BCiX7bm1TP8vSwzShLLkkW3smXF9wTT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3EyTKf9b53H27WxovcpfBRMZjjG3cqgDs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38ygNxF8LGtsSE7aU485TRTYwkM4efL6X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3BEx7tGtQdaWg6iYrrW4eFb7RHRS6oUsM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99">
            <text:p>799</text:p>
          </table:table-cell>
          <table:table-cell office:value-type="string">
            <text:p>37ziBtXEtQ3vYiDqPJWfYrN2th8Db7yAa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3GvaNje5ZnHdsUgdJ4vX2iRcWBhASRvsk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39Pmr7MYv8Z9PJ4RutWqvf73yMtxhaVQV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3DmDRhpEnK6U5E1g8We4xxeTGALzUWVBQ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office:value-type="string">
            <text:p>3HdLBYc8jpL2hWZCy7JyJL8hAFUvmnnZM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3D4BzjytesNjX4fFBM4ZkmgPUh1gLCy5g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05">
            <text:p>805</text:p>
          </table:table-cell>
          <table:table-cell office:value-type="string">
            <text:p>3J3BzpeJ1rtgkTfQD3xzLzPviW9UuFVKo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3PK74jyfsq1JXDpfGeWqJkeKXN6MyxLTJ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3B6Sq6wAyyXUXtmdAX4g17moTxZutH5AN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38EbzEp7wrJMdZdkohhBkUtD8Mtz65Hnz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09">
            <text:p>809</text:p>
          </table:table-cell>
          <table:table-cell office:value-type="string">
            <text:p>3Md5EiMDzskvjTt7P98tpLPxhLqkuTe1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3LTdgkPsdHuX7Dbp6bLAM5N8N6SfnNve7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34Z7vihtV8N5CqZEkkL2p24sELXxmQoim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37FtsAQrv4m8EX1L3URJPEY3eb3Ss2qRb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3BdpCunL97CpjGs5CDaWcVrLDouhEkQAc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office:value-type="string">
            <text:p>3LSzWtYp7ijmefpwXgWyKzHQxaw9cXQ6M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3CCcKDrZN5gU9AfUk5m1CEjkijTskRANb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3GToZAFdWAFXQ7qjbRw8Cy5AfNswhzZjk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37wuFM7hgjdwZCtrbtWLaaDc2Lt3Hnoio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3NJym5ZD3KT17tGA4Pfpu4wokiht1RP6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38oYyqzTADbWtzVpwDWwB4geySYbMEoDt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20">
            <text:p>820</text:p>
          </table:table-cell>
          <table:table-cell office:value-type="string">
            <text:p>3Mswr4hCxDgxxq7odxm4Yf2DiZ7ajN8kk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34py31gbgkNjnLkqu28ZpiNsWdQkkyoLV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34Sb2ZFCjFqMTPdkeqjxLvhvc6cx46M63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3C7rcnGKnaYuvSeBivVHsB8nJJuYKUaUD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3MuXCM1vtCFaYf6ferSBP4qLWMAv5YbYE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3F8xnwgS5Measz7UjccUtRgpDMgU4mTFk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3Q9CThuwEwFLefjN4DyKu6vy5ZK6HSqW7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39airQCrUDw9wwPM4MM9dxdAvrwCuryC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36Sh8fGQ7FgWRoSQkKxvb7dT3A6ezopAc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3K6XHJTqEx7i4cLVL2PB5ehcAAyvgGPRT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3ABta5aRsm8vWDbZqpSr44h7rHB7DWxG1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3KkBt9khhFW9qxYHoFCBWeH3CMS6Ck1pK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3Hg3SfhnBFE7fYAcw3LVctXdaw2Dagz5n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3EFikVwiw3eN2mDkJcnGrCU87Dp47hRTS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38D8DMVznFb629oBktpphCadV77UNEck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31vHc5TYcHsd1phUrnB81qCyZXCvytkU5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36">
            <text:p>836</text:p>
          </table:table-cell>
          <table:table-cell office:value-type="string">
            <text:p>3Fsh4PRe1NTN8pDFgExspo72i82Hk6gnm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string">
            <text:p>3Kysv3ZKuiknuZsntYfwhTuszB6bDxVLe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3J4iUQToNXMSogxdt236Kyfd99RDi7xTK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string">
            <text:p>3BsvcfVeDRWgLKoR6qm6zi8QmsnZNQYyW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34KddKmYv9viLrGBqr6cUiv98mVQQDnFE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3DqFNxWYEzTGse1qY8phMsarpFZRrgopo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31zAE3wBxsHVLqf8nGn7mXV2R8ifh5oG8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3Db5FALYBsa4tPcsEiixueD4UJHRp25Ya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string">
            <text:p>3DiRQ5QwnZ931RiibJsLyMdwANDbeTnqM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string">
            <text:p>31t4as8NAUv1wYUDEcoVjtu1WkAShmUFX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3Q3uXWcgDKRGUwXrAT8RhJFv65GYFKd4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string">
            <text:p>33gK3g5c5Vk5sxpD7qpWAdD9vKASLGEAX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48">
            <text:p>848</text:p>
          </table:table-cell>
          <table:table-cell office:value-type="string">
            <text:p>34Eqgv5t7c9Xza2mP7imSEZcyY1xsLWuJ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3PdSNjy6zysm1ndtmniLBWDPwhUikm3cZ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3FDvTSaUok3MngixjYw2qVZrFHJX3NBX9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3K78oYDoe1WEuoKiF9Ma7gpW8pRtiHmXS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3Pw7qpmGUrrtf6u7mDJHjeuu4cuuS6wqg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388sRe6e1xFUvmntk4YKJneY7nvKxEuYp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string">
            <text:p>3EDDKjWSomxyPgzKw8Dz12zEUk2zdRtJn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3ABJco8LX9Q8AbiAHpzqanU16CQNU3Txo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39aMcJNRXNg8zBMo2KvbQFb9VFgzCZUtG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38nLZBtTFjCyoGM712ooVbSSbGEoTWxtj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3MTFJ69E21GSeWK5xMtns2539a4MWP7bW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3Jy2ACGYDF8v4WTgrHosAiCdwKFev2DRa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34NrzCFhZLq2Nm5poDqYhnNJHk1xzxNXA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3KEc1JVZy5pXhMBfC6oCkaBiTJnmSjP1u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37rUwyDDzE7wQLafLYkMvzXhLRUuBwLj2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3CyCQZbqRXMQpPhGSSAyx9H8vKKUVz4zW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34g5ja5ZgoDENgZNBYjQoXseJsG6QfDQH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3B8ycYihbix15aQK2UUfFewYfrswQRKY6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3LmJ2VL9e1b62jTPnZDr7YapkdZCnVXaD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3QWz9AGK5toVLK3gtG5ZsNN5tiDgGWGLP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3C3xoANau6qWGBkYKzdhDNs9UwXUxQTG6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3Meo3Fak89i9dKPZhu4C5XpgmCAfThvnT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32hu3ddB3MxzhW4z1SX9bysFmy2MfCSg5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3Damct7Q1HAhJvkKVWZMj1UhwK3P9JqkE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3DCUAfrFy5LaqTwELzwJsiC8xcJKEJvbR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string">
            <text:p>3NckAN7JN2mM8AfuLNit2iE2YkFJZs5nF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3LqSsdZRZzjwaag5B1NHrDsLrSty5gkw3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3KsaCVU31pXGXFhGCow8XECCsMvFzp4GT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3ExmHGcckVnGjjocmRsVxaWjKY6YYxszo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39bpo1SrA6uKziqbWn15SgUN9VcSmV6oK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78">
            <text:p>878</text:p>
          </table:table-cell>
          <table:table-cell office:value-type="string">
            <text:p>33L1g161kV3EwdPoBeZtjnCbEGvjFHZH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string">
            <text:p>3HkBndVC5WX7gdBmB6Rvh4oFLee5BWWVh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3FZuSFG15WfNo7vimuXNR4qLFEoLj8UVs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string">
            <text:p>3EeQWs8BEzHok2nUVGUvTmGXUmfWs8pAr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3LUAVbHXTzYLjwYdw4mMt4yhY4FvCpsFZ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3QKgXbGD78yDjugoQrLzRDCJDKTZepAkQ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3DuGSCfn2TuCwQic8cqnfbUoJaNuwSYey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3JA9hsZsChmrjetypNqrMP5LLM5Zyqgto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86">
            <text:p>886</text:p>
          </table:table-cell>
          <table:table-cell office:value-type="string">
            <text:p>3DnjznGxvjGCS3ETkiEVoWqru4z6pon2r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3KHuyUsGzWvBdZUusGUSvHiPuHkaX5nAV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33Y2rU4hR2MsdXiLkmKu4Wv6CYhWvdpbM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3GQpXPsEpWBjxR6vGUpdqYNWegFiW261W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3BCsrrE1ZAWhbBc29JjfB2LVfCwgmfGcb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string">
            <text:p>39m4wXEpYnnWuTHKyTDmZHrX8sjLFGy7R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37sgvag6qxMcV6wTuE1ggcYWWkQzjjezM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34gcSrcCbU7fdUhrY4pBy8hJgHeKSkSVS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office:value-type="string">
            <text:p>33G2CPCaZyV9JVecceGWzMcjnm2PvfQk4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32c1X29xgtCHqwGwvrMn6xagCbessqbD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3MVCwdKo27eUT3BZZ6uD7Bbb3Vyi2pBWy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3NGwQKdqCEaL8Vw1EF61G56Qry29HGsBv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3Kj9bbryG3uuGEbmUgqHDhJvhgUTEPGwj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office:value-type="string">
            <text:p>391dPWGMV6om9C5aeFULeT2QeYhDL27C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3B7RbrZD2TewA2MsEfm7Agsr6rrPH5ptv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39vohvvYFniqUhg58CEhnjHHdXPhtziuJ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3KLugGxRgktnE5vQCKtSyfs4S57gTRLvC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3Aern92MC9tMMp1mzqMkXCNT2QQjiyXZs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32uEVw1G8pMGxa7xaPo1iAVdWdLYahwhr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3Ccq37skoNw48CvzRrqGyFLNFoxARD6VX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3EkzdkKeGmtZ4PzFAk35eDeEGRT8oZjAF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35QyvXCf9X4u6otMHvoQU2y6SKfPiV8JY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3Q3zJRCYD414w6vW8iBp97EkdfnvDqFGX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3Mwigu5KjUjBxFzvLfGf7MJNkRMwPP8aG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3C4jdwFs5JxNMSYgiFmmbfMNyRsioPux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3G9yjPcguDFG9eqUwzLcUBD5gEXUjWhka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3PToDo33cisCSaq6Viv4pWXo4jD3UkKw6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3HMhaHMadNjh31oojVKWX2zuo55p71J4P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14">
            <text:p>914</text:p>
          </table:table-cell>
          <table:table-cell office:value-type="string">
            <text:p>3LjhiVd75hisrFNu6e2XeDPqxGbwQd8dp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3K7pAqroJaQi4S8aTaBFG2L4fXMpN2P7Y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3CrtD4oXbkfm9Kr4TMhqfkhMNSh1HgT31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3CFDKLEXo7c1ccLhdbV6Mg8pgDJ4pbSG9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office:value-type="string">
            <text:p>33VKKajJNH7kT3iZJ8wFno1BjXUV1bCiB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office:value-type="string">
            <text:p>3Ebkj54BSQeeNeQo8WwMPUH81eABfLvPS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3AGUFpJd3xchKgYK5MvV1H1uaMeXWnGHT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office:value-type="string">
            <text:p>37edLYezxrG2ACuex6gXcWiw2pfGEs1XA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office:value-type="string">
            <text:p>3PmqYP8Fyr7QMLh32tD9nWu3mCZENEx6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32g9WxRTdutXTuiw3EJ9QapDSxB3ZgUqg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office:value-type="string">
            <text:p>39661eiRBeNYoVrq6rCNedFoKnZ1Jkvef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3ErpYMqXpis3mfcHZo81sVtYwyeEo7gyu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39izLnUCNGMqNoewU8SSAjooKDbGu7t9h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33AA8EErfotfZbt8kKhS9JSeGJzwbzWdR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3JgAMT7tD3tYYeWAkvhhkV9Am5cuXiVti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39Xhz5R3sczEbxN5jqEoVMXuH23UMmuwP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3CRXMMc7j68GBwSMbGPadrypm9Lf3SSDy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3AegDvFFzA9FXxV8tNz2bqbn9k8pEtVdK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32">
            <text:p>932</text:p>
          </table:table-cell>
          <table:table-cell office:value-type="string">
            <text:p>3MULjmBukhsx4Tt6gwf64TT5sjeFxrTsM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3EUWAGFGUPduJvwy6gZLe7c6jsd7U49pB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3AqwDDMCXsrniL9oYJmTw2RMyvpJvybtx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3EAk162RfKHooqMBzikjowu368ezNFzuF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3HFDZ1u7anoxbeXmZexPXcLAbTwaQgfPe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3HuSWRsDEmuZBNvBCzz6avUYZ6AskT9b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3AX1VQZYytbdXKVqo5Apjs3pDJbsJNbgX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3HivWMbL3qWNscmKYGtEqZpWHvND38pYT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3Gc4yzx4TH7dLb1vc3taDYE1bhv8CtWpM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3LFw8c6g6oRk3HC18dRJLWk21NHV9zrQo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3MYWFxvfvvsDg8cJuMpuGkGAgFAwj36An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office:value-type="string">
            <text:p>3DLd9c3amfpWwv4MTCk2EFE6YRovU8EpX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3LLDEWc5BxnACPahbHof5UUbKG9vKk9B4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3DmvRtQrasLvKsfmTvDxSVq1kLHt9ddDx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3McucMpkcFukqf1ku5gRvwev48BhpzhYM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36sAKdkkx63eRZcNap8rGZsMdRwsNhYtP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3PHx7NRrGTweT7WN4Ffj2qDvqAsqPnbzp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string">
            <text:p>3JojbzJCKuZypp9vwyEyJeJug6MZsKqq8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3KLVb849GKXyEeUcBJjsJcuGqV5X6LYu6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3GzRqmzDsVUhAQSLTo17YxXazVJne17p9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3ASNCrt4BDyHcLz17UQiDMzCNbHLXaMUS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3FSc6U3p9AvsrkSqH6MxFJTAVR6YsP5bi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3KcxrNBMeMtVjD9V3eHJNxbRzwnCiY4pa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35GGCkuamM9NGp8Pm9pttjgQU7H13L4KD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3CbNAyYvjMZ3tdc1EvrqcpuwoEao2dCoY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string">
            <text:p>3P6DCLXXVqbMHEhX95R4zDT1WhG8f5eey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3PHCgPFwagUTj7HVt6JgeEPf9QCxzQsn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386HSqqZAzWEZuskeke7eqdv5icLYbDco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3CnpU9dFJntX1h9s7mfkBzhHmByxJycZV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33QVeM38gA4HddWwgHxdt5eMTMBteSgK2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3QgnTJN9SLzFLnkCQNU8aQQDusst6dUui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63">
            <text:p>963</text:p>
          </table:table-cell>
          <table:table-cell office:value-type="string">
            <text:p>3Gm2wiuL8LN6zztZz3XsKqrjUVo4ocPK6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64">
            <text:p>964</text:p>
          </table:table-cell>
          <table:table-cell office:value-type="string">
            <text:p>34biabt4iCkoWGL8jADDdcfBSgcGrbtzt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3FZwy8cJZnxyWoU3a9jovXzex7sLHK6NC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3FSLc4tDs5kQBvH4HCc8jEoEA66TM9hU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string">
            <text:p>3Qsjp9ro7bwvribYr8wL5XvrUP8XHYmNy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office:value-type="string">
            <text:p>3GKh1cQz9we4UGYUkBm2Xp2bddDLzbpjL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3NC8x8UAC6gVXUt1XB32M9gmxAyaP5WT4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70">
            <text:p>970</text:p>
          </table:table-cell>
          <table:table-cell office:value-type="string">
            <text:p>32onV7AKuZj5svzQ1Qz8t8LvKc58bKcg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3AjziLzbRNsxQVyXzVXMV95gVgDc2hB4U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37vdoGSVbAgV4yJD1cfuhv9kuANbwiYz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3L4yfQeg9Z5SVwLdWNdfTHo5k8F6brhsW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38usoJaBwFKKEhcqt8GEWwL6TWLd8jKAZ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39FDk2hTTdL4n21QM1Q1YQrQESXcfGo44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36ucAGW1mLFr1ZjpmWgjMLycWKVBNjkGL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3BAKuhV3kYhiFAkRkNwc6LUDeHf4PYDyx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3MidQuGVom7JHrbzxPSWjJrWN7kuN92Gw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3M56H2X39BZUMTVApD4rQDiK8vj8W7jXk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3L12VppdKb6ZtRXxcUFxxwARCxV3syGea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39osiV3roaxZmtcyju8tY7czTDmNwkLhh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38ocho7pi3b57WrGmq711KhafyeTThLhN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37MsS32hSDEGWC3cszgDBFqes2sPvNGA4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3F41eycDYRfzB8dmGwvSZQBCTvPaaWzTk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37G3fp5bYrcnL917AbX9YLYKEgoLztNdg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3Q9dia4gM1uzE633m9T58eN6BAn1fE5z7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3Q7WuVbsZe1ARcT7baNJY58XZ28jeTHyk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3KbYZpyo3YNjntC5YU7qpTokqXHFa6hjy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89">
            <text:p>989</text:p>
          </table:table-cell>
          <table:table-cell office:value-type="string">
            <text:p>3Ebiuicd286B5RGYqe4SfgGw2GwiJ6w42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3NuPYhez1FnPX7W4irHbKT4CXCofA7tAM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3Fy3HKXtnSL7G8Uysa1PZcYXm8soBqduh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92">
            <text:p>992</text:p>
          </table:table-cell>
          <table:table-cell office:value-type="string">
            <text:p>39Lq33GGAZxyxZ1RzsyvZRk2Esgjt66H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36d1CE5PasGnzYWPkmoZj4dKa96HyUTNy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379v6kJkY9fY9TbsW4D2uy1KX5ejYQWW9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3Cr6YgqDw5PeVaEGB3EPEbXYTT6YRJR7i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3D9JmfXuki6X6TydSMbHdvJfAvyvKBk6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3KkccqruTHg8zwdQE24Se7AF8cSsrp2Lo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37CuciBK19rpS1U5mBx4qhCnbMZo2fbhx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3NDrK74ZPvYg5iUSfcLu8oFg2P3uMVhp4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3Ku1o3Pkdy1T6k5bEydbbsaTSwHH5hJ19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33eLUkns1c7S1AxCXFGvsYdwp7yxGwsei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3LRWcu1XeVJ9GREDGvFu6kKxMVXzCEooU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3KTiBqmCx3md9vQxATnCUcHDiNRKhTNuN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3AgMvY4wB8qX14EgPchGfw242zDGGvA48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3JwboiLcqs2R3LshauUPhjUsWVrLGk7QM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3KE8wHH2fxPv9UrhRiPRUoutRfnbAaJWx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3HFGjxWvLzvz7rNfBkTBgE3w8mUN16URG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3JTaAttp1JzM1d1DChPTjiEhkQtNMXkrU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3JEpWfJgwpbpnwAP2DdGnz4CLZRAhBJS5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string">
            <text:p>3FYjKpTTEd9FLsgWsgdDD1Z5icCLfg2vJ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string">
            <text:p>39JhnkoX45PsZCp3FcgbbUAnH7bC7Kn7x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office:value-type="string">
            <text:p>33eaZZZK1p52xP1VzpXQLUKCw3coNye4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office:value-type="string">
            <text:p>38F6riNFTdMQYkftY3fiLp68gHnvHEDro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3AZbw8rmRFrmR797gdaEeqaEvYVFSkSFd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string">
            <text:p>3PoCwadeUbz4dQCGCjRQyCZSAoBXwzo4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3FM5H4br6Bw2AQiSnkQWBwrEdLonUPbyy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31p9sLHJ11Grh9Kqk9CZaNRw3o7MtQF6h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18">
            <text:p>1018</text:p>
          </table:table-cell>
          <table:table-cell office:value-type="string">
            <text:p>3DUBhwjrjW4n1oYziZUR5UVDqd1ahafEr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3DLjMq3hLpWucxYFBFjj386mEdcniGY5D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20">
            <text:p>1020</text:p>
          </table:table-cell>
          <table:table-cell office:value-type="string">
            <text:p>3LqRQrzC6Kz9ZnU2G7fhXffHPiEqKf8rL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3KpYXSzNDBy85vhr4vPPBXDNuXpNbsJMv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36iCDEAgXaiJRVt8ikJoSyvxvGnKKCn4v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3Kim5zTfC6LXRFneQ8cxvLZUUHGso5wHA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3HXhpAWs5Mr8uNw1ChVUfsog2XJfj4Qiq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string">
            <text:p>355WqoJifpWdzgGcSu2AJ7LKdEaQhBF54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379xqjnx7DC9sArxYPUrSMw6YArHev713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27">
            <text:p>1027</text:p>
          </table:table-cell>
          <table:table-cell office:value-type="string">
            <text:p>3FyK2uzPbaxbuf56dLeDfv6E21pe5pmp1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string">
            <text:p>3CHHkS2EbVhywdqFo97u4RCFmYQ3HfzdN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29">
            <text:p>1029</text:p>
          </table:table-cell>
          <table:table-cell office:value-type="string">
            <text:p>38Zci9UGFmQsg6tr3Z9pJxXnUaQ7vbkrD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3BrCSMErJcRBm2jgRTDtyG9qebfcFb7aQ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3PtBPJ71hEBzMrUWfmj2qHDQmesevan1j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3PTThVVG9CyruTJWe6oHbKkszcC7qbUuR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3LxfSeVkzYfodWcxPSNC7f7N4RX9usmU8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34">
            <text:p>1034</text:p>
          </table:table-cell>
          <table:table-cell office:value-type="string">
            <text:p>3Mr6trqeoaDgz2S8RxLdhVfEjfAB9R66G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string">
            <text:p>3PT4hMr7Rd4t5UGHCKHSxR4cXZk9BjtoA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office:value-type="string">
            <text:p>3Q3AvJC6T6ZMBaEGbHB1tixV8R6Avhq6J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37">
            <text:p>1037</text:p>
          </table:table-cell>
          <table:table-cell office:value-type="string">
            <text:p>3B4wrejkSzcuAjS3xiCueHJkgwpChjqKM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3LAk8VsZazzHykbBbmvbtR5UDg1WLQwrw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string">
            <text:p>3CoRzeEs4cXuc7NSpYXWgngZiqejkBAi1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string">
            <text:p>3MZ2TYciumxFX4K3YSZjcFJWp68qdbpAs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41">
            <text:p>1041</text:p>
          </table:table-cell>
          <table:table-cell office:value-type="string">
            <text:p>37VaSU7yrPARThTxiApjJMzzJiK5a93aP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office:value-type="string">
            <text:p>38qfZkaKdF9ruywxk8NL85B82usxcBQrM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office:value-type="string">
            <text:p>38QPbWZF4xWXgVYhnwMHgafe75zq1JCWr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office:value-type="string">
            <text:p>3AP1Wm4xTvdi96jnLqXdmQ6LZLsD3Zom4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45">
            <text:p>1045</text:p>
          </table:table-cell>
          <table:table-cell office:value-type="string">
            <text:p>3Ebm2tvXi5X9k4dbDYL3jLsbdpQ5tjjG4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string">
            <text:p>3Lkkp3xKyaHnCpWiFYft7wD66YrEsSztU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office:value-type="string">
            <text:p>3GanQS5wa5mNDWJuaz79Sq712MBrP2fpG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338A7GWwGFQtUkVuNfSPLPjjQK44Z8h1A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3HRYfx5Nsn6AUGaHV8bwP4n5t6tdaJtCF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3AasPZ5TZPH38w7msR4ooT4jU9gywG3zJ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office:value-type="string">
            <text:p>39LuVF2o2iw8hxguBbadTrqaJTWAXUe6F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52">
            <text:p>1052</text:p>
          </table:table-cell>
          <table:table-cell office:value-type="string">
            <text:p>3Hf6Fi2Hij9rrf9g2jbpyvpyLF98Hucym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3DMuKx22ro9HLdoePsVA3TfAkWM9k9m2C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3EceKaihE1BQuqFdmKEHV851nBzrTUWrY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55">
            <text:p>1055</text:p>
          </table:table-cell>
          <table:table-cell office:value-type="string">
            <text:p>3P3Pj4sU6egcL1EaLVPPCRaZFHeVsuLb1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office:value-type="string">
            <text:p>34rGQ6rcQc6GGoHoZmf3hz5WeNZDu3h3S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3LqRAjUUZJbV6JwLF1TBC2BCkBWBcCCGk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3PQeLRcziXhxLwQgtjsn6WK6jQ77gLa5e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3AFsW2m6LkxPJQBj69byW5xxmywyUQBT3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3NuBZmNL18tfKmQ5ENddeKPzdgYVT4AqC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33LSKHVf9VVCJRYTzuGU3Y9MdPTWwayhc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office:value-type="string">
            <text:p>3LJyLhqxWKoCcgyFE8dpiSA3TU2mzfDY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39kbF8R8XF9HnpRHs7d9emgHRThGF6oQ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3LuU7P5GxvHvC9qzwmNHXadrBERueGnEc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3QxNzNtxXtoCEsBU6KmQ6qfeMoTwUQex1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office:value-type="string">
            <text:p>3K99gWp6PX8WYKVDR58sGZdHY5etVFEJD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3DNH1LEFiXykRBE96bo6JWBJaPfWZUY5b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3PqCCivY7VxHR1fGivrB8iMBbk73Qrz2y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3BaGayuZABMB8CTvyPoPcdizhvasQue3T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70">
            <text:p>1070</text:p>
          </table:table-cell>
          <table:table-cell office:value-type="string">
            <text:p>3FEqooUPdjGF6pc1j7juTTpAbutxJ3UsV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office:value-type="string">
            <text:p>3DqNADdwwo3wVkpncTPJXTAnUj98prysV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3D45vScmiCFGTMR2iRSaLv81rEpAjrfnG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3K9PaHK9dg4VoGLScJ3xUh9iuaAZz3ydR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3D8nKiRRwdkasXhdgh5vsbdmCXjdhj2xJ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3HjYrBjM9aGSrQHNWnMKsX6UDQvq7g5w1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3Qh9gLRaiikNDmkXSJRV7wrVWuBs8HFZD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39DoPW779iNB9SAVRpDKEosjkeEZwN3ch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3Kgt3WEsDaDV2LYXM3pt1PpuKsWw8yxow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39mwe9W3X6gPsq9YsyJeyS7UtkwjYguKC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3NtxNVNyvQ3afNoKinqSoFiXiDnkLZsGH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81">
            <text:p>1081</text:p>
          </table:table-cell>
          <table:table-cell office:value-type="string">
            <text:p>339TC4bf6jAeyAKBVwnjEY7YxegK7JguF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358n481NXt8YzYYRKcVL4UqEsXHXoVrKW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3N8YnkBL6BDJ4y7im56kQMmzXf4aoRBug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33ugUeHpjW3sGChxPX8Rbq4hY5baDzxr8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34R21iuA2cQNTZ3RnUvjmZFFr2jBtMpZf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3PV3pM5AjQmRicdHbTDuV6pHYYpMKbh4F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33Hz2Cfet4DZiApH7NgEurMFrwAkYhvdp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88">
            <text:p>1088</text:p>
          </table:table-cell>
          <table:table-cell office:value-type="string">
            <text:p>3MxhvNCFCfHfrvDfFBFRjooKjd3ztS9Rr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3GBTMfWFUZok2FohaurbBZS1PftJKkjmr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string">
            <text:p>36WG22qQSpuieADUMfUhPAziJomGeo4Pj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office:value-type="string">
            <text:p>38DWkdVXHNm5y1g6S4huiZwPeiKFNc6Ep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3BSnFU1GuJnpphsvBtue7AGbrjNR6V4oF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39ctvDegDohSN7shqJE62SU3gc149YdQo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3GufPHmP646RMcVfspkNTtGSVfbL58Af3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36w4xASyQc3GkSVNvwfUcHEcSH6VRykoT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office:value-type="string">
            <text:p>32XnQ1TE2DNixTLT33jTgSLCfpHzG6NMw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office:value-type="string">
            <text:p>34dyq8wecqg12JXYUoi6HTAzzSoGV9fS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3PYqvARRTchdxjSBQEySuvee2X5fPXVaH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39qC17u6117tkY39HpRQh87JQ8AQCf66m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37q7nLBsyy9qjMwxCtuUEKQQ237YMoLa7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3JvvkrrWX3BFhbKkaNCEcCyxgWyjWh6LS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3GLnDH5hwipaePHR68rH779XZSMtjxUEq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3AtHbuDn4nYB4oMf6tSCGCQtqVf74wVxM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3Bj7np1zPdosRaScSdCAMtVtWeAfUAe4P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3M5t9NBXznrCsQTY6grWS5ZipJZspP5vb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3PfUYhuuwdsmTv8f1Dyc4TtnE9eSiwYzW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38P7m3fFgSQ8HZeDfaDqRPUy6SBisssDc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08">
            <text:p>1108</text:p>
          </table:table-cell>
          <table:table-cell office:value-type="string">
            <text:p>36b49JUewNhT5Ttf8eSfRXFZkjjRutPpk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36nHvyQeboaT8wpQHyKzAVfUjjLP1PeCB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string">
            <text:p>39xwzEJ5ioR1aahZwVZoKL5Qbs1nKxKd1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office:value-type="string">
            <text:p>3QVW3fV1TE7mzFSg52xs9nfan7aZV6CbU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office:value-type="string">
            <text:p>3DXD4DxLYSHN5TsVULqHxF5THtdG8kCeZ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office:value-type="string">
            <text:p>3FtWemfw5FwvsDBoD57bRgao5UmRiLutc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office:value-type="string">
            <text:p>3KmMTpcMocNJdYedVn3HY3xwMHcLXbySU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string">
            <text:p>3722Bmj3Lk9VygRdw9dmVyyPUhudb5z9b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36H2tGRn9mWG6agh38r55HDkLW91euA53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string">
            <text:p>3PgU4jzU5DTh5mrdQdY18wVdeJCqtrUG6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office:value-type="string">
            <text:p>3MSrz2JbH242BW67iUbLuaHRiyDeiLGmG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string">
            <text:p>3GLMMbikSqTvQprsj3jC3PATLH7ALY2Gc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3FMRKuWjcqkeKtiDCSBmdX3kw3FZ5ujJ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361e91TezKzewCTa7DRdKggSXpAKFKgKA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3PCfT6TuHC3L7FeCHPewU54PS53JxXbBW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string">
            <text:p>33SrjFbQ928oYsftNxxuZbRZenX7ADt4y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string">
            <text:p>3EjqNi6dHnnsbaDbvCo7dryA6yWPgsZgY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3FxeJuaGCCzC53bv7itZSeWCWeDHWzSYg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string">
            <text:p>32MdU2TQuqoANrVtdKTWrHNyL8UNHRtgM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string">
            <text:p>32eyHT1myxPRk4e1jMfvJghwHVbzvBmKb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38igKPDkVeayiKYw9evnUy8tZuk3wf9i6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3DW1YcpAteaBL5kxBomkHoh9fn6gK8u3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string">
            <text:p>3DSnZjaayoCkPJ9gJ5ZveQYvQ1GbTKq3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office:value-type="string">
            <text:p>3Qc1NskqAczqU1xuUqSgTETTSoJ1N8Q67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string">
            <text:p>3GZKneVdZFDwxHMiomGCGAeUDTsr47Y1f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3PYRm5X7u9WeMRJUEgmskVfHFvZYpbvxbU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34">
            <text:p>1134</text:p>
          </table:table-cell>
          <table:table-cell office:value-type="string">
            <text:p>3DxJBCEvjgq1r7sLvE2geL2itqmT7FRkW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string">
            <text:p>35dhjk2ynFvJvf7awH5w3ZVJ5QDaNKg2w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office:value-type="string">
            <text:p>39HYF8SzpnTRqbdTUQcUtxXaoQgY1qLxQ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office:value-type="string">
            <text:p>3FyLseVYEkT8svcWwf46cJgYVPRQXCZyi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office:value-type="string">
            <text:p>3Am6Hpi54siuCHx5ChMWLFaxNv8mMQBtH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office:value-type="string">
            <text:p>34XuBAvETKHSPvo8p79XgGr1t1jDWdyvy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string">
            <text:p>3Bd6ueVmCAMnM1C95TLQBUXxSbPV9n9x8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office:value-type="string">
            <text:p>3Lf1u47ELZfuKzdKCYQCbYboeY7qGNBwV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office:value-type="string">
            <text:p>35aoSkvSDTkD6c1XJNcmtSCLehhhWziXB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string">
            <text:p>375RpxKLQRqgm1nczXrEhJVKwSG4AX8C7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string">
            <text:p>37rqZdxLe6XhMwpPwcssfEJrsokNwGpzk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45">
            <text:p>1145</text:p>
          </table:table-cell>
          <table:table-cell office:value-type="string">
            <text:p>3LSbDe1g3Pg557RHdCZaui8pkXajsdiB4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string">
            <text:p>3DnLqgPBemy1gM7P87vNdut8kDioy8tzu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string">
            <text:p>3BVMvUwfPbXW5FCWaw2oetd8Qd8GRJwon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36NeKh2jWtPo9pdnRADtrLW6L1D6NssTT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string">
            <text:p>3EpTXA2zrPsF4cjshVdUFzbDbpT5HxwXY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388k3tnKWL24FpiH7m9stJbWGmzrN67mi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string">
            <text:p>3QdXPCJzQxVZqxCEAVRVJKQkGbc2eJ9CS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string">
            <text:p>38hrKK2tRajEX3iPczxYNJhGhs5VEd8VH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string">
            <text:p>3CGpATSZ9byot3FofCLnibhbds7CCKHHL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office:value-type="string">
            <text:p>33STCfG1cYZRhWeDjfKrukNafcfJVcBQE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string">
            <text:p>37hJ9Y38sU44BSJsuXGG4pWaTJzqronYM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string">
            <text:p>3HtiwqwYuj8NuZvSrHyJHtiEUMxmdFVtJ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office:value-type="string">
            <text:p>3Fex2pYXGyvMdTpYWvFxmHTyYAivYHhgd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office:value-type="string">
            <text:p>3DZfAohNXNqrJzvbZQB6PRYxiaxJsKRAY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office:value-type="string">
            <text:p>37ajqEVY7tiyAtgt1YN51HfjUnr7KeZAp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string">
            <text:p>3F5UFmD9bkJBpQFBdokB8SabJPdR8JD7n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office:value-type="string">
            <text:p>3BZoqyJA9n2W7WQdydz5BSM8kPpagwnRB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office:value-type="string">
            <text:p>3LXrUCf7vQ2BvNdYLqhbTLFvn3KVy9HBW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office:value-type="string">
            <text:p>3QANHX89s8sCweMKGJ5qQLXRo1xkqbyDy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office:value-type="string">
            <text:p>3GCY3Q5Xo2yYzLKzPWkGzTHfuKxXSTNS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string">
            <text:p>3G1gEaZsF9R3SwSbabkzBW77xdiAMCRy1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66">
            <text:p>1166</text:p>
          </table:table-cell>
          <table:table-cell office:value-type="string">
            <text:p>34oDWdyDLJ9xuat54YAaQzSnpjiymfi2Y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office:value-type="string">
            <text:p>3MQuxsQY2Zs4NgnW7QNbADzM3UzShW3Gi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office:value-type="string">
            <text:p>3LPjKbJKK3qY1SvSro8rLTuqcZEiWEKYZ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office:value-type="string">
            <text:p>3B477uSEYSigBdArcNdFBwCctUKQRHKLp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string">
            <text:p>3PU8korbeNuFVdkez9WF7NxspDZheRmb9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office:value-type="string">
            <text:p>3JTakjFKWfjTgFm5AvsNn3yyYrXBA3Fd9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office:value-type="string">
            <text:p>3Mct5ZGWcwcH5E2G6jju3VHS9Y4kbzRpP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73">
            <text:p>1173</text:p>
          </table:table-cell>
          <table:table-cell office:value-type="string">
            <text:p>3KjaD756iQruxotLgGzL6y5EKaG3aMTJj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office:value-type="string">
            <text:p>3QGXbkbbaqqv7DzsW9tKX2e8zUZ6ZBJ3e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string">
            <text:p>3DXuh6jnncevC1RQqpbsysAU4p9j8UvAE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office:value-type="string">
            <text:p>3LiRkvPaMmooaUtKwqCRax7CR29WeEMoh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office:value-type="string">
            <text:p>32wULRhzEkxT71QkanyLUCG6158mftfcs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string">
            <text:p>325K1hUJzjDTpwrnHhGZzM6xvEn9w3gir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office:value-type="string">
            <text:p>3D7WpwjDSLsfRhrUq46AdxrievSQzwsX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string">
            <text:p>3DMRyJWYLfc712wE6bjdPtjoFfonsT5bH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string">
            <text:p>35bQNGmvkLpdMZumKQQ2iZroHMsv11qnz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office:value-type="string">
            <text:p>3FA7jRfb3yNeVEuYm36YLtCB7CybmQQNX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3">
            <text:p>1183</text:p>
          </table:table-cell>
          <table:table-cell office:value-type="string">
            <text:p>32M6UweLReYAuCDHua5duD2A8RCikVLdz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4">
            <text:p>1184</text:p>
          </table:table-cell>
          <table:table-cell office:value-type="string">
            <text:p>3GvSTnudmHnjA7TieCYxx9yazU2k2ZjTK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string">
            <text:p>3AqvBmtCJv9w7m5Z918yetHag9PN5zqA9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office:value-type="string">
            <text:p>3D5qH8RZZh6XGwJ2NBBGmnaBtxm5gp8R7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office:value-type="string">
            <text:p>3GFMQkYKxDwPeZSebWeSxxs5giSLT1znx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8">
            <text:p>1188</text:p>
          </table:table-cell>
          <table:table-cell office:value-type="string">
            <text:p>3FRLBoKT3gtPcyCPTTEh9tLeD36j9o3bU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office:value-type="string">
            <text:p>3BVMB9txpzDBfhDarNZfio2HsbZWn37dZ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string">
            <text:p>3MFqUpipuhYUkF7ZCJ1z1gEnMhAZYZkUv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1">
            <text:p>1191</text:p>
          </table:table-cell>
          <table:table-cell office:value-type="string">
            <text:p>3Mv6RHvK85rHncqKbm6PkJHEncSVxUzoe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office:value-type="string">
            <text:p>3H1GiU8sfVVFwp2Xpu6DtJB8LujBCxTLU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office:value-type="string">
            <text:p>33cGD69gu4oAUt5egkT3YwxZ9PvCxGuuS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office:value-type="string">
            <text:p>3Lj3SWEiBDjemkPqWkqd3vW5Kbc4vtddY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string">
            <text:p>3GvHz9C4sCAxhGAre2d8eb6gbsNgy47xR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office:value-type="string">
            <text:p>3Gu9kUYPcR1cC7k4LHzcMX6rS87UfbvSi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office:value-type="string">
            <text:p>3FYmRMHXmBcVVFxwf3kPTrg2mFg4dY3JX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office:value-type="string">
            <text:p>3Qt6cXPNfXbB4hcR6ozcM1zG8ug53sFav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99">
            <text:p>1199</text:p>
          </table:table-cell>
          <table:table-cell office:value-type="string">
            <text:p>36j8VtoTGi3RA2eJDmfgVgczd1MAHSqwn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3C64u7iBTrufDbKLbbhZ1VqVnKzU4mBFp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office:value-type="string">
            <text:p>3HYuYFvjLQQ7SfceP4FbMa798B6KZXhg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string">
            <text:p>3526T5L1NcGyc94zuwJcksNGLzsY6fxeC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office:value-type="string">
            <text:p>3AWzvo3jiAbqhNXKFdRKjrhi4jKSUVDBq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4">
            <text:p>1204</text:p>
          </table:table-cell>
          <table:table-cell office:value-type="string">
            <text:p>3LrPoZFhp8x469W9bo9Aa4PDtNH11miCw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string">
            <text:p>3KZtvKJ6uzEKk7kxLwWaA5k4Z8MpdNALs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office:value-type="string">
            <text:p>3G8d5uqfgZjQen5fVfJ13nYCccRoRhFqX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7">
            <text:p>1207</text:p>
          </table:table-cell>
          <table:table-cell office:value-type="string">
            <text:p>38xWwSXHNHBvhEKyySVcURG9KJ2jPzdez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8">
            <text:p>1208</text:p>
          </table:table-cell>
          <table:table-cell office:value-type="string">
            <text:p>3JxJP5cBGpYZav7bovysLsgXEd3YE7Ndq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office:value-type="string">
            <text:p>39n6wxPE7jZE4759pSCGk9HnbZZNwxn5V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string">
            <text:p>3N1M18MD2GemgJg1RfACR7WjTrAT4wiz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office:value-type="string">
            <text:p>3CAVStiyXHudAsSk9gXKdei8H7Fd3Nsvk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office:value-type="string">
            <text:p>39yG46BudCqEJpgd1fToLguEbMeJS3AJM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office:value-type="string">
            <text:p>3Lr1GZ1TYo1pyFznDtkhwb5xPXUYUvra9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office:value-type="string">
            <text:p>32r9bmUC4NivqWtw2JCCawMK4VNdTrHL5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string">
            <text:p>3MvMQe3jgiEtv5wMTA9NCHsvzZS6uoFdy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16">
            <text:p>1216</text:p>
          </table:table-cell>
          <table:table-cell office:value-type="string">
            <text:p>3Jsekx3UW611kYx8rT7iPiqSYoXGDxCh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office:value-type="string">
            <text:p>32AGEdaYmTCmVSt7uvxBmYnKMCX81RvmD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office:value-type="string">
            <text:p>3NrGfV4cCQn7eVE2ZfC9RLFBH1Hwxjueq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office:value-type="string">
            <text:p>35HoUhptdPKxJZWw1gyTtBqoN3gtjzYRJ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20">
            <text:p>1220</text:p>
          </table:table-cell>
          <table:table-cell office:value-type="string">
            <text:p>3CXtnsyN4kthb1ttiuv34unDAnxE8x4Aj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1">
            <text:p>1221</text:p>
          </table:table-cell>
          <table:table-cell office:value-type="string">
            <text:p>39Qa5xzEVWXtn816GmuY47CgwT12t8v2H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office:value-type="string">
            <text:p>38mxzUByZdvrvLDP9k37vAGsvJnc3oXbK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office:value-type="string">
            <text:p>3D1UjrixtVRBxi7Qe2HENUDcSERuWGGZP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office:value-type="string">
            <text:p>38izzNSJWgcFbU3G43nSmwBjq3G9nPwbd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string">
            <text:p>32STSF52XCTJzZsFc6Ehsngda3odqi1Xv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office:value-type="string">
            <text:p>3PwwirjY76yxJq4RmMeM7gzz5JZum2Tqf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7">
            <text:p>1227</text:p>
          </table:table-cell>
          <table:table-cell office:value-type="string">
            <text:p>3HS7GpKNjJpxq14TBkt3HpzPWfHg1ewYR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8">
            <text:p>1228</text:p>
          </table:table-cell>
          <table:table-cell office:value-type="string">
            <text:p>36AZMQtktDGLMiPiJF8So5NqdNAN9stUK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office:value-type="string">
            <text:p>32hsjgemvhh1wrVTfhhZ2HoxqpAyKTXuT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string">
            <text:p>3966nD448qhuDEM7eWnRgjqwdYWtU8gL5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1">
            <text:p>1231</text:p>
          </table:table-cell>
          <table:table-cell office:value-type="string">
            <text:p>3LUdvn9fSMFpFtGdY649tUT52xoBnYvTU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2">
            <text:p>1232</text:p>
          </table:table-cell>
          <table:table-cell office:value-type="string">
            <text:p>36wKDwvDgGiNCAVFJ9FukUFkpXmGcJ2BK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3">
            <text:p>1233</text:p>
          </table:table-cell>
          <table:table-cell office:value-type="string">
            <text:p>3FivXmFu7iZyrsKaiX4D1cKyuS3daZfv3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34">
            <text:p>1234</text:p>
          </table:table-cell>
          <table:table-cell office:value-type="string">
            <text:p>3MKR6rgP5QPcttpzx6yWjkauYj7v5Vcv1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string">
            <text:p>3HWbSYCGWNCiZs9rx61F2G7YLD6YroWvx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office:value-type="string">
            <text:p>32FmTJQzNsLJogU8i8k3hqi9ZiEP5Mwmc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7">
            <text:p>1237</text:p>
          </table:table-cell>
          <table:table-cell office:value-type="string">
            <text:p>32vhS8YciC1wwiYY82RZjkRfSzYRcR5Hf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8">
            <text:p>1238</text:p>
          </table:table-cell>
          <table:table-cell office:value-type="string">
            <text:p>35qcZ9SgjfLHkPgTQSEs74PvTpTNdpiQm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3CXdkCpRbAqBsPU3mRCFQVy4W8EtZjyup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string">
            <text:p>3MpTgfqtg3hGHmztdXUg3ykBd7o56H5Fm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office:value-type="string">
            <text:p>3BX9ccz7UuEmWBp681DYYrj6N6ePyQc6z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office:value-type="string">
            <text:p>32vHNP2MFH7EEafkcrS11e7Hzs96CvUX5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office:value-type="string">
            <text:p>3EKpfVeATbAckK8HJvQWnGdYJJneePYiA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string">
            <text:p>3GXyg2CwJzyju7JjiwXBsFc2WGPE5Tged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string">
            <text:p>394hehKG37htcvQcV6uK3XKCkJVNJwnj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office:value-type="string">
            <text:p>3HnodXsNMhegM7gcWXQx5kFoN6USWxgnE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office:value-type="string">
            <text:p>31ogcaAGRGZZqA9uzgWjmxLsVmCjyG3zn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office:value-type="string">
            <text:p>33zAA3vNNwjjRriQ6enrChcCmrTncFmsv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office:value-type="string">
            <text:p>349mK5WiejJBygn48FVM2DNQTcHK6Sg5w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string">
            <text:p>3CD8shokQWhTtYa89TTTxAK1UiAmVcWDs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1">
            <text:p>1251</text:p>
          </table:table-cell>
          <table:table-cell office:value-type="string">
            <text:p>34Sfc5yGN1sjUEVxQVUyyCYXtRqsSVsZf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office:value-type="string">
            <text:p>39TyVZFMRMNoM9mxgovoZRVi7qcUiAHDj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office:value-type="string">
            <text:p>3MTsvYGUNsLd82dL9fkBM6SRDgTT15J1e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office:value-type="string">
            <text:p>3C1KuZJhF2siWCFJYnG9UxhAkt4z3s3L5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string">
            <text:p>3F4B3fENMXotxw3PYjeMUYdpvWqaU8TMh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string">
            <text:p>3EEgWwffxq4juvrXTWoVCguvLMvFrrARL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7">
            <text:p>1257</text:p>
          </table:table-cell>
          <table:table-cell office:value-type="string">
            <text:p>3NwyEoZUngkgXZPC2YQY4MhWoq6AFLsLi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58">
            <text:p>1258</text:p>
          </table:table-cell>
          <table:table-cell office:value-type="string">
            <text:p>33ihx2k6boBxbCeyf5FcXo85aziUX2Brn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9">
            <text:p>1259</text:p>
          </table:table-cell>
          <table:table-cell office:value-type="string">
            <text:p>3K3EuGbnhwjgH9i9G4UAzF84F1utW3J5q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string">
            <text:p>3EKi7JkdTM5v991TVfFdJzt6nCGnZKYwC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office:value-type="string">
            <text:p>33rM2W4REMnmo46d2KX4oV2KqNhhwdR5M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string">
            <text:p>39tQhH4yB1jY8za52XRC5dYSvDA3rBKLy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3">
            <text:p>1263</text:p>
          </table:table-cell>
          <table:table-cell office:value-type="string">
            <text:p>3BG3SboPKYE3FSVarCNHF4aFG7KtVuzSN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office:value-type="string">
            <text:p>3QmGmzYTM4LKwXLVkec7UkQVMKGVkaMCj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string">
            <text:p>3CUND8JorREAa9WPsiEGUo5gV9QgaMTwR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6">
            <text:p>1266</text:p>
          </table:table-cell>
          <table:table-cell office:value-type="string">
            <text:p>34sWRwhng7rkipYvaFD7vapq7Di14YWMC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67">
            <text:p>1267</text:p>
          </table:table-cell>
          <table:table-cell office:value-type="string">
            <text:p>3JGCa48NjtefMxibAkejhPC9weFGxbJ4R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8">
            <text:p>1268</text:p>
          </table:table-cell>
          <table:table-cell office:value-type="string">
            <text:p>335uy1LJDAfcjsGmXo3aqb2w6AEQDPDPY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office:value-type="string">
            <text:p>3BdSU7NQFe3rus9P75chZt7z9kLtQL7AL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string">
            <text:p>3PU8qpYjeMJV2yCpPxZNdQuup9Hahpwa3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1">
            <text:p>1271</text:p>
          </table:table-cell>
          <table:table-cell office:value-type="string">
            <text:p>3MMLsbKvvptmhEMg6T4mhytkGGqEnyYES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office:value-type="string">
            <text:p>33Dx5jKrPPjUK8HRgLVRgcipf5qnvzFwk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3">
            <text:p>1273</text:p>
          </table:table-cell>
          <table:table-cell office:value-type="string">
            <text:p>3MwdnXuKKq5bC8nWa3ayuT8o3UyDnd5TC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office:value-type="string">
            <text:p>3FVS5jjxmSPmWsz2AbvKAk3gvmREswkGk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string">
            <text:p>37jbgyhZ6w5mcwsmPPMPGrA41p2CSSQMP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76">
            <text:p>1276</text:p>
          </table:table-cell>
          <table:table-cell office:value-type="string">
            <text:p>3BxHzdr6iSCkmfSRxyCgghito9rS8cfTB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office:value-type="string">
            <text:p>35Uq1sJscARbrJd2cT9qDAQGYMSxrWJ3j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office:value-type="string">
            <text:p>34dmRD9EDQJTScHJVmMZWVf3k6Bun9axT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office:value-type="string">
            <text:p>3Dk3x6iyE1AZLAKWxJ4FbpR7cnKb4Lkmv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string">
            <text:p>38rmt15JooVcf1o58bWVvZ9CSRFg45Vw2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office:value-type="string">
            <text:p>36aBX1DY1AhE6hfZaPq48qmynMapftGM1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2">
            <text:p>1282</text:p>
          </table:table-cell>
          <table:table-cell office:value-type="string">
            <text:p>3HdQXjfRjMXuikEvRKkpQK58a7xuVseE2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3CGw8DryYpjHeuETdchLDUbRv7NRBChtr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4">
            <text:p>1284</text:p>
          </table:table-cell>
          <table:table-cell office:value-type="string">
            <text:p>3HyohYTeAMQ1LHRy66J9GP25Hi9megzsK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85">
            <text:p>1285</text:p>
          </table:table-cell>
          <table:table-cell office:value-type="string">
            <text:p>3NK6SqgLJo3VxrfcgLi1f6N1dog7riW21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office:value-type="string">
            <text:p>36KKpknprof2kQiwLiinTT8eQmgB6fCPP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string">
            <text:p>3BUCcRkWt1ZLf1PvtG8uHTAx5KMkeAVg3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string">
            <text:p>3D3mwTVkV862EVzx4FgHeCR9V3q86tc7Q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string">
            <text:p>3BoEoPEvcy5KVmZFZhn4mLdAMoJugGQ7V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string">
            <text:p>38gAGv3y4y57SqMR4Ao3Lf7AcQANKQJk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string">
            <text:p>3CZhUfc4dBZ8m9P9xym8DYCt4A16bnw9n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string">
            <text:p>3CDBkZEF5BggN7teTK9En9fwye56zumJV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string">
            <text:p>3A9JcEuEF5J8SjnP9pE5B5oHFnzLveVKB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string">
            <text:p>3GRff2MmAhZJMvDyDd5v2rYnRZsHhWsqj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string">
            <text:p>36aiz2c8eWRCamZU3vCgpw8ojfXBukwFv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string">
            <text:p>33MRrQPu6UBCn4kudpk1T8wboPV6k3Pxq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97">
            <text:p>1297</text:p>
          </table:table-cell>
          <table:table-cell office:value-type="string">
            <text:p>34ikxoex19KjZURPfNpSwzVgoRT8EkozE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string">
            <text:p>3GPwUFHkxN9WNEav6AJf7nauf552qPzHP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string">
            <text:p>3Q1hMx5gqJhs6n8uMZ24J1xoYqsQhPfSw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3MVhfVDcS7S7VqnT8iVBBzsjJQrkPhcso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01">
            <text:p>1301</text:p>
          </table:table-cell>
          <table:table-cell office:value-type="string">
            <text:p>34Lr3C7omXoycJpjSB9NjPcFY2XsJA4tz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string">
            <text:p>3Qnm1oYP1mv1LMTYYUuoKPabAD8PufdGd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office:value-type="string">
            <text:p>3A8E9Byr3iDKhzMSjgNgW8Z6uhLySzDAaC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04">
            <text:p>1304</text:p>
          </table:table-cell>
          <table:table-cell office:value-type="string">
            <text:p>35UyKnruadB3yEDdygXYftfJ63Sbg1avh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string">
            <text:p>3M6jPS1PEPMYFAVgxXStuMGz3Jhzen7tT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string">
            <text:p>3N1z6K3kgbumXU3WKVLoJaxdDXEzhkoXB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string">
            <text:p>3KTitbyse2fsbFk7RzjSuWjPv22gBZBD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string">
            <text:p>3BMFUbMuUx564ftyZoaY75KeTrU3SetYY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string">
            <text:p>3E9fS6fUmafHoZVCBujwa6KG7Y5yKoAe8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string">
            <text:p>38zzXcM4kyDdKdfqeZtGrSpW3ZmLXd3Yi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string">
            <text:p>39JYMbzhiFsC1N4ZChHXnBo4HsY3qvixG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office:value-type="string">
            <text:p>3GMhmaySbkcpczxpgttnBooEya76tsxKZ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string">
            <text:p>34BtHg1EMHDe7Dz44uVeUxqNxAPudqAZy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string">
            <text:p>3NEwgriKFnfF9uiWnksoe21Gq1HEpLSxf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string">
            <text:p>3EkfHc1iMTf1CCzcM8q9nDjdXUHomXuFz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string">
            <text:p>3JRWUadvtbZZ7xdH1HVxtNysRhkQvHuSS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17">
            <text:p>1317</text:p>
          </table:table-cell>
          <table:table-cell office:value-type="string">
            <text:p>3BhJDkwETbG8Vo5zvsy5TJ78aBjoza265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office:value-type="string">
            <text:p>34M716wD4JUv5CoEdYwPY2DaGmnRVkYU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string">
            <text:p>35kKuor1bBvsbMe5SSLWjEokSudVa5Dnc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string">
            <text:p>3NHZFW9Lqanx1K83NfzR858jKShLCF49w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string">
            <text:p>3ERQBGZZG2onDy5r7Ej4ddwiFqhCfGSnV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22">
            <text:p>1322</text:p>
          </table:table-cell>
          <table:table-cell office:value-type="string">
            <text:p>31npf6VECz4hfubTmjgVEhdGPD6cnjCzN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string">
            <text:p>3EcTUoJb7mSaLFd8nn8SGPzxHQaRwnxBf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office:value-type="string">
            <text:p>32XsSRkVgsrgUPSWcpQDxC787LFvupt49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string">
            <text:p>3NpqEZjRpXTWB3nk7C5yjBfJpJ3jEwzM9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string">
            <text:p>3GUbPzjb59MtrHQs64vPpa72FMXsw9pxv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string">
            <text:p>32pAMVL8XQYjSxcaqRhyU6TatrvzwWdTd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string">
            <text:p>35SyCnRi84G8QbBHbLqwjEudsFJgRu9fw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office:value-type="string">
            <text:p>378RvQQJrc2PBXTMfof7LZZkit4o7Bu9G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string">
            <text:p>3GQEvWPmZ5uiyVsSoPbakQVuFQ4MEWc6t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office:value-type="string">
            <text:p>3E8d9XXFRVmZkjsi6Wb9yXEA1ptfhHdq9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string">
            <text:p>3Ck8SqT4ZzYKtWozbkAVuxyQ79xaun9yh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office:value-type="string">
            <text:p>337DPm8cyMEz8r8CwpQkeRs4WBHbjUQ9Q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office:value-type="string">
            <text:p>3DBWXh23QqxYPL5cDKn7Scxzk7o9R5UwY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string">
            <text:p>32Hisb3xdixq6735bXGhWGNBbh2zxHeP1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6">
            <text:p>1336</text:p>
          </table:table-cell>
          <table:table-cell office:value-type="string">
            <text:p>3JXn4eVTzAkBVmVmySEua2s7DxoWHsZo1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office:value-type="string">
            <text:p>3HMsa4rCwLGihwW57E7ww8oo3Cnp9pCrS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office:value-type="string">
            <text:p>3NZ9NLvkMDy9Nd8fUo4WxDmp4QjMMPaQ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office:value-type="string">
            <text:p>3K8Nk5jcT4qRnNKHR4o62vBs25SCYTUKp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string">
            <text:p>3F28tNogN7Hk7W4anfMvHqEFt9bfXuNHXB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41">
            <text:p>1341</text:p>
          </table:table-cell>
          <table:table-cell office:value-type="string">
            <text:p>36U4qaP76iRobrzF8QiaST246r37PY6eA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office:value-type="string">
            <text:p>3QyGKm89AhEw8PKXazLSkN1bza3rdkrnc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office:value-type="string">
            <text:p>35hVcsU722euvGn2QEyAFu3GEAwu8D7J9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string">
            <text:p>3FN13LxMBLBKxDUxCGKZmDxEWCi99UN8L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string">
            <text:p>3MrxgrWVJ2f15b2MdZKtsXFQkiBEtKwty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office:value-type="string">
            <text:p>3FHbyUBpAHZ6XfJ9xNxsxUv1X9zo3fmDm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office:value-type="string">
            <text:p>3JewXEoSBDpe4u65YMhDAdoEh97jhWq82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48">
            <text:p>1348</text:p>
          </table:table-cell>
          <table:table-cell office:value-type="string">
            <text:p>3NdyPkCwzGaDx2ehrjSu9yrfyrELXezX1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office:value-type="string">
            <text:p>3Jm27hU3KWkRYqmhzSK7pNcfu7tV8yBNW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string">
            <text:p>3JykfJoD97r9Vt2nAxAkc33WoNJiAVPDX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office:value-type="string">
            <text:p>3MPdPy5RKbRmzyjJMXsMx94sPFHw9nnB6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52">
            <text:p>1352</text:p>
          </table:table-cell>
          <table:table-cell office:value-type="string">
            <text:p>3Gs5Dcrzwj2vLm1vPLik9UifHQALkJsyt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office:value-type="string">
            <text:p>3EYVAPYPC3n8BYjHbsUvpUJqgMHGVGtcd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string">
            <text:p>32bxbHNWozWc6YA7RZGo3Va7y96FoBY9M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string">
            <text:p>34HeKBv4pHqErgGiTF88FHJ9XNJbDMbsP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office:value-type="string">
            <text:p>3GvKiNSCfc2bNNfdDzqCWDtXhoXhgWMmj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7">
            <text:p>1357</text:p>
          </table:table-cell>
          <table:table-cell office:value-type="string">
            <text:p>3E5iwSnegmjQMvsd8TsoUMAsezbvPmxxQ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office:value-type="string">
            <text:p>3KX8wDwEfNDmrbH7XYx6oX2uWoAAWigfc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9">
            <text:p>1359</text:p>
          </table:table-cell>
          <table:table-cell office:value-type="string">
            <text:p>37HPrHknmfGa2ZqDG8RrABBPTmtRydd8v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60">
            <text:p>1360</text:p>
          </table:table-cell>
          <table:table-cell office:value-type="string">
            <text:p>3HEw19H8UEQstCaTo6pvShtt3qfiNorej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office:value-type="string">
            <text:p>329GLgVv6uXyTRqy6hNFbhMKLpj6zznFf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office:value-type="string">
            <text:p>36hgFJWa9YjiAkvQKaUMYEc6eq1wb2ggx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office:value-type="string">
            <text:p>3CALCvaRPXYPPSzeBE274nTNBWxw7diHn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office:value-type="string">
            <text:p>3Q5mVcTNAbcqFtCp9zoonJkzKBFjg8jwH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string">
            <text:p>3E8EzNDUbZcAjmsA9jcbFXr1UXhf3fShz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office:value-type="string">
            <text:p>32zRw9GFYmjYbVQWQWKc6dheMpPcvXNpB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office:value-type="string">
            <text:p>3CUd3BZkx2484hcu8hfmPFvcTLGpDHfAf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office:value-type="string">
            <text:p>3DCx7xkKswRSGigDWztaV4T2xmVRGYmT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office:value-type="string">
            <text:p>34zSZJTVW95b57baa4hVNbXvKRPAjuTGC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string">
            <text:p>3FHux3smm7h6rAa7u2nprkLTvd55BP4mu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71">
            <text:p>1371</text:p>
          </table:table-cell>
          <table:table-cell office:value-type="string">
            <text:p>31rgTrDfDVR385BB8t3rBLEtoEpeUHJsg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office:value-type="string">
            <text:p>3L3vX1K7JS68tjTkGFeNST6XHn2kTYokY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73">
            <text:p>1373</text:p>
          </table:table-cell>
          <table:table-cell office:value-type="string">
            <text:p>3N4GjpCia2n9p4jt2hSQJ97sMdsPQQ6r4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office:value-type="string">
            <text:p>3FaTKfANEnk1pZ6cnFPUu6kFqmyryHvbB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string">
            <text:p>3DcbQbtTd4XG38qyXe6GRdSxFyH8eMrn4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76">
            <text:p>1376</text:p>
          </table:table-cell>
          <table:table-cell office:value-type="string">
            <text:p>3KCUUXH599NkTfF3esu9hLy7SfRBdic9i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office:value-type="string">
            <text:p>3F6MD9cC9TgyLfvobaa5FQL51UBYc2uFb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8">
            <text:p>1378</text:p>
          </table:table-cell>
          <table:table-cell office:value-type="string">
            <text:p>33CmSDisMBpcLK4CrppN7GKGhJX4wGUgx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office:value-type="string">
            <text:p>37AYFz2Hxp1g89Zdw9vUhyCVnxC6soLjA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string">
            <text:p>35R1ezhbgJ6aM7ioWQHhHbYS1YkYiBfuh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1">
            <text:p>1381</text:p>
          </table:table-cell>
          <table:table-cell office:value-type="string">
            <text:p>3QZyMoRpVaX6t9iXJNaszAUdzHm5mMEJK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office:value-type="string">
            <text:p>3LtfM934on2Zcb8PAhzQwbjbXzMV9pxgu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office:value-type="string">
            <text:p>3HQvqYjAVDnuK4AcfkheUugWJzA78EcuT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office:value-type="string">
            <text:p>3E2HF2YrcBYXbf8CNqgma7ZtMgdMRgWLH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string">
            <text:p>3AduKA3JqoADt9dysLe85Fq3sy2xZwK3C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6">
            <text:p>1386</text:p>
          </table:table-cell>
          <table:table-cell office:value-type="string">
            <text:p>3Euvj2KSjzYEnEwys1Q1ZiW1Bf6M63U98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string">
            <text:p>33Svd6nWpMaaPraLTHhacTNh76Z8HBNeX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office:value-type="string">
            <text:p>34jwqMykQLDJXqEouRTxREwBK5rnoorsE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office:value-type="string">
            <text:p>3KCCvsPwfiEeLbp8g42kM47EYk45Y3Mc9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3NJy4Siwvu5cfsvvf3cx9322xuiU39Ch5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office:value-type="string">
            <text:p>3PwM3EtCEkUna53hqb1SgHQuF5e4si35W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2">
            <text:p>1392</text:p>
          </table:table-cell>
          <table:table-cell office:value-type="string">
            <text:p>3AiX33GMvkZBZXR7AKAa3LAoxcgrsVnhy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3">
            <text:p>1393</text:p>
          </table:table-cell>
          <table:table-cell office:value-type="string">
            <text:p>3917wj39GaokzWmQEbSJt7EFkzcaLSUdQ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office:value-type="string">
            <text:p>3Kk2ZiqNooYJZVgsCNuFc2rjfey9ubM9t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string">
            <text:p>35ozgPooLTskUEgnjJwkCERA7pUGb3RKr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96">
            <text:p>1396</text:p>
          </table:table-cell>
          <table:table-cell office:value-type="string">
            <text:p>3HXQXcWn39RiHfJg89Xo3eSE2jJxyx6oz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office:value-type="string">
            <text:p>391rCzH9hhHvXmRnthhFGT92o8QkEDALN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office:value-type="string">
            <text:p>3JFFWdP8muovg95eGZ9nKe2sfDnG4RL5u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office:value-type="string">
            <text:p>34DcHGaPoznXzA22Ar361FsZSCfZYi56A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3M1A1EUxik1xo9AQLpGaRpda4W7yLmTAR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1">
            <text:p>1401</text:p>
          </table:table-cell>
          <table:table-cell office:value-type="string">
            <text:p>3F6zLaotUjTKdZS1ApAofBeQkCHrtHAk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office:value-type="string">
            <text:p>3EopGVdTNLdnemy9b4geU7HDAZ1oNreZ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3">
            <text:p>1403</text:p>
          </table:table-cell>
          <table:table-cell office:value-type="string">
            <text:p>39dRL15RyCY8ovyinNfSyJNpseqGzR8YE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office:value-type="string">
            <text:p>3PJLtYqq4NgnBj9TWzGcNDMpMVWWQMb6M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string">
            <text:p>3P8ddmfSbUg9mTbaPUWgu7btiPEkXp1QS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office:value-type="string">
            <text:p>3NweJRQi64TWBqdPKE9FaEiGngjFq2f4h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7">
            <text:p>1407</text:p>
          </table:table-cell>
          <table:table-cell office:value-type="string">
            <text:p>32PAQwSb8gv3C87ZLpzYZByzYfEv4Lazb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string">
            <text:p>3FgHxE6FEZrayprpeDLvjW7zSXk4yGRVt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09">
            <text:p>1409</text:p>
          </table:table-cell>
          <table:table-cell office:value-type="string">
            <text:p>3ArGB99zox44YqnRZzXyfsSynjzHbP5Nz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string">
            <text:p>3LUzQZkAwB5h5AhBn5KYEJHkfCAcpmErf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office:value-type="string">
            <text:p>3A1y6RUxmLhyoyY2KpdyzQ5vsEP9dRCbU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2">
            <text:p>1412</text:p>
          </table:table-cell>
          <table:table-cell office:value-type="string">
            <text:p>3L8Rwmkuk9seWYPh3pXdETNM1uPNAysc3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office:value-type="string">
            <text:p>3GNZSyXZmrQznP9Ji7L6xq4ag78Gd3N4N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4">
            <text:p>1414</text:p>
          </table:table-cell>
          <table:table-cell office:value-type="string">
            <text:p>3Hg3KxA4WVP4oHz5NayUFicxDEhjgYSiy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string">
            <text:p>3L7gBzLgxUdLhp5GixYyYh9gWHKUvq86z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office:value-type="string">
            <text:p>3N68Dmd1Qh4144udbmLZ7JtYVkBbo44vW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string">
            <text:p>3QK4HnqBG3jzcEkkcf6PQEqgTVNKVcucD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18">
            <text:p>1418</text:p>
          </table:table-cell>
          <table:table-cell office:value-type="string">
            <text:p>3JxFNtftw8nzwoHaaySps2zrACZ1wk2ff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9">
            <text:p>1419</text:p>
          </table:table-cell>
          <table:table-cell office:value-type="string">
            <text:p>398GLSgjqL8Vbkwm2v1eQ2ge6V3khC8G7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string">
            <text:p>3DVaoJ9YJoUQNuZrWC2ykboG9kPWUb8DB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office:value-type="string">
            <text:p>3768JMNDcmXA6t8ibU7nbknK6PwfdhxSs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office:value-type="string">
            <text:p>3PbxMZZ97yugd5mnoySUXscWKiq1ejCWw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3">
            <text:p>1423</text:p>
          </table:table-cell>
          <table:table-cell office:value-type="string">
            <text:p>3HtLciv6QeAh5dnp5Yd2VZwcpPur8nFQZ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4">
            <text:p>1424</text:p>
          </table:table-cell>
          <table:table-cell office:value-type="string">
            <text:p>3KfvpcQBWLQPgSYozubS1rhudARvtUYax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string">
            <text:p>32dUCTxRcQKKetEB1qkvhbGtXUA41ThF6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26">
            <text:p>1426</text:p>
          </table:table-cell>
          <table:table-cell office:value-type="string">
            <text:p>36GacvzapuUr6Y2U5e6ibeq3VKSyDrJRD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7">
            <text:p>1427</text:p>
          </table:table-cell>
          <table:table-cell office:value-type="string">
            <text:p>3Hjf66vAQWwVFxMq9wQynxhmuAzF54KNT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8">
            <text:p>1428</text:p>
          </table:table-cell>
          <table:table-cell office:value-type="string">
            <text:p>3DzyGubv4CAxa9FTVZWbctB1Qa8HRMRKB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29">
            <text:p>1429</text:p>
          </table:table-cell>
          <table:table-cell office:value-type="string">
            <text:p>35uG8K8nzSAMiMDiGR5d76ba7DgQpD2oF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string">
            <text:p>3Cijaq5C4csmLuY73JCrnZmoRHBJoeQXc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office:value-type="string">
            <text:p>33QnZJbzmXgqS9Tvv8YE2ZQ8HbryL8cuM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office:value-type="string">
            <text:p>3QpJBYdDnU8ZJdejAMKoRQ8xqV2YLnHk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office:value-type="string">
            <text:p>33Az6WnH7YskNCkuEgFHgrf8bzCHMeWoD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office:value-type="string">
            <text:p>38KUWVowktNdetp6MaRGDfwpkiV62gXKm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string">
            <text:p>3AVKj3EKGwmqV38inKnTcDky3b3QPyBAr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6">
            <text:p>1436</text:p>
          </table:table-cell>
          <table:table-cell office:value-type="string">
            <text:p>39uqDmt3NA7RfdGNCsTvg3kvqMgRzEDLN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7">
            <text:p>1437</text:p>
          </table:table-cell>
          <table:table-cell office:value-type="string">
            <text:p>3Cpz8YWnUBE65hYrJmjWoPZa5qHJwVuT5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office:value-type="string">
            <text:p>3KPBVXMjD7AYWJZcD9FxZPQyjzf7Qo2j9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39">
            <text:p>1439</text:p>
          </table:table-cell>
          <table:table-cell office:value-type="string">
            <text:p>3BFCfvRQLMoXG7Pekicr2amokkf1gpJrm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string">
            <text:p>3HARLuE2qyTabM8BJD5tD8D67BjbGf9wp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office:value-type="string">
            <text:p>3BPVYSWJ3ribepSTcq4XcX3qM4nfpAtJ1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2">
            <text:p>1442</text:p>
          </table:table-cell>
          <table:table-cell office:value-type="string">
            <text:p>3GWuvRQZZvQqiW93Jux6iaVyEHPwqiY5Q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office:value-type="string">
            <text:p>3Puod9YMC1mpjNg6We7Jz8vzqt4Wwxpa2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office:value-type="string">
            <text:p>3NvPXmpTzFAMKXWPkjEDAR4qJrZP1xdQ9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string">
            <text:p>3F51BHX7sq6NAJ3htSvX6KMizuU9jHuD9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46">
            <text:p>1446</text:p>
          </table:table-cell>
          <table:table-cell office:value-type="string">
            <text:p>3F54Cv7ikDSUUc4ojzJEYrPtXsgX1C4vp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47">
            <text:p>1447</text:p>
          </table:table-cell>
          <table:table-cell office:value-type="string">
            <text:p>32QwpvyhGuEQrU1ihzg8dxA7NekA9ugLm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48">
            <text:p>1448</text:p>
          </table:table-cell>
          <table:table-cell office:value-type="string">
            <text:p>352GT3RhKM3p5KQ6jfJzvkuXetxiXkidr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49">
            <text:p>1449</text:p>
          </table:table-cell>
          <table:table-cell office:value-type="string">
            <text:p>354myJ6fiuJaxHG5WPePhpFqrTJrQxFSV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string">
            <text:p>33zV5FSB1SijQ6ZzmvJXRXAoQ69dcLjy7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office:value-type="string">
            <text:p>3LH6GFRhseg2CxtvCbtY12hDpbPzLYFH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2">
            <text:p>1452</text:p>
          </table:table-cell>
          <table:table-cell office:value-type="string">
            <text:p>3FripaTAkPgwYfkDBWKqBjqQ5q6AQc3Bu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3">
            <text:p>1453</text:p>
          </table:table-cell>
          <table:table-cell office:value-type="string">
            <text:p>3KoH3xL9uUMro9qCcY3cDNRhY3Ts5FGdn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4">
            <text:p>1454</text:p>
          </table:table-cell>
          <table:table-cell office:value-type="string">
            <text:p>3Httf2ZKzoT8ELyGTWqxQGARttfotRyhZ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55">
            <text:p>1455</text:p>
          </table:table-cell>
          <table:table-cell office:value-type="string">
            <text:p>3QejGW9Qrr8gL7kdsGiTax3oF1vvxjDCz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56">
            <text:p>1456</text:p>
          </table:table-cell>
          <table:table-cell office:value-type="string">
            <text:p>3H23aTmniiS974iYy3Ld3vym33EP3SDwx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7">
            <text:p>1457</text:p>
          </table:table-cell>
          <table:table-cell office:value-type="string">
            <text:p>32fMGzCYwXSZyYWj2sQjUsSH9na9pceqz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58">
            <text:p>1458</text:p>
          </table:table-cell>
          <table:table-cell office:value-type="string">
            <text:p>3Q4KQspzXfQ5hpvWei9fttka4UGbpyc54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9">
            <text:p>1459</text:p>
          </table:table-cell>
          <table:table-cell office:value-type="string">
            <text:p>3KkeQqaN3MywQNWV9RjbCBGNm7E3i9wXg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string">
            <text:p>3LKFGsdaRXc8QzmWFxUY94LE7RGfMvwkN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1">
            <text:p>1461</text:p>
          </table:table-cell>
          <table:table-cell office:value-type="string">
            <text:p>3Da3J8N95ZiRW69BNoP5DQ4Etio2Y9wMz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2">
            <text:p>1462</text:p>
          </table:table-cell>
          <table:table-cell office:value-type="string">
            <text:p>378kzzFtAEYv5wPnvd2A56eb14wb3kNCN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3">
            <text:p>1463</text:p>
          </table:table-cell>
          <table:table-cell office:value-type="string">
            <text:p>3JmUVV7i7Tk3DvBZFVi8EE9jQbKQGihs4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4">
            <text:p>1464</text:p>
          </table:table-cell>
          <table:table-cell office:value-type="string">
            <text:p>3K8KezgZDMbXtvTpiwoTmxDe6BYhPYfnV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string">
            <text:p>3N9oiSzUAW74RLX9VgYtRGDsL3wDu2rLq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office:value-type="string">
            <text:p>3KHr8ePUUmCPBprrhZCJ9dUpfknksbn1e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7">
            <text:p>1467</text:p>
          </table:table-cell>
          <table:table-cell office:value-type="string">
            <text:p>3BJBafcVYDw18BiJMEZCo4QtRVomo3Mw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8">
            <text:p>1468</text:p>
          </table:table-cell>
          <table:table-cell office:value-type="string">
            <text:p>3Ezj4BT8YZ7SPzbTtD5MeaDq189kXQaJQ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office:value-type="string">
            <text:p>38rbPP9jCh382WZNfWBWPPvyd7nLR3rv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string">
            <text:p>353wLdzE8tP9dX3oBs2AhVXLRLuL1TMsWc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71">
            <text:p>1471</text:p>
          </table:table-cell>
          <table:table-cell office:value-type="string">
            <text:p>3DhpcF7zgiP9Fxb58dceRjFQ6SDbbYo8m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string">
            <text:p>3JEatqeqFzrw5ppLiEYdcedv6PkwfVaQW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3">
            <text:p>1473</text:p>
          </table:table-cell>
          <table:table-cell office:value-type="string">
            <text:p>38c2wWbmafAdhyeNxtvoi95HUvq12HL6P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office:value-type="string">
            <text:p>3QkARf2zYLmZBNzBTp85xQQKkqigTzXqt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string">
            <text:p>358nPkV8koAGuRme7oguhVrUUBEVvRgu9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6">
            <text:p>1476</text:p>
          </table:table-cell>
          <table:table-cell office:value-type="string">
            <text:p>39q8JkPwRrxzvLpAh8WNbXJA33mR5QvwX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3Q4ud5fo8EuTnpA3B3c7ma7kUEuEaXStm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office:value-type="string">
            <text:p>3LGy66kcangrJAn66gfdV6K6owJ8SiZNW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office:value-type="string">
            <text:p>3Qhe8oL1onwqbPjkuhy79gqoBiktAWswt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string">
            <text:p>36DkcQ6D2sPW4RmcNdP8w2g4BNX76gtgm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1">
            <text:p>1481</text:p>
          </table:table-cell>
          <table:table-cell office:value-type="string">
            <text:p>3738YsKprJRXgYQU5N5NcCkMv5SJvPuDv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2">
            <text:p>1482</text:p>
          </table:table-cell>
          <table:table-cell office:value-type="string">
            <text:p>3DDyRv73PiMxv6DsKXmneqpxZ4pdsExBo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3LhgGzHuHeU5qmtc5pWCmiE3VE3QSFHy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4">
            <text:p>1484</text:p>
          </table:table-cell>
          <table:table-cell office:value-type="string">
            <text:p>3Q2yoZkmhqfi87RL4xuuZdGunH3Lo6nyv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string">
            <text:p>3GynV4Abr7hNByNh94fgk7Cyq2BisWKSr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86">
            <text:p>1486</text:p>
          </table:table-cell>
          <table:table-cell office:value-type="string">
            <text:p>3J5s7x4U9jbZ8q8Cr23ygwCrrPSt6v3iA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7">
            <text:p>1487</text:p>
          </table:table-cell>
          <table:table-cell office:value-type="string">
            <text:p>3DuYKo4fefNfjgukmABzbrjqmoC8MNH6r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8">
            <text:p>1488</text:p>
          </table:table-cell>
          <table:table-cell office:value-type="string">
            <text:p>3NREM5GB87aDG7VTkahjaghSMwuvjYr5A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89">
            <text:p>1489</text:p>
          </table:table-cell>
          <table:table-cell office:value-type="string">
            <text:p>3NAwW7tJX99sLST4DkLVEAMYMmq9j3Jbd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string">
            <text:p>3KcFjy88a9roMHwroBRbYKMcSMemCCdjG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1">
            <text:p>1491</text:p>
          </table:table-cell>
          <table:table-cell office:value-type="string">
            <text:p>36eVZTDgU6R2y85Pc47tSdPjTgLYAdmhS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2">
            <text:p>1492</text:p>
          </table:table-cell>
          <table:table-cell office:value-type="string">
            <text:p>36SUXLGGBWWtxUAeZcYq36ARxqzqWiVz5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office:value-type="string">
            <text:p>325D6tKtg6FX4eTmQqbqRajZT8DUk78tq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94">
            <text:p>1494</text:p>
          </table:table-cell>
          <table:table-cell office:value-type="string">
            <text:p>31ibQEJijRx3upC8YdjSYx3gSouriYBKe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33Jd9M8d9e1rUNogB54joVP37xJGKmxhb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6">
            <text:p>1496</text:p>
          </table:table-cell>
          <table:table-cell office:value-type="string">
            <text:p>3GCHcSTbFZhaVaKfQN8mZvwp96Vb8XnP8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7">
            <text:p>1497</text:p>
          </table:table-cell>
          <table:table-cell office:value-type="string">
            <text:p>3DHGSWQE4R1n5MRH3AzzPYTZeoDmiNv9M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office:value-type="string">
            <text:p>3KmNfyLE173ZrqvKouuVxp4mtGFygYVGE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99">
            <text:p>1499</text:p>
          </table:table-cell>
          <table:table-cell office:value-type="string">
            <text:p>3DFFppNgVkjDuZfhmnTri5LnLpgB7fU5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3NMNG2J4zAGYpaJA8bk7w1G7EEogTB4dJ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1">
            <text:p>1501</text:p>
          </table:table-cell>
          <table:table-cell office:value-type="string">
            <text:p>38P8RjrXdSWhRGWiKk39bBuDMWAfCHDYj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02">
            <text:p>1502</text:p>
          </table:table-cell>
          <table:table-cell office:value-type="string">
            <text:p>34NiXaT5dGw33mY472TStX7otaHy369r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3">
            <text:p>1503</text:p>
          </table:table-cell>
          <table:table-cell office:value-type="string">
            <text:p>369cQWNKexrPSuQh2qKZJ5GvZGV3a3jG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4">
            <text:p>1504</text:p>
          </table:table-cell>
          <table:table-cell office:value-type="string">
            <text:p>32D94vmQNTgPpLKwyrfyhwBCoc7pHKHzb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string">
            <text:p>3LNmVo11RAs81esGQ4yjwMPX5EFq9ENmt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06">
            <text:p>1506</text:p>
          </table:table-cell>
          <table:table-cell office:value-type="string">
            <text:p>3Jupqo8bNgn77S6gm5Y6gd9rFzdyCu7fd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7">
            <text:p>1507</text:p>
          </table:table-cell>
          <table:table-cell office:value-type="string">
            <text:p>3QjnzCTDhpPfPk9W51k88Rmmhx4sDBB9T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08">
            <text:p>1508</text:p>
          </table:table-cell>
          <table:table-cell office:value-type="string">
            <text:p>31wZfj1yqeujZ7d6HS7xLyNrffGqADVqp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9">
            <text:p>1509</text:p>
          </table:table-cell>
          <table:table-cell office:value-type="string">
            <text:p>34PzzcCdgJv3oejoCWsNYKEFSLu1g872R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string">
            <text:p>3JnY71zzynTDmburX1jZdmrvVryFySo3c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11">
            <text:p>1511</text:p>
          </table:table-cell>
          <table:table-cell office:value-type="string">
            <text:p>34rkrSdBKEy9YESs7qtMjro1nCEgvQVMi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12">
            <text:p>1512</text:p>
          </table:table-cell>
          <table:table-cell office:value-type="string">
            <text:p>3H6tJ29bkuXdtrEcr2L4XwG5xw46daFsj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3">
            <text:p>1513</text:p>
          </table:table-cell>
          <table:table-cell office:value-type="string">
            <text:p>3MMeqj7QvU29yo3M9XjyKYXkn74FVquqb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4">
            <text:p>1514</text:p>
          </table:table-cell>
          <table:table-cell office:value-type="string">
            <text:p>3C8qw8gADtM2a8tFC3dVMasxpJr2RyLdn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string">
            <text:p>3AsujC5HKYJPsJ3s1W8Xa276hmd5JuNsk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6">
            <text:p>1516</text:p>
          </table:table-cell>
          <table:table-cell office:value-type="string">
            <text:p>3FoD3quusnD9MAbUHvVhhPtqNuWLpJvB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7">
            <text:p>1517</text:p>
          </table:table-cell>
          <table:table-cell office:value-type="string">
            <text:p>37XBA44HeqNDeBa1F3Ke1BHVJPC6RkKfZ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8">
            <text:p>1518</text:p>
          </table:table-cell>
          <table:table-cell office:value-type="string">
            <text:p>3KSGBGYa3L9aQCYi3yRGo1YHRxXz2FCzJ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9">
            <text:p>1519</text:p>
          </table:table-cell>
          <table:table-cell office:value-type="string">
            <text:p>33ncyWuGZtCwoyRUDioWVSHPxhkWByeNn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string">
            <text:p>3AFYpoGXpH1P5k12QLQdgadE5QXhA1tGU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21">
            <text:p>1521</text:p>
          </table:table-cell>
          <table:table-cell office:value-type="string">
            <text:p>33UKZ1zEd1qt3Af9z4bX5sJtcG5dwkGnp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2">
            <text:p>1522</text:p>
          </table:table-cell>
          <table:table-cell office:value-type="string">
            <text:p>3B54jzWjkDNT4LfMP2RgVrq5AqzrACYQ8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3">
            <text:p>1523</text:p>
          </table:table-cell>
          <table:table-cell office:value-type="string">
            <text:p>35gXSFrBch4h8wyBFsAQJqgUsXc9qXWGc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4">
            <text:p>1524</text:p>
          </table:table-cell>
          <table:table-cell office:value-type="string">
            <text:p>37VqQ61CaWvK6uXqcz7VULqWe2t7E55xH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string">
            <text:p>31ve6Vbpa8h6Uz6VBhXtkkxoqXb5jbW4H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6">
            <text:p>1526</text:p>
          </table:table-cell>
          <table:table-cell office:value-type="string">
            <text:p>3G4Mm99ocQp1pByGFZGYm89zqMTRJ6GBV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7">
            <text:p>1527</text:p>
          </table:table-cell>
          <table:table-cell office:value-type="string">
            <text:p>3DdR1VrrQ9Cj6PCCmUZiFYgJT2p8SSSWU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28">
            <text:p>1528</text:p>
          </table:table-cell>
          <table:table-cell office:value-type="string">
            <text:p>39uE5ik2jiGcDqVb5TiHjgDxjT9vPMuz4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9">
            <text:p>1529</text:p>
          </table:table-cell>
          <table:table-cell office:value-type="string">
            <text:p>3Q3thkhLR6Ufb7KM5wwjxqdJTwmnCfTQF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string">
            <text:p>37SMdaJia79tXXfer97CcfdgXSWheuBVb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1">
            <text:p>1531</text:p>
          </table:table-cell>
          <table:table-cell office:value-type="string">
            <text:p>37WXyAYN1SrumWnrXaTe8vH8gBEF618kn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2">
            <text:p>1532</text:p>
          </table:table-cell>
          <table:table-cell office:value-type="string">
            <text:p>3LJK4gX6G7KwhNwqprNFAXYxtu7zvqHfx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string">
            <text:p>3DQNcXJNbPYf6wJ1489Nc79jw11NWdYXv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4">
            <text:p>1534</text:p>
          </table:table-cell>
          <table:table-cell office:value-type="string">
            <text:p>3H3UB5wupVQwxgkV4JfrPSFFXwdqGUJ8D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string">
            <text:p>3G9NDXE7KQcsHzMNa5KzZYYg3VBMYSgE3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string">
            <text:p>3MVLS3JLqugXvqxRLmW1rDffPnegjVCoy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7">
            <text:p>1537</text:p>
          </table:table-cell>
          <table:table-cell office:value-type="string">
            <text:p>3FhXHk7dUPTGoi5DFm6Rax4CfZGZkxo7S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38">
            <text:p>1538</text:p>
          </table:table-cell>
          <table:table-cell office:value-type="string">
            <text:p>3Hkxk4Mzoid7aYiSpeVD9U6bu6uqPjPZ7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string">
            <text:p>3Ghzh2B8oaWpyw1yhq8v48JFwcvQ934hr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string">
            <text:p>3ByrJ4khExmP78rfdSwH7veyMvQSxqhFV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1">
            <text:p>1541</text:p>
          </table:table-cell>
          <table:table-cell office:value-type="string">
            <text:p>3Fo6zaGPocL5AbeT7YBaX14cz4rnxbuCk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2">
            <text:p>1542</text:p>
          </table:table-cell>
          <table:table-cell office:value-type="string">
            <text:p>3MJ2QG7du3nVS2HmNbsepzLaKGrdGHJ7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3">
            <text:p>1543</text:p>
          </table:table-cell>
          <table:table-cell office:value-type="string">
            <text:p>3DutoQhPp9J7rd4HfuRETvhgZoUtpGe89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4">
            <text:p>1544</text:p>
          </table:table-cell>
          <table:table-cell office:value-type="string">
            <text:p>3JohpKCh9YobbhWAxvvxSGBbuE4sTF4Lj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string">
            <text:p>35nPrWvXxhDCC24vGBH9vST6EaK5nsziL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6">
            <text:p>1546</text:p>
          </table:table-cell>
          <table:table-cell office:value-type="string">
            <text:p>324VYgoiLuxE19FTXe3hUhR38CmnnRv6N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7">
            <text:p>1547</text:p>
          </table:table-cell>
          <table:table-cell office:value-type="string">
            <text:p>3FqUW44A37foWMphiC37t5UUkKTRNBPG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48">
            <text:p>1548</text:p>
          </table:table-cell>
          <table:table-cell office:value-type="string">
            <text:p>332KzE1ji6rkz9vyLrbLovLh4VBcz8aW6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9">
            <text:p>1549</text:p>
          </table:table-cell>
          <table:table-cell office:value-type="string">
            <text:p>36fsBgLYE4h2d4yVVhRsHPzYCVrUSTAYL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string">
            <text:p>32zgYRaNENWkxwvYqjybyKQJ4CjUJqT3D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1">
            <text:p>1551</text:p>
          </table:table-cell>
          <table:table-cell office:value-type="string">
            <text:p>39z5jCaZkRTFHnzKQfaZDJXSPsBoKZQHt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2">
            <text:p>1552</text:p>
          </table:table-cell>
          <table:table-cell office:value-type="string">
            <text:p>3CamJduspj4KB8jtAUGCRPHg7Nnr3Ahj4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3">
            <text:p>1553</text:p>
          </table:table-cell>
          <table:table-cell office:value-type="string">
            <text:p>3F8cSULejoLUJHrs3KPmcqR3HwzgskaW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4">
            <text:p>1554</text:p>
          </table:table-cell>
          <table:table-cell office:value-type="string">
            <text:p>39PW7rrjDWauvR4nXmXFkDvEYbvYGZdtu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55">
            <text:p>1555</text:p>
          </table:table-cell>
          <table:table-cell office:value-type="string">
            <text:p>3Lnx5abt4ixpvjY6N1S2KGXcu7Bs5f8j3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6">
            <text:p>1556</text:p>
          </table:table-cell>
          <table:table-cell office:value-type="string">
            <text:p>3CaktiMhCGH7uuAiwCfCNMVuZRKsozswT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7">
            <text:p>1557</text:p>
          </table:table-cell>
          <table:table-cell office:value-type="string">
            <text:p>3Ci8SbShmeuwxXafk31WCMfCkzjZeaML5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8">
            <text:p>1558</text:p>
          </table:table-cell>
          <table:table-cell office:value-type="string">
            <text:p>3AzdpLCdL7RWBh8S3E5pSEFQa9MMDtoCR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9">
            <text:p>1559</text:p>
          </table:table-cell>
          <table:table-cell office:value-type="string">
            <text:p>33vSNRk9mmQ3aKTFzafs8yTymwUiK5pZB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string">
            <text:p>3HmQD6xprh5hXAXdSFqqbzBX5415YUyWW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1">
            <text:p>1561</text:p>
          </table:table-cell>
          <table:table-cell office:value-type="string">
            <text:p>3FphEKeFCJ1kdXTodL5YMS98bKiWdceqv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2">
            <text:p>1562</text:p>
          </table:table-cell>
          <table:table-cell office:value-type="string">
            <text:p>3F42pjD9wKbMne9uXR63SKaAuCohvzghW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3">
            <text:p>1563</text:p>
          </table:table-cell>
          <table:table-cell office:value-type="string">
            <text:p>32GYrnjWSYL3NnevspqjPxYYiwEUBowQV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4">
            <text:p>1564</text:p>
          </table:table-cell>
          <table:table-cell office:value-type="string">
            <text:p>34nAS64b78L6p47keBJ4nK2bXxZewS4RN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string">
            <text:p>3GXQ9yKJNbvnYKdApEbrTyPtujDZGpXqt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6">
            <text:p>1566</text:p>
          </table:table-cell>
          <table:table-cell office:value-type="string">
            <text:p>3LvxuWcXTdEm8Xbo9LFoz7UExSeqXYG1q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7">
            <text:p>1567</text:p>
          </table:table-cell>
          <table:table-cell office:value-type="string">
            <text:p>33p7yfyMfroTFDudiGrcZQRNDSMUfCKwc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8">
            <text:p>1568</text:p>
          </table:table-cell>
          <table:table-cell office:value-type="string">
            <text:p>35d17JDTdXwqXH2TRog3tCWFJNXriAfHg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69">
            <text:p>1569</text:p>
          </table:table-cell>
          <table:table-cell office:value-type="string">
            <text:p>3PgFmtpRgZZNBjjJ7MCtZFsp93iEoWGb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string">
            <text:p>3QzveoEofwP6fQ7o3E7GuXNWiF1bk13mW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1">
            <text:p>1571</text:p>
          </table:table-cell>
          <table:table-cell office:value-type="string">
            <text:p>3Hnnu49TpLAuP3UKTaSU7L6rnVxY4eV2i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2">
            <text:p>1572</text:p>
          </table:table-cell>
          <table:table-cell office:value-type="string">
            <text:p>34PxNAXmpkGparsJuz6uT3FAsaZJJTPnH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73">
            <text:p>1573</text:p>
          </table:table-cell>
          <table:table-cell office:value-type="string">
            <text:p>3GNqvB63BtXriwtj9UtuZvbTwi3n7yakn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4">
            <text:p>1574</text:p>
          </table:table-cell>
          <table:table-cell office:value-type="string">
            <text:p>3AqWBK93Lc93wz7YXQimSNBf4z9X4wqFs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string">
            <text:p>3MdFLvWQe9PQNaARTb5tcFUSNPqJoCs4s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6">
            <text:p>1576</text:p>
          </table:table-cell>
          <table:table-cell office:value-type="string">
            <text:p>3Q5VqECR2eBw2mMa3feDXLhD6XJHYBiee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7">
            <text:p>1577</text:p>
          </table:table-cell>
          <table:table-cell office:value-type="string">
            <text:p>3Cz4hrTXjYXjhziXtiz8hFh9UqHanTYBw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8">
            <text:p>1578</text:p>
          </table:table-cell>
          <table:table-cell office:value-type="string">
            <text:p>3EPRroTrbw64JKqHnKzFXQxdwJaCWVNhd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79">
            <text:p>1579</text:p>
          </table:table-cell>
          <table:table-cell office:value-type="string">
            <text:p>3H2CRhYTLtj4aZg1CZQ8cSvvkB7P15Ub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string">
            <text:p>39HwMmFV15AbU7E2WDjmdF8P8f4pCuUNW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1">
            <text:p>1581</text:p>
          </table:table-cell>
          <table:table-cell office:value-type="string">
            <text:p>375QGcoCbTRrgCn2jkekVG6C3k8uQgszT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2">
            <text:p>1582</text:p>
          </table:table-cell>
          <table:table-cell office:value-type="string">
            <text:p>3J94jNsp4Z4rwFC76guHHHha6mHtTKTEL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3">
            <text:p>1583</text:p>
          </table:table-cell>
          <table:table-cell office:value-type="string">
            <text:p>3NgPoBrnt4DqxazfVi2gJWEp2Z9tbeWSV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4">
            <text:p>1584</text:p>
          </table:table-cell>
          <table:table-cell office:value-type="string">
            <text:p>3P9TwQVVpJnCyJDkizEDntkZd9RA13e6A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string">
            <text:p>3HYEnmv3XV3vK36iEcWSBszLWU9c3jiRC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6">
            <text:p>1586</text:p>
          </table:table-cell>
          <table:table-cell office:value-type="string">
            <text:p>34je75UhtydqHgNYSi1nPTbhNUbvTL82y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7">
            <text:p>1587</text:p>
          </table:table-cell>
          <table:table-cell office:value-type="string">
            <text:p>3PXt8SwFSiZUGnJwzXdswcAeQoDbDxJzb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8">
            <text:p>1588</text:p>
          </table:table-cell>
          <table:table-cell office:value-type="string">
            <text:p>3KafXm9C8QgTBr3QQcSrpDtjcGEY6oRia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9">
            <text:p>1589</text:p>
          </table:table-cell>
          <table:table-cell office:value-type="string">
            <text:p>3B5URqrt4AwYRyKrxB1iY5XosWxhvbRmF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string">
            <text:p>32XoZfarKNpD9BskcKwdcwqgV7tKucupT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1">
            <text:p>1591</text:p>
          </table:table-cell>
          <table:table-cell office:value-type="string">
            <text:p>3Fvmmv7cSf4TL4UaerAPKcMvJVLnQ7tat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2">
            <text:p>1592</text:p>
          </table:table-cell>
          <table:table-cell office:value-type="string">
            <text:p>3PE9dkwfno6BTCdhCW7FTuoaaTinm6o54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3">
            <text:p>1593</text:p>
          </table:table-cell>
          <table:table-cell office:value-type="string">
            <text:p>37m3qo8JL49Uqm9rKBEw357r7TEjKRZmf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4">
            <text:p>1594</text:p>
          </table:table-cell>
          <table:table-cell office:value-type="string">
            <text:p>3FZXEQarkqPQr1jutZmdDTq6hm3SgoSZF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string">
            <text:p>3GRRSQZhpZreNT9hEt15MCHJMmCGLuA7G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6">
            <text:p>1596</text:p>
          </table:table-cell>
          <table:table-cell office:value-type="string">
            <text:p>3P7DM2xwJjLAnnKLYBnbsHZbzrxdbsJ7Y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7">
            <text:p>1597</text:p>
          </table:table-cell>
          <table:table-cell office:value-type="string">
            <text:p>3AHBMhy3eM1PTiiwHE6X2ttG3ikwVFMUn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8">
            <text:p>1598</text:p>
          </table:table-cell>
          <table:table-cell office:value-type="string">
            <text:p>3D322TdG68DdLHDDo2Kkf2zZjQkeHMzMJ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9">
            <text:p>1599</text:p>
          </table:table-cell>
          <table:table-cell office:value-type="string">
            <text:p>3KrytFnZouAhrMFUzUpFvwhEaBDXVhXWj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3ChiNKCDiPxqbmYhrCf2fFUra4YjaMnh8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01">
            <text:p>1601</text:p>
          </table:table-cell>
          <table:table-cell office:value-type="string">
            <text:p>3Acut93GofxQFeer5Gfox8GvijCDRDiNg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02">
            <text:p>1602</text:p>
          </table:table-cell>
          <table:table-cell office:value-type="string">
            <text:p>3FJ4fk89wFj8reMmnDEeLh3RD9dEe48bQ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3">
            <text:p>1603</text:p>
          </table:table-cell>
          <table:table-cell office:value-type="string">
            <text:p>3EDWTF8VhGqF45qWL2WoGE9HBXiu9BQXD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4">
            <text:p>1604</text:p>
          </table:table-cell>
          <table:table-cell office:value-type="string">
            <text:p>3Q1supmpHzVkRBjUN9UeSdVaoZnigX7b2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string">
            <text:p>3LqKjREVDYdwdWj1e8DcRpcMTen12X6sW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6">
            <text:p>1606</text:p>
          </table:table-cell>
          <table:table-cell office:value-type="string">
            <text:p>3QWa3hXQs6twbYEaonXvkgkAE3yvxyMMy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7">
            <text:p>1607</text:p>
          </table:table-cell>
          <table:table-cell office:value-type="string">
            <text:p>33S4odAMCw11SfsbnL6vcRpQ8TirLLwUu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8">
            <text:p>1608</text:p>
          </table:table-cell>
          <table:table-cell office:value-type="string">
            <text:p>3NTZuXRqDjDCgG1k4tYknfDr6FnqC1wyc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9">
            <text:p>1609</text:p>
          </table:table-cell>
          <table:table-cell office:value-type="string">
            <text:p>3NY9Uq7v98gsfR7ATkxDKvVEQXrk74Jy4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string">
            <text:p>3Pn79feB3NZYbEAMouJmJHZHKR1CJu1cU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1">
            <text:p>1611</text:p>
          </table:table-cell>
          <table:table-cell office:value-type="string">
            <text:p>3FQw9U6TUZpdeW2x1TT7fPomLT1pqrsu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2">
            <text:p>1612</text:p>
          </table:table-cell>
          <table:table-cell office:value-type="string">
            <text:p>3LhDQVfViJH3ii4bZKA9imbMCg6tjAPNU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3">
            <text:p>1613</text:p>
          </table:table-cell>
          <table:table-cell office:value-type="string">
            <text:p>3PXo2sKhEHrBQ61h3Xf9h6kNuVtDYhFQF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4">
            <text:p>1614</text:p>
          </table:table-cell>
          <table:table-cell office:value-type="string">
            <text:p>3FwwKMoKXnnMtFNYL8F5KTqSp82CUiyuL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15">
            <text:p>1615</text:p>
          </table:table-cell>
          <table:table-cell office:value-type="string">
            <text:p>33X6TdYvMRy1z9cu28Sirff8C4J1N2igk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16">
            <text:p>1616</text:p>
          </table:table-cell>
          <table:table-cell office:value-type="string">
            <text:p>3Ja9eDxzekB94QRC9Fwt6FpVbeqVDzHzd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7">
            <text:p>1617</text:p>
          </table:table-cell>
          <table:table-cell office:value-type="string">
            <text:p>3E2mHAHwi4zGb5bLg9bkGoBpLPrKk4We4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8">
            <text:p>1618</text:p>
          </table:table-cell>
          <table:table-cell office:value-type="string">
            <text:p>38UZS8s6YDxQkCRWu76NDJikd7QBNtcaE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19">
            <text:p>1619</text:p>
          </table:table-cell>
          <table:table-cell office:value-type="string">
            <text:p>32ZV2g5jde3urU4e6zSwsTQEWrRhnJ9tJ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string">
            <text:p>3KdYduopNZuSFawbdXSGadRo8178Ajg2H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1">
            <text:p>1621</text:p>
          </table:table-cell>
          <table:table-cell office:value-type="string">
            <text:p>3HbjogDZkSphHGBGRLaS3X2qdfGJbGXvj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2">
            <text:p>1622</text:p>
          </table:table-cell>
          <table:table-cell office:value-type="string">
            <text:p>3Jx9V1AoDgxhjqhirqBHU5wCs7XhW5hNL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3">
            <text:p>1623</text:p>
          </table:table-cell>
          <table:table-cell office:value-type="string">
            <text:p>35QtB8JotYMVgbkKWFhVXVWtVdJzgTSzV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4">
            <text:p>1624</text:p>
          </table:table-cell>
          <table:table-cell office:value-type="string">
            <text:p>3KSzYUu3t2rTC9SyPr8jDkRABPdWDpsuz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string">
            <text:p>3AUG4ZitP1KrYSoeuuShoBXWEjbo4xf3B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6">
            <text:p>1626</text:p>
          </table:table-cell>
          <table:table-cell office:value-type="string">
            <text:p>38ySqbVjXHCQAcnCuEo5rG9Fcdcd7Sekx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7">
            <text:p>1627</text:p>
          </table:table-cell>
          <table:table-cell office:value-type="string">
            <text:p>3PYaH3yt7ZYvDLx8nLpWyX4Uhsp7sjQ76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8">
            <text:p>1628</text:p>
          </table:table-cell>
          <table:table-cell office:value-type="string">
            <text:p>3KBvEePmZHjtC4Fpym6145VQf4zLTS9Ct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29">
            <text:p>1629</text:p>
          </table:table-cell>
          <table:table-cell office:value-type="string">
            <text:p>3PFt5XSQUdAcZeLhF4jgjWr8dfsZVwap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string">
            <text:p>3EcqowwEvSFuuRssfmY7UonkRBVMVFCok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1">
            <text:p>1631</text:p>
          </table:table-cell>
          <table:table-cell office:value-type="string">
            <text:p>3EhNvyKF8J8UucwQB4cR6atApgq6HV9cK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2">
            <text:p>1632</text:p>
          </table:table-cell>
          <table:table-cell office:value-type="string">
            <text:p>3APbnNzFdveYiQtT3BckTF813jvynyqsp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3">
            <text:p>1633</text:p>
          </table:table-cell>
          <table:table-cell office:value-type="string">
            <text:p>36V9m595RAf9AUJ2Wcx2tGgFxrBGee5Z2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4">
            <text:p>1634</text:p>
          </table:table-cell>
          <table:table-cell office:value-type="string">
            <text:p>38jqY4b6ceSwNMDN5irvyNrxhse1FXGkY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string">
            <text:p>3LoZBr87oex1oznZwT4z7VmXgTgKZZwt5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6">
            <text:p>1636</text:p>
          </table:table-cell>
          <table:table-cell office:value-type="string">
            <text:p>36sKT7Hyy4qfbKd7xyvJJT3TzDYYhGnBV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7">
            <text:p>1637</text:p>
          </table:table-cell>
          <table:table-cell office:value-type="string">
            <text:p>3HtFu5JzCoAdgRd5TqB5NrkgLveXiPkXE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8">
            <text:p>1638</text:p>
          </table:table-cell>
          <table:table-cell office:value-type="string">
            <text:p>3B8RZbRpdi2GeuVTwFNycyNRHNQwDVBW4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9">
            <text:p>1639</text:p>
          </table:table-cell>
          <table:table-cell office:value-type="string">
            <text:p>3HrwFPutfbamVsP5LTDon1VSXfFb8yDXf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string">
            <text:p>3QuWUvaP5yFM5E9mnzvqpc7uXJwqJebka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1">
            <text:p>1641</text:p>
          </table:table-cell>
          <table:table-cell office:value-type="string">
            <text:p>3Eb9AqLcsrsZvSUgumcsbT4xHiyga1mNL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42">
            <text:p>1642</text:p>
          </table:table-cell>
          <table:table-cell office:value-type="string">
            <text:p>323X1ekd4uFypSyJ312tNMekqjhQivoBp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3">
            <text:p>1643</text:p>
          </table:table-cell>
          <table:table-cell office:value-type="string">
            <text:p>3Hqg6iEjkeAAq1gmZYqL7zPWFA9KXQ2F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4">
            <text:p>1644</text:p>
          </table:table-cell>
          <table:table-cell office:value-type="string">
            <text:p>34rFHi2TYsPWGzrMX1iec9uu3KG2tfd2E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string">
            <text:p>3KZcNRpVRyNqWPur7ie1ddHrC52dYKB5m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6">
            <text:p>1646</text:p>
          </table:table-cell>
          <table:table-cell office:value-type="string">
            <text:p>3EPngNqCEXcVzu3g765T2emAHa1dfAP9t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7">
            <text:p>1647</text:p>
          </table:table-cell>
          <table:table-cell office:value-type="string">
            <text:p>358SSjkzDDCfXAogECdCLbsb788ZFnKig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8">
            <text:p>1648</text:p>
          </table:table-cell>
          <table:table-cell office:value-type="string">
            <text:p>3BdwnpHCtzR1UE392BFH58GXG3mMX4amb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9">
            <text:p>1649</text:p>
          </table:table-cell>
          <table:table-cell office:value-type="string">
            <text:p>3NiwTZcH5PHRMuG29Gv32zEoznA8GiDEgK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50">
            <text:p>1650</text:p>
          </table:table-cell>
          <table:table-cell office:value-type="string">
            <text:p>36rNxS2tQcn5WdPNAix6y8wt7S9ixYy6i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1">
            <text:p>1651</text:p>
          </table:table-cell>
          <table:table-cell office:value-type="string">
            <text:p>3DZsEbukB9vGH9bv9Pg8hYfxHUbKEtJj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2">
            <text:p>1652</text:p>
          </table:table-cell>
          <table:table-cell office:value-type="string">
            <text:p>3MU5jxASp4EaBsoumYqdaqcR829CpLWTE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3">
            <text:p>1653</text:p>
          </table:table-cell>
          <table:table-cell office:value-type="string">
            <text:p>3JPRr7aYVZZeqtsbLrtU4R8moszmbtGbB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4">
            <text:p>1654</text:p>
          </table:table-cell>
          <table:table-cell office:value-type="string">
            <text:p>38aK7wfHdxwQ74w5JrwVAYYQoathHtoFJ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string">
            <text:p>32VEWf1RbZiTE5HohGFMC91vktoaoKPqq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6">
            <text:p>1656</text:p>
          </table:table-cell>
          <table:table-cell office:value-type="string">
            <text:p>39xpdFwFieV1heAZ5jEHGTQnF4yKZt8U8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7">
            <text:p>1657</text:p>
          </table:table-cell>
          <table:table-cell office:value-type="string">
            <text:p>3Qr6eDSs9w1sH6WKpNFpNc65TLdMKMRxC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8">
            <text:p>1658</text:p>
          </table:table-cell>
          <table:table-cell office:value-type="string">
            <text:p>3AvV9egXBUnHsfggGp1QTZRLbqF6SK9ps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9">
            <text:p>1659</text:p>
          </table:table-cell>
          <table:table-cell office:value-type="string">
            <text:p>3LPkN4w4Un5GvCRVUWA9fBtmjEy8xHrLt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string">
            <text:p>3D4TyCsosUbBeXvWXCtHYtfxxcYxrCcg1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1">
            <text:p>1661</text:p>
          </table:table-cell>
          <table:table-cell office:value-type="string">
            <text:p>3K9BfHvc6VbTSCgCLXE3PNKnUVaajNVf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2">
            <text:p>1662</text:p>
          </table:table-cell>
          <table:table-cell office:value-type="string">
            <text:p>3EjLnUHzuEFmwS1fUHiAwkrC8rX3YroDb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3">
            <text:p>1663</text:p>
          </table:table-cell>
          <table:table-cell office:value-type="string">
            <text:p>3Phb1EhYwuHEd7catg4yZxGMrnJXMX13y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string">
            <text:p>3NzuvrQ12CcFVB9dGmKYE46cuPJUZpGH8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string">
            <text:p>3GrNtsPBojhDFYs4D3co9gg4JXikaQm9S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6">
            <text:p>1666</text:p>
          </table:table-cell>
          <table:table-cell office:value-type="string">
            <text:p>36CcrBnHQAXCV2nWxgeksBx6e1AjkJjy5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7">
            <text:p>1667</text:p>
          </table:table-cell>
          <table:table-cell office:value-type="string">
            <text:p>3LWFVFXBodKa4i9R7gZJa9KYhH1gUZaAG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8">
            <text:p>1668</text:p>
          </table:table-cell>
          <table:table-cell office:value-type="string">
            <text:p>3MVdj3ZW6XDL223qCM4PpSL9jAjUFPNke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69">
            <text:p>1669</text:p>
          </table:table-cell>
          <table:table-cell office:value-type="string">
            <text:p>34J3RdMVh5WzciAzAYo3SsyNx3Nf2Z6Q6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string">
            <text:p>375NSrJ2yKQfhGYxUUAi5HP5PpsFaCn9k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1">
            <text:p>1671</text:p>
          </table:table-cell>
          <table:table-cell office:value-type="string">
            <text:p>3DW2zPo6LQa7ivUpoqiTU3pFUsmdPXXem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2">
            <text:p>1672</text:p>
          </table:table-cell>
          <table:table-cell office:value-type="string">
            <text:p>332d2jAoA3U3Y8i1AvH7EtSRocBSuPGhD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3">
            <text:p>1673</text:p>
          </table:table-cell>
          <table:table-cell office:value-type="string">
            <text:p>33RXjNJBtY6ZoVXWcixP5bEYU9Hwaq9zJ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4">
            <text:p>1674</text:p>
          </table:table-cell>
          <table:table-cell office:value-type="string">
            <text:p>3J3vdAZVBD4vxb1bKFHKxcEz9MAHoDycW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string">
            <text:p>3BPH3QK3h6twdiuDXNPYnVoXnAzZLV9Dm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6">
            <text:p>1676</text:p>
          </table:table-cell>
          <table:table-cell office:value-type="string">
            <text:p>3GZRPdqxivfKpQ6gt9xMHT5mx7S5hZCWY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7">
            <text:p>1677</text:p>
          </table:table-cell>
          <table:table-cell office:value-type="string">
            <text:p>36csZgebSPAn967NeWgSVWdimK4HKgjNd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8">
            <text:p>1678</text:p>
          </table:table-cell>
          <table:table-cell office:value-type="string">
            <text:p>3MmgFKXfj2WeAqQQ1MuQEAPC4gS5onan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79">
            <text:p>1679</text:p>
          </table:table-cell>
          <table:table-cell office:value-type="string">
            <text:p>3BC1YWfE7vtLGfJFfLTQEgFeJGiuRE7nq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string">
            <text:p>3DeLAzKR89cVUUZiytDDrpqHYNtaMj4Ay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1">
            <text:p>1681</text:p>
          </table:table-cell>
          <table:table-cell office:value-type="string">
            <text:p>3Nv3FSWBP1Jp11MVnHsmXLyTrv3Y7AY1p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2">
            <text:p>1682</text:p>
          </table:table-cell>
          <table:table-cell office:value-type="string">
            <text:p>35uEL9FdNrtZhcSavJoiCVhQwv9jGzb6n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3">
            <text:p>1683</text:p>
          </table:table-cell>
          <table:table-cell office:value-type="string">
            <text:p>37fSAbgLdJFH2KceuUJHXudCjoxJYMpB9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84">
            <text:p>1684</text:p>
          </table:table-cell>
          <table:table-cell office:value-type="string">
            <text:p>3E9cJeuLtNKf2giJ96QxqF5E7N1cE1VEi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string">
            <text:p>3PEG2p3jRwcp4HirBZfgjkjTwB9WRgDgt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6">
            <text:p>1686</text:p>
          </table:table-cell>
          <table:table-cell office:value-type="string">
            <text:p>3ME1VoWAq9QMfDFWqZwFpivTJX6uWwJee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7">
            <text:p>1687</text:p>
          </table:table-cell>
          <table:table-cell office:value-type="string">
            <text:p>3GzRi2h9Kjx8JUFj7dCFFUNNGjkDkZEnM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88">
            <text:p>1688</text:p>
          </table:table-cell>
          <table:table-cell office:value-type="string">
            <text:p>35RzukejmyDzc4n6cjNPK1z6frUVp5Uec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9">
            <text:p>1689</text:p>
          </table:table-cell>
          <table:table-cell office:value-type="string">
            <text:p>31h4f9ZnRCbdBAq4xv92NhoT2gxJQXC25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string">
            <text:p>3DB8DRvLyZwGAFdvhjb5EHrbCxeby4utC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1">
            <text:p>1691</text:p>
          </table:table-cell>
          <table:table-cell office:value-type="string">
            <text:p>3HEcRprDmBoSoKJiXakr5BUZU4PYvc2LK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2">
            <text:p>1692</text:p>
          </table:table-cell>
          <table:table-cell office:value-type="string">
            <text:p>3QtaVFGTsyPYNzBsucXBdrBHAJQ8DUMon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3">
            <text:p>1693</text:p>
          </table:table-cell>
          <table:table-cell office:value-type="string">
            <text:p>37UWnxgv3Ci85EjdriwsdHxXwu6wLZynR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4">
            <text:p>1694</text:p>
          </table:table-cell>
          <table:table-cell office:value-type="string">
            <text:p>37ZRUYYFRaCN2sjDaQvsnoP8Y41vzYKs2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string">
            <text:p>382Rx1tmH6geFDwYheRDPppr5hvQK2jS9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6">
            <text:p>1696</text:p>
          </table:table-cell>
          <table:table-cell office:value-type="string">
            <text:p>3DBgagm7LoHr6gUbipEWC86NMkRktrJdt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7">
            <text:p>1697</text:p>
          </table:table-cell>
          <table:table-cell office:value-type="string">
            <text:p>372fPgv9gjr2SaCU6oAGGZA3tQdqmxcj4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8">
            <text:p>1698</text:p>
          </table:table-cell>
          <table:table-cell office:value-type="string">
            <text:p>32Rk48cUXT1YDUdbayWy6n2zgyGuimHsR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99">
            <text:p>1699</text:p>
          </table:table-cell>
          <table:table-cell office:value-type="string">
            <text:p>3AFaXmNaSCw5TXLm2qheoBZB8oANupP3J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string">
            <text:p>39xcJyA6FqpmPRTCgraRkfg5Q9MkL3MpP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1">
            <text:p>1701</text:p>
          </table:table-cell>
          <table:table-cell office:value-type="string">
            <text:p>3Ltv9ezhwUX1SprrVymBGh3Ge7tK1vdD1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2">
            <text:p>1702</text:p>
          </table:table-cell>
          <table:table-cell office:value-type="string">
            <text:p>3CRC58VF4sTan8y5NZSZ3syt9Dydo25uw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3">
            <text:p>1703</text:p>
          </table:table-cell>
          <table:table-cell office:value-type="string">
            <text:p>35BzWUABS9WHhaGStHyqrfexCZMDZLbCe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04">
            <text:p>1704</text:p>
          </table:table-cell>
          <table:table-cell office:value-type="string">
            <text:p>3JnRJvNxEFYty7dWEX8uEty99JdJcthoF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string">
            <text:p>3GXzVVBBwa4Wf2v7FYxt8RL7uhupQFHg6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6">
            <text:p>1706</text:p>
          </table:table-cell>
          <table:table-cell office:value-type="string">
            <text:p>3QSiMB8NNDxADwjcUHeWNbf38QhUvYKem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7">
            <text:p>1707</text:p>
          </table:table-cell>
          <table:table-cell office:value-type="string">
            <text:p>37FRnMwnbGU4XzvHjw2445oAkV2dWvtZ2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8">
            <text:p>1708</text:p>
          </table:table-cell>
          <table:table-cell office:value-type="string">
            <text:p>38zS2vcfF5nPRnfdBD57EGmykNxFvdkA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9">
            <text:p>1709</text:p>
          </table:table-cell>
          <table:table-cell office:value-type="string">
            <text:p>3Qn389mJv5aJH8CiE7pVTkkxNHVg3bAAz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string">
            <text:p>3LXbaEQBppBQPQBKtSZB2HnJz32sYqjm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1">
            <text:p>1711</text:p>
          </table:table-cell>
          <table:table-cell office:value-type="string">
            <text:p>3HxMoEj4SRtrGGeDmD91Je6VmAWcYzxf5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2">
            <text:p>1712</text:p>
          </table:table-cell>
          <table:table-cell office:value-type="string">
            <text:p>3LRAeECkweG8ge9veiNienP4dy3YS4kum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3">
            <text:p>1713</text:p>
          </table:table-cell>
          <table:table-cell office:value-type="string">
            <text:p>366GH6qtXBCzSdgjha4rdRav3BEx9TD4o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4">
            <text:p>1714</text:p>
          </table:table-cell>
          <table:table-cell office:value-type="string">
            <text:p>3He8en4jvmbmv6X1YuEHumUmoyVXpzrjK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string">
            <text:p>35LLaNuccMp4MsqFgCXJUkNfCwCET7ePs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6">
            <text:p>1716</text:p>
          </table:table-cell>
          <table:table-cell office:value-type="string">
            <text:p>33KHG5CUpj5vyfwJr2gaCmErZZYsEY4VX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7">
            <text:p>1717</text:p>
          </table:table-cell>
          <table:table-cell office:value-type="string">
            <text:p>37jwCe2fmyGoTVEiJnmkb5e9bHJd93GoT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8">
            <text:p>1718</text:p>
          </table:table-cell>
          <table:table-cell office:value-type="string">
            <text:p>3Jv8d6DzKX8YJLZBpsurJ1BFKCpx5Lmya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string">
            <text:p>3Be68R5wbLpyctfWn1JahKhJQz9ohRkD6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string">
            <text:p>35Nz8MiPQPm2QaZC3LrqmwdqP5Bu8Y3a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string">
            <text:p>3F6wRLnNdRGkYWN1WZ3uBsaRE3PZPG5M1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string">
            <text:p>35Do9JkcY59iGXK2qCS4U6HQRZ361GDxB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3">
            <text:p>1723</text:p>
          </table:table-cell>
          <table:table-cell office:value-type="string">
            <text:p>36UgHFiZwbuDDq7r312eBb1L9xGcgTjmT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4">
            <text:p>1724</text:p>
          </table:table-cell>
          <table:table-cell office:value-type="string">
            <text:p>34c7nRVTC4dmDDBcpswWxkaGpcV3Tgubc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string">
            <text:p>3MxDFVH6AiXRzHyAz2fK1T2MTrKWnyQJS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6">
            <text:p>1726</text:p>
          </table:table-cell>
          <table:table-cell office:value-type="string">
            <text:p>3C2jRRrwRk5VU3wPXFf9JPzggKQuEBQeZ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7">
            <text:p>1727</text:p>
          </table:table-cell>
          <table:table-cell office:value-type="string">
            <text:p>3CAeCJDcV9KCCUkHrznzxzYxNLgGyDgoh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string">
            <text:p>3475tTuYnnaEdAD92CLMBhh8a2oCnJ8Zc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29">
            <text:p>1729</text:p>
          </table:table-cell>
          <table:table-cell office:value-type="string">
            <text:p>38A9ghkxiFwqe2hMX2BjWdM7sC9rjkNbM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string">
            <text:p>3P74CXrKdF9Bc15oFoZHBGxvz14Mhb1Mr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1">
            <text:p>1731</text:p>
          </table:table-cell>
          <table:table-cell office:value-type="string">
            <text:p>3Lq5TFFVLAqKkexbBpB91cosx3WaDyy3j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2">
            <text:p>1732</text:p>
          </table:table-cell>
          <table:table-cell office:value-type="string">
            <text:p>3Af17LVza7qDRfDgC6j4fLWVd7mqiF5U7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3">
            <text:p>1733</text:p>
          </table:table-cell>
          <table:table-cell office:value-type="string">
            <text:p>3AymuzRXKCKWrmQCWZsn3LivT57m9UwaT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4">
            <text:p>1734</text:p>
          </table:table-cell>
          <table:table-cell office:value-type="string">
            <text:p>3QNCB1hY5UPeTsidy6Q9YdvXuwscux2UQ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string">
            <text:p>39qqCqxZanoZkVgqpDqU9e2BSSAqJ8ycd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6">
            <text:p>1736</text:p>
          </table:table-cell>
          <table:table-cell office:value-type="string">
            <text:p>37EE5Tz1WzXc7DvUgWMtfjK5Wz3AfssBz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7">
            <text:p>1737</text:p>
          </table:table-cell>
          <table:table-cell office:value-type="string">
            <text:p>3R2ETRa1Rznvhw7hQo2TNGL57MWJ91BYj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8">
            <text:p>1738</text:p>
          </table:table-cell>
          <table:table-cell office:value-type="string">
            <text:p>3LDn6YLw3GfFbFskCUZcvRnDYYf6NE5yL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39">
            <text:p>1739</text:p>
          </table:table-cell>
          <table:table-cell office:value-type="string">
            <text:p>32Hg7qfzi8WDQUaLs3vgwWLbbNxLoZSTB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string">
            <text:p>34L9JYJaDMUQjbtx4CQEdco5vNozdE8bB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1">
            <text:p>1741</text:p>
          </table:table-cell>
          <table:table-cell office:value-type="string">
            <text:p>3FLBSFKCjwFLdxHXGAmfmpYq8cJ8TN2yp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2">
            <text:p>1742</text:p>
          </table:table-cell>
          <table:table-cell office:value-type="string">
            <text:p>3QxexstAmGSQkwTjkMw5QMkcCvCRPQpP5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3">
            <text:p>1743</text:p>
          </table:table-cell>
          <table:table-cell office:value-type="string">
            <text:p>3BNwWGak3h376x1CCaNh51zUcyNoiuyvY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4">
            <text:p>1744</text:p>
          </table:table-cell>
          <table:table-cell office:value-type="string">
            <text:p>34SGJnSw61spM3HxeUQe8BpD33KByMqvx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string">
            <text:p>3MDMcScuQCWUBREZSAUEqS6dFpaVKatym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6">
            <text:p>1746</text:p>
          </table:table-cell>
          <table:table-cell office:value-type="string">
            <text:p>3A48TUdmF4QTs57gDW2c4ZNJg4rJQF2wH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7">
            <text:p>1747</text:p>
          </table:table-cell>
          <table:table-cell office:value-type="string">
            <text:p>3CYgvbjf9UxA1CzK8mKHzfP1WjkpyNkkk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8">
            <text:p>1748</text:p>
          </table:table-cell>
          <table:table-cell office:value-type="string">
            <text:p>3QvbKTfKg1wvZZU6C86cYAXGM3YqD2c5N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49">
            <text:p>1749</text:p>
          </table:table-cell>
          <table:table-cell office:value-type="string">
            <text:p>365fm5buxxCU88Yum2wKThQZpgEXVNFus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string">
            <text:p>3Jvh5uLmtX41QKaAVwUEmkDhVZse3avfL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1">
            <text:p>1751</text:p>
          </table:table-cell>
          <table:table-cell office:value-type="string">
            <text:p>399BfsiufukNrAUWMmvusck6u2Q6Ffekt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2">
            <text:p>1752</text:p>
          </table:table-cell>
          <table:table-cell office:value-type="string">
            <text:p>31xPuBhyPD1ZSHh8mgCmKes39rS2A9mC8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3">
            <text:p>1753</text:p>
          </table:table-cell>
          <table:table-cell office:value-type="string">
            <text:p>3AyFeBtdvo3nvMv9mDHNhr9T2B5kPLdD5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4">
            <text:p>1754</text:p>
          </table:table-cell>
          <table:table-cell office:value-type="string">
            <text:p>3GJPXk7ypL8imU7zvMshsfR1t4bB4SJvN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string">
            <text:p>3J6dLmd5yKWX3i4PkfRQ5aBafewEUsU67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6">
            <text:p>1756</text:p>
          </table:table-cell>
          <table:table-cell office:value-type="string">
            <text:p>39j6BLeQMoL2RvDdHftqF6XpkSpR3adUs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7">
            <text:p>1757</text:p>
          </table:table-cell>
          <table:table-cell office:value-type="string">
            <text:p>34HRo6FdF8Y4KWM5XTrNcGQ7HRD8m8XjB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58">
            <text:p>1758</text:p>
          </table:table-cell>
          <table:table-cell office:value-type="string">
            <text:p>3J378iVBY2MedqCCQyus8dq1f191Jqrtv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59">
            <text:p>1759</text:p>
          </table:table-cell>
          <table:table-cell office:value-type="string">
            <text:p>39pFGP8XufuaiZRUHmb7TExbtn3cJGUP7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string">
            <text:p>3MHpzwmErqQpnWZaqM4g5zemEcgDdQo46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1">
            <text:p>1761</text:p>
          </table:table-cell>
          <table:table-cell office:value-type="string">
            <text:p>3NFCrqCUxTV4SYVuT7P9U5AnDuezVnLUo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2">
            <text:p>1762</text:p>
          </table:table-cell>
          <table:table-cell office:value-type="string">
            <text:p>3BZGJmacQ8HdXgnavXPHoiy7rf33pmJU5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63">
            <text:p>1763</text:p>
          </table:table-cell>
          <table:table-cell office:value-type="string">
            <text:p>38u5S6SabwU9ry9e4KSRjoqs8brKsarxk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4">
            <text:p>1764</text:p>
          </table:table-cell>
          <table:table-cell office:value-type="string">
            <text:p>3C7TpFMfmd4PjwsY2DZuBAgJHbjJsqDbc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string">
            <text:p>3HeNi2wqiGdHPGWXqXXmWbGznJ9k7LD4M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66">
            <text:p>1766</text:p>
          </table:table-cell>
          <table:table-cell office:value-type="string">
            <text:p>3EcS7fyatt56bGjuMQ7kTkavdye4no2va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7">
            <text:p>1767</text:p>
          </table:table-cell>
          <table:table-cell office:value-type="string">
            <text:p>33phJKsGHxzX57YMny5b3cjBv8QRWCPWh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68">
            <text:p>1768</text:p>
          </table:table-cell>
          <table:table-cell office:value-type="string">
            <text:p>38xpfjr7Saz6xTXcJL2HdZwatbgn3gqyY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69">
            <text:p>1769</text:p>
          </table:table-cell>
          <table:table-cell office:value-type="string">
            <text:p>3LScYdRtDjW4NrurpefLtsaESUeXaqnc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string">
            <text:p>3Pb5HeMotez671ZGM8cbTzmsdU5eB94L4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office:value-type="string">
            <text:p>3ExBb2QnrenQ53ubHTL8KgxEpsvkPW5Ry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2">
            <text:p>1772</text:p>
          </table:table-cell>
          <table:table-cell office:value-type="string">
            <text:p>35cNLDN7PeDWow7R9WsyeXVEXP7eexEFs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3">
            <text:p>1773</text:p>
          </table:table-cell>
          <table:table-cell office:value-type="string">
            <text:p>36FQAosQze1CVohDwmcMVP8uo99hcLbaiQ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74">
            <text:p>1774</text:p>
          </table:table-cell>
          <table:table-cell office:value-type="string">
            <text:p>3A2psMNrP5o4FioQio5aBxcfhsf2RrpuK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75">
            <text:p>1775</text:p>
          </table:table-cell>
          <table:table-cell office:value-type="string">
            <text:p>36tGMF4CDsfR65NSziKBsHjaV1qJpievQ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6">
            <text:p>1776</text:p>
          </table:table-cell>
          <table:table-cell office:value-type="string">
            <text:p>3KZXFVnErtr4wXRSc7WZuKBk1Ha62avV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7">
            <text:p>1777</text:p>
          </table:table-cell>
          <table:table-cell office:value-type="string">
            <text:p>3LG5EdwRjS1vFGAVeXm7sNvBmGwaahHTs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8">
            <text:p>1778</text:p>
          </table:table-cell>
          <table:table-cell office:value-type="string">
            <text:p>3GZw2B99T1P1FwFp3NFSx553hyjsFa1Eu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9">
            <text:p>1779</text:p>
          </table:table-cell>
          <table:table-cell office:value-type="string">
            <text:p>34Fdz7Aw7yA2eEXJafoJJkSMzjzLAqgQQ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string">
            <text:p>3BSoDFnFwxCajb2AFsdtdjM19XcJtVFZ6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81">
            <text:p>1781</text:p>
          </table:table-cell>
          <table:table-cell office:value-type="string">
            <text:p>37TJ8ef8G5edG7zgJuguUwqgFkBZtMFsr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2">
            <text:p>1782</text:p>
          </table:table-cell>
          <table:table-cell office:value-type="string">
            <text:p>34GfbC5Fchs69qsqn19TsWohvx5sgQxFU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3">
            <text:p>1783</text:p>
          </table:table-cell>
          <table:table-cell office:value-type="string">
            <text:p>36Zy3ARTxeEsiTdGtb1Gh9TBKk8UX6uXS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4">
            <text:p>1784</text:p>
          </table:table-cell>
          <table:table-cell office:value-type="string">
            <text:p>33EDDNgVtVmb4nM1Hb8PgpXHSXGkLET2B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string">
            <text:p>3KMJfihtrEqTp8vDNoyUKDqQbPQxuJTw4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6">
            <text:p>1786</text:p>
          </table:table-cell>
          <table:table-cell office:value-type="string">
            <text:p>38YqfsqQecuRLsTawE7jEtRdkRFEAo8xp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87">
            <text:p>1787</text:p>
          </table:table-cell>
          <table:table-cell office:value-type="string">
            <text:p>3LjeTNV4tofeq3FrBAiiS2o2tHe2AHnEU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8">
            <text:p>1788</text:p>
          </table:table-cell>
          <table:table-cell office:value-type="string">
            <text:p>3LdRa41MnVvwsYsf4Zf5addKMZDSvNSKe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9">
            <text:p>1789</text:p>
          </table:table-cell>
          <table:table-cell office:value-type="string">
            <text:p>35yz4bDiyVqAj43TdLMhv38x5we46b7Nd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string">
            <text:p>354dSEUyiSAbAHSXquCQSRGoM7zZuRpe7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1">
            <text:p>1791</text:p>
          </table:table-cell>
          <table:table-cell office:value-type="string">
            <text:p>3QLWTVhP9fo95JgMj5r6LQaNXmt7YyXik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string">
            <text:p>36m49mMrL4po3Z9R4wC1Egn5KLUHaeDEC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3">
            <text:p>1793</text:p>
          </table:table-cell>
          <table:table-cell office:value-type="string">
            <text:p>3EEcKnxXo7FDrwbigq8AqGgR5dFmoGuu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4">
            <text:p>1794</text:p>
          </table:table-cell>
          <table:table-cell office:value-type="string">
            <text:p>3Bai7fgziGmZQK76qMemEgr9QZqibmg1k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string">
            <text:p>3HGjiePZx51uB8pgi5HAKrdyYPmdeAMxa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6">
            <text:p>1796</text:p>
          </table:table-cell>
          <table:table-cell office:value-type="string">
            <text:p>33Nu7qMeypT4fd9q7KxQvfGa29iornhPU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7">
            <text:p>1797</text:p>
          </table:table-cell>
          <table:table-cell office:value-type="string">
            <text:p>3FKJvfMxRiEh2RquMsthz5PmkjDEGMfJX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8">
            <text:p>1798</text:p>
          </table:table-cell>
          <table:table-cell office:value-type="string">
            <text:p>3GBMX3QwJZfb52VQUFLWopJK8LXTwPQPf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99">
            <text:p>1799</text:p>
          </table:table-cell>
          <table:table-cell office:value-type="string">
            <text:p>3BQEcnKKeScpTaRnr4vkbEdm96dcn4iUy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3MCHNpFJoSSFr9HCijWCf3eJfGVePdHxx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01">
            <text:p>1801</text:p>
          </table:table-cell>
          <table:table-cell office:value-type="string">
            <text:p>3FqLvzqpZmtqHixP92F6m9eyVzbqu2gv1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string">
            <text:p>3MxAP9fCkgqiC8eLTTvsieszspVL5JQZL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3">
            <text:p>1803</text:p>
          </table:table-cell>
          <table:table-cell office:value-type="string">
            <text:p>3FfMM1UVdhS1rb2t68Di8R4Yd8pVEyuuK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04">
            <text:p>1804</text:p>
          </table:table-cell>
          <table:table-cell office:value-type="string">
            <text:p>361iqEMrCuZgk9E1cSg5JkkdE9LhS7KTH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string">
            <text:p>3Mmbj3znLYXamX8JFqcLVswpbjBb9o5EA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6">
            <text:p>1806</text:p>
          </table:table-cell>
          <table:table-cell office:value-type="string">
            <text:p>3QkhmhuHkNaKneZuWPGEPVPgGZfe6K2HL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7">
            <text:p>1807</text:p>
          </table:table-cell>
          <table:table-cell office:value-type="string">
            <text:p>36sJsoqQghczNT1vS4pyBEhMVTBhBAAVL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08">
            <text:p>1808</text:p>
          </table:table-cell>
          <table:table-cell office:value-type="string">
            <text:p>3NgF41r13aFq8TwqJsr5ZUzqi5m7DJdmS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9">
            <text:p>1809</text:p>
          </table:table-cell>
          <table:table-cell office:value-type="string">
            <text:p>3BDxHG9u25ZiBjTeuNKSRQkxNcG4UtpZy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string">
            <text:p>3DbPtAWVdSQVjLXL9qPddgYMSvYZ3Y2aX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1">
            <text:p>1811</text:p>
          </table:table-cell>
          <table:table-cell office:value-type="string">
            <text:p>35KhkWzZPk7nf2GuS8gktgeCvuYVUR4Bb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string">
            <text:p>342VvB3MFBnvm42qU2WxfKQxckhv3bddTV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13">
            <text:p>1813</text:p>
          </table:table-cell>
          <table:table-cell office:value-type="string">
            <text:p>3EiVQEB2eqvUdfuajfdtC4CCCs64mQFt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4">
            <text:p>1814</text:p>
          </table:table-cell>
          <table:table-cell office:value-type="string">
            <text:p>321TGd2gq1TgdUcuPFK7oAerYPgWnUtAr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string">
            <text:p>32JnCBLDTQBASfcT4vhnfsDHeqNjLzsgj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6">
            <text:p>1816</text:p>
          </table:table-cell>
          <table:table-cell office:value-type="string">
            <text:p>3CeG3oWu96kHLdisUXdyjuDozNDLwJfKw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string">
            <text:p>3952ACis2APUyq4f6Q2iYocvpdBJyujky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8">
            <text:p>1818</text:p>
          </table:table-cell>
          <table:table-cell office:value-type="string">
            <text:p>3NowKCSMkcY6fNXwyBsjrxBzSxke9NkCt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19">
            <text:p>1819</text:p>
          </table:table-cell>
          <table:table-cell office:value-type="string">
            <text:p>3BNx355J1vVnsqSGNR5D8fKjXEFnADaLT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string">
            <text:p>3935FyqHPhugN1FnzSedX2jrC1wcupRy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1">
            <text:p>1821</text:p>
          </table:table-cell>
          <table:table-cell office:value-type="string">
            <text:p>377rzRbgDC1WP82cFHdxtJ3cbnWDVfzfp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2">
            <text:p>1822</text:p>
          </table:table-cell>
          <table:table-cell office:value-type="string">
            <text:p>39frXNraN6JQCf3mQxFHjf6YnT1uXFTgP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3">
            <text:p>1823</text:p>
          </table:table-cell>
          <table:table-cell office:value-type="string">
            <text:p>37suA7HA3EkD65aBwFM3kh7scZFfcK8J4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4">
            <text:p>1824</text:p>
          </table:table-cell>
          <table:table-cell office:value-type="string">
            <text:p>3FuESK2NW3VuFL3q4SSnBe3DkJonXHgJy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string">
            <text:p>3Cm2BtPVHYWBymhb58QtDaa2B1YbYeVBB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6">
            <text:p>1826</text:p>
          </table:table-cell>
          <table:table-cell office:value-type="string">
            <text:p>3Nf7MokvTrHy5fXiN4towcRk2qiPC4stD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7">
            <text:p>1827</text:p>
          </table:table-cell>
          <table:table-cell office:value-type="string">
            <text:p>3PKGVGSUULVRQQmwDh1oX6JBmcpqaZwk1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8">
            <text:p>1828</text:p>
          </table:table-cell>
          <table:table-cell office:value-type="string">
            <text:p>3EybxjEfgGvP8PELgt1n8eDQNwjTM7aXK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29">
            <text:p>1829</text:p>
          </table:table-cell>
          <table:table-cell office:value-type="string">
            <text:p>3J93aEgPKMiCmuwrtxxR4pjh5Sf89D2sP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string">
            <text:p>3M6JfyqSBumjZd5K8yDenG7PoHYrtVMtS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1">
            <text:p>1831</text:p>
          </table:table-cell>
          <table:table-cell office:value-type="string">
            <text:p>3FuqNAVNKu3Mti88AC1mmb4AYTqWXHg6J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2">
            <text:p>1832</text:p>
          </table:table-cell>
          <table:table-cell office:value-type="string">
            <text:p>333KJUH79FusQYhT9kwAUiv3x8ogTz1Fy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3">
            <text:p>1833</text:p>
          </table:table-cell>
          <table:table-cell office:value-type="string">
            <text:p>3A6if4mwNEzmiGW4kY83kbx9WfbH6oqDx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4">
            <text:p>1834</text:p>
          </table:table-cell>
          <table:table-cell office:value-type="string">
            <text:p>34wpQTvSu86MYcNGb1CzREH3LeVDMm823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string">
            <text:p>3JHU8uED378u1fjzCwENbxJM3royc2eWT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6">
            <text:p>1836</text:p>
          </table:table-cell>
          <table:table-cell office:value-type="string">
            <text:p>3MbdEAMxdy3ZpZUfcYHdwMmuGYVtsMYJs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7">
            <text:p>1837</text:p>
          </table:table-cell>
          <table:table-cell office:value-type="string">
            <text:p>3FFbXQNsyaTqemyx25tUjjnXX6psHR1Zo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8">
            <text:p>1838</text:p>
          </table:table-cell>
          <table:table-cell office:value-type="string">
            <text:p>37iRxNkskBAMZsSrA57xSbyFbpkntxRcE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9">
            <text:p>1839</text:p>
          </table:table-cell>
          <table:table-cell office:value-type="string">
            <text:p>3LicCtHCnw5nSjYG91X2fSUHse15k9zuy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string">
            <text:p>3HZr5D4pNkms8Vn14jYeKGUmrausoDfGy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1">
            <text:p>1841</text:p>
          </table:table-cell>
          <table:table-cell office:value-type="string">
            <text:p>3MAjLbYXZG7YWjSy16ATPyu5CFUBJVjtL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2">
            <text:p>1842</text:p>
          </table:table-cell>
          <table:table-cell office:value-type="string">
            <text:p>3QmyRDwhuduiLYKAigktpncEk74cyiAm7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3">
            <text:p>1843</text:p>
          </table:table-cell>
          <table:table-cell office:value-type="string">
            <text:p>3PwbgdVwvftDUpvFfhg1mufia6BWjkXno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4">
            <text:p>1844</text:p>
          </table:table-cell>
          <table:table-cell office:value-type="string">
            <text:p>3CvRnPBPqCH6DbaKEVEW4pg2DeLrM8fDC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45">
            <text:p>1845</text:p>
          </table:table-cell>
          <table:table-cell office:value-type="string">
            <text:p>3LJRs1cUbYMdh4a4Wfsisjc53ePt84s2p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6">
            <text:p>1846</text:p>
          </table:table-cell>
          <table:table-cell office:value-type="string">
            <text:p>3GWqBqUbE6Yz2hyRXaBfTy6o9RNg9JEKx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7">
            <text:p>1847</text:p>
          </table:table-cell>
          <table:table-cell office:value-type="string">
            <text:p>34UiqytDP9M8SCgZZ9jAYLUKVsqjbrKWU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8">
            <text:p>1848</text:p>
          </table:table-cell>
          <table:table-cell office:value-type="string">
            <text:p>3BXtj5BYJofJ4P6UGn23L2nXPfs8GTrCA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49">
            <text:p>1849</text:p>
          </table:table-cell>
          <table:table-cell office:value-type="string">
            <text:p>3KSscM1pyzgV3y3xWsNHnV3YcZLi5HviP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string">
            <text:p>3DMurxkJdQNvVaKNPzN5k9jpmDtkyJX1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1">
            <text:p>1851</text:p>
          </table:table-cell>
          <table:table-cell office:value-type="string">
            <text:p>3ER1Q2WF8NixtaGGBBwBsTsHi3Gs2JBr5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2">
            <text:p>1852</text:p>
          </table:table-cell>
          <table:table-cell office:value-type="string">
            <text:p>3KGh4w7qTjFkS8rcpo544HUh1SmgRDvgH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3">
            <text:p>1853</text:p>
          </table:table-cell>
          <table:table-cell office:value-type="string">
            <text:p>3QPFU24bSxmyBLaGK5pRr6tf1TocCv5xk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54">
            <text:p>1854</text:p>
          </table:table-cell>
          <table:table-cell office:value-type="string">
            <text:p>3PNbu8RcDz3wNarPUVaaDjvp6u58beiEB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string">
            <text:p>383W6uwT8SBqV6XqoNsYT91R6a7663n9c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string">
            <text:p>3M1Bx38k3hTdpTReBuCpAQ6bATJwXWN4m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7">
            <text:p>1857</text:p>
          </table:table-cell>
          <table:table-cell office:value-type="string">
            <text:p>37Q2DQPwbPaGktY6J1eL2USxTuDjoptVe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8">
            <text:p>1858</text:p>
          </table:table-cell>
          <table:table-cell office:value-type="string">
            <text:p>3DF7vbeeSPmDPuYVvoyiJaA2NjmAStvzN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59">
            <text:p>1859</text:p>
          </table:table-cell>
          <table:table-cell office:value-type="string">
            <text:p>3L7GseZBaTQfverswsa3ZXwd1fVtuvWsx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string">
            <text:p>3LRQQruKzad2CBJw2y7pfNzKub45pUB3a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1">
            <text:p>1861</text:p>
          </table:table-cell>
          <table:table-cell office:value-type="string">
            <text:p>39LvM4N2AAGt26zJDiXqDbdnU3YLHmxvx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2">
            <text:p>1862</text:p>
          </table:table-cell>
          <table:table-cell office:value-type="string">
            <text:p>3P1Q3SZbMJypd7xsJhxGmZKZYjuLY8k95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3">
            <text:p>1863</text:p>
          </table:table-cell>
          <table:table-cell office:value-type="string">
            <text:p>3LsHDAh4dzPBWWfgfQ5pQPqHFkYtTuWqF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4">
            <text:p>1864</text:p>
          </table:table-cell>
          <table:table-cell office:value-type="string">
            <text:p>3Du23UiVY3ACvyrQ6GbQCDve3iUPbL22v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string">
            <text:p>3PuSSFRw3Bm7SJiYRiFWvZGRYjVv24yr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6">
            <text:p>1866</text:p>
          </table:table-cell>
          <table:table-cell office:value-type="string">
            <text:p>3AYXeu32WHPs1oodwvfjAH81dFSeBZtV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7">
            <text:p>1867</text:p>
          </table:table-cell>
          <table:table-cell office:value-type="string">
            <text:p>32f8deGL5DJKYp8fD7Sz8rKQaEwNR9DyL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8">
            <text:p>1868</text:p>
          </table:table-cell>
          <table:table-cell office:value-type="string">
            <text:p>3BMAPF5aVseRDYoyRu76i3V9eUWDnwcBf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9">
            <text:p>1869</text:p>
          </table:table-cell>
          <table:table-cell office:value-type="string">
            <text:p>3NtX4nZJbghqQftzJcmW551gRGUVjjMVp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string">
            <text:p>3Ne7BfUaCXw2gpFr4682rBp1xmhM6BQ2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1">
            <text:p>1871</text:p>
          </table:table-cell>
          <table:table-cell office:value-type="string">
            <text:p>3FimuGwCdzUokSq5MQeM1GUiYQbowMFEQ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2">
            <text:p>1872</text:p>
          </table:table-cell>
          <table:table-cell office:value-type="string">
            <text:p>35FjH4vbGRJXi8DUYzVJU4eQNUq5SBDnW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3">
            <text:p>1873</text:p>
          </table:table-cell>
          <table:table-cell office:value-type="string">
            <text:p>3NZWdzLh5YqooGz1MB32zSCBEWrfKPaP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4">
            <text:p>1874</text:p>
          </table:table-cell>
          <table:table-cell office:value-type="string">
            <text:p>3B4JBEtebbfcLP25PqV1pi1fA2HYUEMk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string">
            <text:p>3DPuUBch9fhdqmvq95MhVaPTYPQ42i6CZ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6">
            <text:p>1876</text:p>
          </table:table-cell>
          <table:table-cell office:value-type="string">
            <text:p>363fCVU6piurpGH6hZVqaot9w38FNAWFf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7">
            <text:p>1877</text:p>
          </table:table-cell>
          <table:table-cell office:value-type="string">
            <text:p>3QPNnBx3iwFcDJX72AWzuVdV138T7FY6Y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3NA97HJX83zWyg1EjBitR1morEBNv6y7a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79">
            <text:p>1879</text:p>
          </table:table-cell>
          <table:table-cell office:value-type="string">
            <text:p>38gQCSyXpBC5eNQebrJ2pP8eVBjKmg4U8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string">
            <text:p>3QSXmBEwu9UzENypXdZ91qceKUjHramzp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string">
            <text:p>3LiduGXwd6aXYuzVuniCZs8sADGXD52wB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2">
            <text:p>1882</text:p>
          </table:table-cell>
          <table:table-cell office:value-type="string">
            <text:p>3DtENhviaXN559KpQaiAUW42S9Sb4qDkm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3">
            <text:p>1883</text:p>
          </table:table-cell>
          <table:table-cell office:value-type="string">
            <text:p>3Q4M7fUJNUHkFa5YkKQTKrLQnc9TdVPmc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4">
            <text:p>1884</text:p>
          </table:table-cell>
          <table:table-cell office:value-type="string">
            <text:p>3JopJoYpbTXTahVCgsBnP9CL9hAJb2M3Z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string">
            <text:p>37iLCc5tQSkuxFJ1UW3UB2REWGx2hEZNF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6">
            <text:p>1886</text:p>
          </table:table-cell>
          <table:table-cell office:value-type="string">
            <text:p>3QhjMYGj3QfYXBesQs7XcQbPuTTrfdiz4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7">
            <text:p>1887</text:p>
          </table:table-cell>
          <table:table-cell office:value-type="string">
            <text:p>3M8yeWCHmpWo2RfnFjNaAbpz1o5V82YxW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8">
            <text:p>1888</text:p>
          </table:table-cell>
          <table:table-cell office:value-type="string">
            <text:p>37vgPnjMDkF34eNYzrWKhL2cTZcQKKn1j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3CnWhqPdjqchwvxBS7hoTEdXioFu4TrqW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90">
            <text:p>1890</text:p>
          </table:table-cell>
          <table:table-cell office:value-type="string">
            <text:p>34VHh57jST8VVaPN59zZfiFcYxJY4jaKa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1">
            <text:p>1891</text:p>
          </table:table-cell>
          <table:table-cell office:value-type="string">
            <text:p>34YsmgLXtoud4h1CsmTXGL4EjaTXetmw9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2">
            <text:p>1892</text:p>
          </table:table-cell>
          <table:table-cell office:value-type="string">
            <text:p>3HLscLwf1GLReFdBXwimb2Z5gCME3ZZby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3">
            <text:p>1893</text:p>
          </table:table-cell>
          <table:table-cell office:value-type="string">
            <text:p>3G1aVgRFerTVyfLjnFoY3Tq9a8SpXchLw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4">
            <text:p>1894</text:p>
          </table:table-cell>
          <table:table-cell office:value-type="string">
            <text:p>3FouQc49xRvFQwLtwEJkqESGUc5yHFJA4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string">
            <text:p>3JwMUgyXDLpT7pPihx3hkNbqNVBkDT9th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6">
            <text:p>1896</text:p>
          </table:table-cell>
          <table:table-cell office:value-type="string">
            <text:p>3L9uBUqQskSxCM3jhpHoNPNEu5RyfpN6p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7">
            <text:p>1897</text:p>
          </table:table-cell>
          <table:table-cell office:value-type="string">
            <text:p>3CnJU3FpKsn6tLkacbpUYmBWZKmcXsnfd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98">
            <text:p>1898</text:p>
          </table:table-cell>
          <table:table-cell office:value-type="string">
            <text:p>3KJ63uQxYACGE8yGxNkWCd8UQTjfbxE9u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99">
            <text:p>1899</text:p>
          </table:table-cell>
          <table:table-cell office:value-type="string">
            <text:p>3JiepLRgsuJVynKp3wpZ8zkG6qrRYUigZ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34ekQcRBkM42kEz9Yj7R2jfXLmfyNsw7c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1">
            <text:p>1901</text:p>
          </table:table-cell>
          <table:table-cell office:value-type="string">
            <text:p>353tQbi9WWi8c6g4MuniaqxkArPQbpuhj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2">
            <text:p>1902</text:p>
          </table:table-cell>
          <table:table-cell office:value-type="string">
            <text:p>345G5NerAZYsBCRiVdkSFgCFKi4mnwyb6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office:value-type="string">
            <text:p>3AjsaqdkHzQEz8i3X5eMAtuFk2t56U4Pp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4">
            <text:p>1904</text:p>
          </table:table-cell>
          <table:table-cell office:value-type="string">
            <text:p>3NeHWD6tJPTFdRsqDy4eRAvA48z7RHrE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string">
            <text:p>31owzcRHeZEZ4FSqzsvSPC67AkJhDhmUT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6">
            <text:p>1906</text:p>
          </table:table-cell>
          <table:table-cell office:value-type="string">
            <text:p>365Syo2cRg3VFdDE5r4X7Qg3zaCpqsyTt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7">
            <text:p>1907</text:p>
          </table:table-cell>
          <table:table-cell office:value-type="string">
            <text:p>3FuA5pXXGoToiGXrP2XJ6DtPiZeApc43N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8">
            <text:p>1908</text:p>
          </table:table-cell>
          <table:table-cell office:value-type="string">
            <text:p>3JmQ9jHRCChCABgcvy9P1zQF9mCNcVRUv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09">
            <text:p>1909</text:p>
          </table:table-cell>
          <table:table-cell office:value-type="string">
            <text:p>36BpE7tFxuecjBBc7Kxt2DCsdZ4vEkFv3P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10">
            <text:p>1910</text:p>
          </table:table-cell>
          <table:table-cell office:value-type="string">
            <text:p>37ZAZ5fGwa2F4YEi9DFutecyobZsqmctc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string">
            <text:p>35g8wMG8fqUjqG8f1Fpd8Gvc8UQWYjQmz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12">
            <text:p>1912</text:p>
          </table:table-cell>
          <table:table-cell office:value-type="string">
            <text:p>36kBSnx3zE4CeCDdvEKiG529363aQRchg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3">
            <text:p>1913</text:p>
          </table:table-cell>
          <table:table-cell office:value-type="string">
            <text:p>367ZxPtmiAHKNL6q31YGuFxFdrvgDjm57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office:value-type="string">
            <text:p>3Mmh2Tw5YBT6DsyomAKQW39NYMMoj2coP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string">
            <text:p>3LM6VrYvBwTdAeR5Dska4XWEr9n8F56ab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office:value-type="string">
            <text:p>3BL43UwpNzmWL4Rf8nQn4Kd2XoNSA7p4r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office:value-type="string">
            <text:p>37NRFZAQA4JpouR6SahXbKaqT45ch7Nz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office:value-type="string">
            <text:p>3EnuQVt3ZeQJmfTBX2UW7szTdZg2BSPNa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office:value-type="string">
            <text:p>33Jpd9SwwhQyVJFcBNTwA5D9oLvAo6TzA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string">
            <text:p>3DYkmqyHb6EkstYDRSEyebyW61mzJSETw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office:value-type="string">
            <text:p>38tZ6E3rYiPcGUjLXpmRhYs5vHJXe2R4b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office:value-type="string">
            <text:p>32D28PoP9cQK7mPnA4s28fYg25gNymTiQ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office:value-type="string">
            <text:p>3FJAycwATFE5uW2i5NmGXcRX8VfoBd4kW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24">
            <text:p>1924</text:p>
          </table:table-cell>
          <table:table-cell office:value-type="string">
            <text:p>3G4KAjbidhVjeAG9Nniq4vbwv57pS6jc9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25">
            <text:p>1925</text:p>
          </table:table-cell>
          <table:table-cell office:value-type="string">
            <text:p>3FPYTDinZPXinnzczfPx2jKs5aJK1ZaCb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office:value-type="string">
            <text:p>36MsrV3nT1k4hcDvy2YRq92dT7ESVN5Qm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27">
            <text:p>1927</text:p>
          </table:table-cell>
          <table:table-cell office:value-type="string">
            <text:p>3DvfSGCMz87iJ3Fi4oRNuzDUixdfdRzkLk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string">
            <text:p>3DVHqCFd3Lp8J8w8PSMEXXYmdNGaee8AP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office:value-type="string">
            <text:p>33HbY3YT8XEEmYB1xTBFnrTJttux7uzhN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string">
            <text:p>3AwLq9G9TRXXDuWZJ2d32UiWdggkJ1VUk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31">
            <text:p>1931</text:p>
          </table:table-cell>
          <table:table-cell office:value-type="string">
            <text:p>3MxZWb17nii7A32Afx7zD5jrW7Z3zu7v4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office:value-type="string">
            <text:p>3H2GPDPhJBxz4UQxadceFPm51BgnPPvx9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office:value-type="string">
            <text:p>3GDZFcyAw4evbNuwzeFxnfgqKfPH6aoZ9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office:value-type="string">
            <text:p>3A2PzGhRp5rMAPFdEqWtU2DyRbXCNs12B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string">
            <text:p>3CgsQ6vtbhC76a5YtWRQLq5VqyMrr2zwJ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office:value-type="string">
            <text:p>3KscjSu43YQ9dNjaYLwpg3op2tLB4XWf6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37">
            <text:p>1937</text:p>
          </table:table-cell>
          <table:table-cell office:value-type="string">
            <text:p>3CBopi2yk7ePzeLRiMNiptDBou4fkKGte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office:value-type="string">
            <text:p>3BLdhdNhjQ98wZJhEUgwZ82b2oxnacsME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office:value-type="string">
            <text:p>36bKNVjx1Zgp9eMdUAkd7rVuZNRypunfwZ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40">
            <text:p>1940</text:p>
          </table:table-cell>
          <table:table-cell office:value-type="string">
            <text:p>38XehFfgjA2rQrmRDi1jkcC9eLrB7h97TH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41">
            <text:p>1941</text:p>
          </table:table-cell>
          <table:table-cell office:value-type="string">
            <text:p>37EcM6uJLnVUvBo3tYLY6oLzVnJRxYtb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string">
            <text:p>38i57PT8jf1A7WRVjHTPTq37NhK47A1qV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office:value-type="string">
            <text:p>3N7qC4HnHoPh3vMc1ajzKY9jLBYDbP38T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office:value-type="string">
            <text:p>3Q9zpJNyAEyTpULYonfbC7nB3WwwXvuR4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string">
            <text:p>3CpMUQPeHSCYSiAmE7phAmyicb6n9d4f2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office:value-type="string">
            <text:p>3HWe6y9roJX2cBZg7HTFuwACbm9c2jRN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office:value-type="string">
            <text:p>37uLPCs7MkjebquyoqMimkNNyvz77Bvw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office:value-type="string">
            <text:p>36dNmBLwCh4GRMga8jH2TQhA3ouwhtL4c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office:value-type="string">
            <text:p>3NTFdAuragSDyEJshdsddPpnsJfjTTjkZ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string">
            <text:p>3HgHBs5R7PqxwPf83YB5hKxpeRdktSQHM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string">
            <text:p>3N2AorMzinmwqQxRqUAyLvx5kukyt3eBB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string">
            <text:p>36H3ELXAKVcHM5VXv7pswsJrfhVA4UZr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string">
            <text:p>3DH9DSmgzE7JDJsEoCBK4uqz7iH6yJNvc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office:value-type="string">
            <text:p>3QHQ3LQ1B515uhy5zRmcDsL6QFe8Z9Vhm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string">
            <text:p>3C5WDjaJhr1TeqzaXjLw8EqyLwNPpemwf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string">
            <text:p>3MuvMxRAKQZ8nHBo3oTphCQykdLrP7H76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office:value-type="string">
            <text:p>3Ho12XiqjEFT3D8y9r4WmVs143SWBF6gR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office:value-type="string">
            <text:p>34Q71PUWpfLBAbNhRjrY4zYXaYDMLvwgy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string">
            <text:p>3DWiUQzUDgZcTY7C6JREEBzXiSvoUbqCX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string">
            <text:p>3GYNWYWSiE7FYoHmCWNqvjhpkHWoDFihf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office:value-type="string">
            <text:p>3B3ngj6ag7QBA5jRXDd6SexSKYuZoGLEf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office:value-type="string">
            <text:p>3GZ4nfLdwBwYFi7QrhZFgZc76y68ZPWFi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string">
            <text:p>33iX4jKX3D4z2b8sgRTbQQpXNEwYAGSmZ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string">
            <text:p>38nUMtJpqRD5nQ1ArnB4stPmoR5UCLZTp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string">
            <text:p>327yBiDH3ix3tq7JakYAxV3LEV86W3XWgM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66">
            <text:p>1966</text:p>
          </table:table-cell>
          <table:table-cell office:value-type="string">
            <text:p>3HSLotiSWNxXF4d8XcEf5sYrPM68n4fz1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string">
            <text:p>39asDjjqmfhoxyvT9mw2Xu9Z5K6eYdYyi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string">
            <text:p>38KEVYQDtnfwgKXUXiUPzudnMcLMA8UJXj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69">
            <text:p>1969</text:p>
          </table:table-cell>
          <table:table-cell office:value-type="string">
            <text:p>34CBd68QDVf2ek4hHZjJFhL2q18M49Ri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string">
            <text:p>357BZ9cJbph3VmXQmam8somCGYT4bxkCr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string">
            <text:p>39kaoR3dpEEqmauBBLyxy2wgGC4ihVPXH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string">
            <text:p>3AHGw86ntaiQJPX8ztJvK7ZC4D2d78L3b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string">
            <text:p>35bHFWvNhXDch55cNpnYUhmmgNuiWbTiY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string">
            <text:p>33FAMjkj1HKbSFy6Ah8YxvzWHSpZtYta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string">
            <text:p>3PYKD387kwbpXsGwfAGfd42F3okwySksg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office:value-type="string">
            <text:p>37a8rgkK8Z6vmHxVnLYoQbp7JtGfCsPMC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string">
            <text:p>38mP1kKiQof2MDaYievMBB4faLdZQE15F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string">
            <text:p>34NC9DLXxKFA321kmFVhJCknMgd1HMb7Lf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79">
            <text:p>1979</text:p>
          </table:table-cell>
          <table:table-cell office:value-type="string">
            <text:p>33VprtC6zizdq13X4qC5CBm22EYa6d83P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string">
            <text:p>3HDQbWLdKJcsVUtkoYZwD8KvcCqXcpZe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office:value-type="string">
            <text:p>39AFGiPGwpFUUx5vTZzk21mKJscpCzvth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string">
            <text:p>33UQJ4BoYyJtQMSgTfBuxJSQ9eHPGsS5hY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83">
            <text:p>1983</text:p>
          </table:table-cell>
          <table:table-cell office:value-type="string">
            <text:p>3NkraFos59Lamaii9mp7YNxdPoi81ovpr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string">
            <text:p>3N1B3bcEUySfwqMTkYo9oUeEaU5UggkxjW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string">
            <text:p>38tKkyEgpwfrwV27aegzsvKaRmvdjKXFh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string">
            <text:p>3Kt12i1WUQTeqvP7avV6YsDDCcrNVWtBU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3HEEqzTWKwLBd5tXEoWGkyuddb2Y5w3jm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3Cgn2daNBGr5ivfdNFabJQYLCfMAmw43o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37V8hv6pkjsA6u9ArhjDAPQeYQa1o635k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string">
            <text:p>35SuJLitwjZcDEocMVw5PHnWsAY6g38Uj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string">
            <text:p>36bhrDxDDWW8F4va4LLcR1Cyt3wBXyqV9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string">
            <text:p>3AojmqvnN7ZQrrvmtL7hNADhKupgBZjny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3NzwMvd6geUiFX2HMHHnjRERSrsrRPsNXu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string">
            <text:p>3QdzYBzxv1j7ZMha2zijM6aSzyJCfBtd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3B7GqwEUwovjgohbckAduPDsP9nQXykwL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33hbVus8ayrraFNVEZfMYiNZcuZR1MgTLj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35Y3b4AqJFuzT4Buy2YP9dnuC7fgqJE67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string">
            <text:p>3EgdQzPeoVst2n62XK7nJg2a8P5JdhuiVv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3CMabX9iMtD1AHxGskF7mSqimQGdA4j59H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22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22:19:42.33</meta:creation-date>
    <dc:date>2020-01-11T22:22:57.91</dc:date>
    <meta:editing-duration>PT2M55S</meta:editing-duration>
    <meta:editing-cycles>1</meta:editing-cycles>
    <meta:generator>OpenOffice/4.1.7$Win32 OpenOffice.org_project/417m1$Build-9800</meta:generator>
    <meta:document-statistic meta:table-count="3" meta:cell-count="6003" meta:object-count="0"/>
  </office:meta>
</office:document-meta>
</file>